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Adobe Caslon Pro" svg:font-family="'Adobe Caslon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c864" officeooo:paragraph-rsid="0014c864"/>
    </style:style>
    <style:style style:name="P2" style:family="paragraph" style:parent-style-name="Standard">
      <style:text-properties fo:font-weight="bold" officeooo:rsid="0014c864" officeooo:paragraph-rsid="0014c864" style:font-weight-asian="bold" style:font-weight-complex="bold"/>
    </style:style>
    <style:style style:name="P3" style:family="paragraph" style:parent-style-name="Standard">
      <style:text-properties fo:font-weight="normal" officeooo:rsid="0014c864" officeooo:paragraph-rsid="0014c86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officeooo:rsid="0014c864" officeooo:paragraph-rsid="0014c864"/>
    </style:style>
    <style:style style:name="P5" style:family="paragraph" style:parent-style-name="Standard">
      <style:text-properties style:text-underline-style="solid" style:text-underline-width="auto" style:text-underline-color="font-color" officeooo:rsid="00170cfa" officeooo:paragraph-rsid="00170cfa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70cfa" officeooo:paragraph-rsid="00170cfa" style:font-weight-asian="normal" style:font-weight-complex="normal"/>
    </style:style>
    <style:style style:name="P7" style:family="paragraph" style:parent-style-name="Standard">
      <style:text-properties style:text-underline-style="none" officeooo:rsid="0014c864" officeooo:paragraph-rsid="0014c864"/>
    </style:style>
    <style:style style:name="P8" style:family="paragraph" style:parent-style-name="Standard">
      <style:text-properties style:text-underline-style="none" fo:font-weight="bold" officeooo:rsid="0014c864" officeooo:paragraph-rsid="0014c864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70cfa" officeooo:paragraph-rsid="00170cfa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8a53b" officeooo:paragraph-rsid="0018a53b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8e070" officeooo:paragraph-rsid="0018e07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92da1" officeooo:paragraph-rsid="00192da1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95329" officeooo:paragraph-rsid="00195329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b3add" officeooo:paragraph-rsid="001b3ad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cbd95" officeooo:paragraph-rsid="001cbd95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ea2a9" officeooo:paragraph-rsid="001ea2a9" style:font-weight-asian="bold" style:font-weight-complex="bold"/>
    </style:style>
    <style:style style:name="P17" style:family="paragraph" style:parent-style-name="Standard">
      <style:text-properties style:text-underline-style="none" fo:font-weight="normal" officeooo:rsid="00151228" officeooo:paragraph-rsid="0015122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70cfa" officeooo:paragraph-rsid="00170cf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8a53b" officeooo:paragraph-rsid="0018a53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8e070" officeooo:paragraph-rsid="0018e07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92da1" officeooo:paragraph-rsid="00192da1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95329" officeooo:paragraph-rsid="00195329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3add" officeooo:paragraph-rsid="001b3add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cbd95" officeooo:paragraph-rsid="001cbd9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ea2a9" officeooo:paragraph-rsid="001ea2a9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170cfa" officeooo:paragraph-rsid="00170cfa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1f3d9c" officeooo:paragraph-rsid="001f3d9c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officeooo:rsid="0014c864" officeooo:paragraph-rsid="0014c864"/>
    </style:style>
    <style:style style:name="P29" style:family="paragraph" style:parent-style-name="Standard">
      <style:text-properties style:text-underline-style="solid" style:text-underline-width="auto" style:text-underline-color="font-color" officeooo:rsid="002484d7" officeooo:paragraph-rsid="002484d7"/>
    </style:style>
    <style:style style:name="P30" style:family="paragraph" style:parent-style-name="Standard">
      <style:text-properties style:text-underline-style="none" fo:font-weight="normal" officeooo:rsid="00170cfa" officeooo:paragraph-rsid="00170cfa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eaeff" officeooo:paragraph-rsid="001eaeff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1f3d9c" officeooo:paragraph-rsid="001f3d9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ff4c7" officeooo:paragraph-rsid="001ff4c7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130ce" officeooo:paragraph-rsid="002130ce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1bd2e" officeooo:paragraph-rsid="0021bd2e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1dafa" officeooo:paragraph-rsid="0021dafa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text-underline-style="none" fo:font-weight="normal" officeooo:rsid="0021dafa" officeooo:paragraph-rsid="0021daf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21dafa" officeooo:paragraph-rsid="0021dafa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2189a" officeooo:paragraph-rsid="0022189a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text-underline-style="none" fo:font-weight="normal" officeooo:rsid="0022189a" officeooo:paragraph-rsid="0022189a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484d7" officeooo:paragraph-rsid="002484d7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8bf8a" officeooo:paragraph-rsid="0028bf8a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a25b1" officeooo:paragraph-rsid="002a25b1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1cbd95" officeooo:paragraph-rsid="001cbd95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2b0a35" officeooo:paragraph-rsid="002b0a35" style:font-weight-asian="normal" style:font-weight-complex="normal"/>
    </style:style>
    <style:style style:name="P46" style:family="paragraph" style:parent-style-name="Standard">
      <style:text-properties style:text-underline-style="none" fo:font-weight="bold" officeooo:rsid="001eaeff" officeooo:paragraph-rsid="001eaeff" style:font-weight-asian="bold" style:font-weight-complex="bold"/>
    </style:style>
    <style:style style:name="P47" style:family="paragraph" style:parent-style-name="Standard">
      <style:text-properties style:text-underline-style="none" fo:font-weight="bold" officeooo:rsid="001f3d9c" officeooo:paragraph-rsid="001f3d9c" style:font-weight-asian="bold" style:font-weight-complex="bold"/>
    </style:style>
    <style:style style:name="P48" style:family="paragraph" style:parent-style-name="Standard">
      <style:text-properties style:text-underline-style="none" fo:font-weight="bold" officeooo:rsid="002130ce" officeooo:paragraph-rsid="002130ce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21bd2e" officeooo:paragraph-rsid="0021bd2e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21dafa" officeooo:paragraph-rsid="0021dafa" style:font-weight-asian="bold" style:font-weight-complex="bold"/>
    </style:style>
    <style:style style:name="P51" style:family="paragraph" style:parent-style-name="Standard">
      <style:text-properties style:text-underline-style="none" fo:font-weight="bold" officeooo:rsid="0022189a" officeooo:paragraph-rsid="0022189a" style:font-weight-asian="bold" style:font-weight-complex="bold"/>
    </style:style>
    <style:style style:name="P52" style:family="paragraph" style:parent-style-name="Standard">
      <style:text-properties style:text-underline-style="none" fo:font-weight="bold" officeooo:rsid="002484d7" officeooo:paragraph-rsid="002484d7" style:font-weight-asian="bold" style:font-weight-complex="bold"/>
    </style:style>
    <style:style style:name="P53" style:family="paragraph" style:parent-style-name="Standard">
      <style:text-properties style:text-underline-style="none" fo:font-weight="bold" officeooo:rsid="002a25b1" officeooo:paragraph-rsid="002a25b1" style:font-weight-asian="bold" style:font-weight-complex="bold"/>
    </style:style>
    <style:style style:name="P54" style:family="paragraph" style:parent-style-name="Standard">
      <style:text-properties style:text-underline-style="none" fo:font-weight="bold" officeooo:rsid="002b0a35" officeooo:paragraph-rsid="002b0a35" style:font-weight-asian="bold" style:font-weight-complex="bold"/>
    </style:style>
    <style:style style:name="P55" style:family="paragraph" style:parent-style-name="Standard">
      <style:text-properties style:text-underline-style="none" officeooo:rsid="0014c864" officeooo:paragraph-rsid="0014c864"/>
    </style:style>
    <style:style style:name="P56" style:family="paragraph" style:parent-style-name="Standard">
      <style:text-properties style:text-underline-style="none" officeooo:rsid="0026da93" officeooo:paragraph-rsid="0026da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ndrew Aquino</text:p>
      <text:p text:style-name="P29"/>
      <text:p text:style-name="P52">Code</text:p>
      <text:p text:style-name="P41"/>
      <text:p text:style-name="P52">poem.css</text:p>
      <text:p text:style-name="P41"/>
      <text:p text:style-name="P41">body{background:linear-gradient(15deg, #000, purple 65%, blue)}body&gt;div{position:absolute;left:45vw;top:40vh;width:10vw;height:10vw}body&gt;div&gt;div:first-child{position:absolute;left:-4vw;width:20vw;height:20vw;background-image:url("iphone6s.png");background-size:contain;background-repeat:no-repeat;background-position:center;transform:scaleX(-1) rotate3d(7, 2, -3, 60deg)}body&gt;div&gt;div:not(:first-child){position:absolute;width:100%;height:100%;border-radius:90% 0 55% 50%/55% 0 90% 50%;transform:rotate(-45deg);animation:burn-left 150ms infinite forwards}body&gt;div&gt;div:not(:first-child):nth-child(2n){animation:burn-right 200ms infinite forwards}body&gt;div&gt;div:nth-child(2){height:100%;width:100%;left:0%;bottom:0;background-color:#ff8c00}body&gt;div&gt;div:nth-child(3){height:87.5%;width:87.5%;left:6.25%;bottom:0;background-color:#ff9c1e}body&gt;div&gt;div:nth-child(4){height:75%;width:75%;left:12.5%;bottom:0;background-color:#ffac3d}body&gt;div&gt;div:nth-child(5){height:62.5%;width:62.5%;left:18.75%;bottom:0;background-color:#ffbc5b}body&gt;div&gt;div:nth-child(6){height:50%;width:50%;left:25%;bottom:0;background-color:#ffcc7a}body&gt;div&gt;div:nth-child(7){height:37.5%;width:37.5%;left:31.25%;bottom:0;background-color:#ffdd98}body&gt;div&gt;div:nth-child(8){height:25%;width:25%;left:37.5%;bottom:0;background-color:#ffedb6}body&gt;div&gt;div:nth-child(9){height:12.5%;width:12.5%;left:43.75%;bottom:0;background-color:#fffdd5}body&gt;div&gt;div:last-child{background-color:cyan}body&gt;div&gt;div:nth-last-child(2){background:linear-gradient(45deg, cyan, blue)}@keyframes burn-left{0%, 100%{transform:rotate(-45deg) skew(-20deg, -8deg) scale(1)}30%, 60%{transform:rotate(-44deg) skew(-11deg, -12deg) scale(1.01)}}@keyframes burn-right{0%, 100%{transform:rotate(-45deg) skew(-9deg, -10deg) scale(1)}30%, 60%{transform:rotate(-46deg) skew(-9deg, -6deg) scale(1.01)}}</text:p>
      <text:p text:style-name="P41">/*# sourceMappingURL=poem.css.map */</text:p>
      <text:p text:style-name="P41"/>
      <text:p text:style-name="P52">poem.css.map</text:p>
      <text:p text:style-name="P41"/>
      <text:p text:style-name="P41">{</text:p>
      <text:p text:style-name="P41">"version": 3,</text:p>
      <text:p text:style-name="P41">"mappings": "AAAA,IAAI,CACF,UAAU,CAAE,8CAA+C,CAE3D,QAAO,CACL,QAAQ,CAAE,QAAQ,CAClB,IAAI,CAAE,IAAI,CACV,GAAG,CAAE,IAAI,CACT,KAAK,CAAE,IAAI,CACX,MAAM,CAAE,IAAI,CAEZ,wBAAmB,CACjB,QAAQ,CAAE,QAAQ,CAClB,IAAI,CAAE,IAAI,CACV,KAAK,CAAE,IAAI,CACX,MAAM,CAAE,IAAI,CACZ,gBAAgB,CAAE,mBAAmB,CACrC,eAAe,CAAE,OAAO,CACxB,iBAAiB,CAAE,SAAS,CAC5B,mBAAmB,CAAE,MAAM,CAC3B,SAAS,CAAE,oCAAoC,CAEjD,8BAAyB,CACvB,QAAQ,CAAE,QAAQ,CAClB,KAAK,CAAE,IAAI,CACX,MAAM,CAAE,IAAI,CACZ,aAAa,CAAE,2BAA6B,CAC5C,SAAS,CAAE,cAAc,CACzB,SAAS,CAAE,iCAAiC,CAE5C,4CAAe,CACb,SAAS,CAAE,kCAAkC,CAG/C,yBAAwB,CAEtB,MAAM,CADN,IAAyB,CAEzB,KAAK,CAFL,IAAyB,CAGzB,IAAI,CAAE,EAAyB,CAC/B,MAAM,CAAE,CAAC,CACT,gBAAgB,CAAE,OAAsD,CAN1E,yBAAwB,CAEtB,MAAM,CADN,KAAyB,CAEzB,KAAK,CAFL,KAAyB,CAGzB,IAAI,CAAE,KAAyB,CAC/B,MAAM,CAAE,CAAC,CACT,gBAAgB,CAAE,OAAsD,CAN1E,yBAAwB,CAEtB,MAAM,CADN,GAAyB,CAEzB,KAAK,CAFL,GAAyB,CAGzB,IAAI,CAAE,KAAyB,CAC/B,MAAM,CAAE,CAAC,CACT,gBAAgB,CAAE,OAAsD,CAN1E,yBAAwB,CAEtB,MAAM,CADN,KAAyB,CAEzB,KAAK,CAFL,KAAyB,CAGzB,IAAI,CAAE,MAAyB,CAC/B,MAAM,CAAE,CAAC,<text:soft-page-break/>CACT,gBAAgB,CAAE,OAAsD,CAN1E,yBAAwB,CAEtB,MAAM,CADN,GAAyB,CAEzB,KAAK,CAFL,GAAyB,CAGzB,IAAI,CAAE,GAAyB,CAC/B,MAAM,CAAE,CAAC,CACT,gBAAgB,CAAE,OAAsD,CAN1E,yBAAwB,CAEtB,MAAM,CADN,KAAyB,CAEzB,KAAK,CAFL,KAAyB,CAGzB,IAAI,CAAE,MAAyB,CAC/B,MAAM,CAAE,CAAC,CACT,gBAAgB,CAAE,OAAsD,CAN1E,yBAAwB,CAEtB,MAAM,CADN,GAAyB,CAEzB,KAAK,CAFL,GAAyB,CAGzB,IAAI,CAAE,KAAyB,CAC/B,MAAM,CAAE,CAAC,CACT,gBAAgB,CAAE,OAAsD,CAN1E,yBAAwB,CAEtB,MAAM,CADN,KAAyB,CAEzB,KAAK,CAFL,KAAyB,CAGzB,IAAI,CAAE,MAAyB,CAC/B,MAAM,CAAE,CAAC,CACT,gBAAgB,CAAE,OAAsD,CAE5E,uBAAkB,CAChB,gBAAgB,CAAE,IAAI,CAExB,8BAAyB,CACvB,UAAU,CAAE,kCAAkC,+BAI5C,SAAS,CAAE,2CAA2C,UAEtD,SAAS,CAAE,+CAA+C,iCAI1D,SAAS,CAAE,2CAA2C,UAEtD,SAAS,CAAE,6CAA6C",</text:p>
      <text:p text:style-name="P41">"sources": ["poem.sass"],</text:p>
      <text:p text:style-name="P41">"names": [],</text:p>
      <text:p text:style-name="P41">"file": "poem.css"</text:p>
      <text:p text:style-name="P41">}</text:p>
      <text:p text:style-name="P41"/>
      <text:p text:style-name="P52">poem.html</text:p>
      <text:p text:style-name="P52"/>
      <text:p text:style-name="P41">&lt;!DOCTYPE 5&gt;&lt;html lang="en"&gt;&lt;head&gt;&lt;title&gt;liberation&lt;/title&gt;&lt;/head&gt;&lt;body&gt;&lt;div class="i-killed-my-god-tonight"&gt;&lt;div class="set-ablaze-my-distractions-and-fear-of-missing-out"&gt;&lt;/div&gt;&lt;div class="time-to-finally-live-my-life"&gt;&lt;/div&gt;&lt;div class="with-real-human-connections"&gt;&lt;/div&gt;&lt;div class="free-from-news-that-crumbles-my-faith-in-humanity"&gt;&lt;/div&gt;&lt;div class="and-dank-memes"&gt;&lt;/div&gt;&lt;div class="this-is-the-way-it-was-meant-to-be"&gt;&lt;/div&gt;&lt;div class="this-is-the-most-important-thing-i-have-ever-done"&gt;&lt;/div&gt;&lt;div class="wow-this-fire-is-getting-pretty-big"&gt;&lt;/div&gt;&lt;div class="somebody-should-call-911"&gt;&lt;/div&gt;&lt;/div&gt;&lt;/body&gt;&lt;style&gt;body{background:linear-gradient(15deg, #000, purple 65%, blue)}body&gt;div{position:absolute;left:45vw;top:40vh;width:10vw;height:10vw}body&gt;div&gt;div:first-child{position:absolute;left:-4vw;width:20vw;height:20vw;background-image:url("iphone6s.png");background-size:contain;background-repeat:no-repeat;background-position:center;transform:scaleX(-1) rotate3d(7, 2, -3, 60deg)}body&gt;div&gt;div:not(:first-child){position:absolute;width:100%;height:100%;border-radius:90% 0 55% 50%/55% 0 90% 50%;transform:rotate(-45deg);animation:burn-left 150ms infinite forwards}body&gt;div&gt;div:not(:first-child):nth-child(2n){animation:burn-right 200ms infinite forwards}body&gt;div&gt;div:nth-child(2){height:100%;width:100%;left:0%;bottom:0;background-color:#ff8c00}body&gt;div&gt;div:nth-child(3){height:87.5%;width:87.5%;left:6.25%;bottom:0;background-color:#ff9c1e}body&gt;div&gt;div:nth-child(4){height:75%;width:75%;left:12.5%;bottom:0;background-color:#ffac3d}body&gt;div&gt;div:nth-child(5){height:62.5%;width:62.5%;left:18.75%;bottom:0;background-color:#ffbc5b}body&gt;div&gt;div:nth-child(6){height:50%;width:50%;left:25%;bottom:0;background-color:#ffcc7a}body&gt;div&gt;div:nth-child(7){height:37.5%;width:37.5%;left:31.25%;bottom:0;background-color:#ffdd98}body&gt;div&gt;div:nth-child(8){height:25%;width:25%;left:37.5%;bottom:0;background-color:#ffedb6}body&gt;div&gt;div:nth-child(9){height:12.5%;width:12.5%;left:43.75%;bottom:0;background-color:#fffdd5}body&gt;div&gt;div:last-child{background-color:cyan}body&gt;div&gt;div:nth-last-child(2){background:linear-gradient(45deg, cyan, blue)}@keyframes burn-left{0%, 100%{transform:rotate(-45deg) skew(-20deg, -8deg) scale(1)}30%, 60%{transform:rotate(-44deg) skew(-11deg, -12deg) scale(1.01)}}@keyframes burn-right{0%, 100%{transform:rotate(-45deg) skew(-9deg, -10deg) scale(1)}30%, 60%{transform:rotate(-46deg) skew(-9deg, -6deg) scale(1.01)}}&lt;/style&gt;&lt;/html&gt;</text:p>
      <text:p text:style-name="P41"/>
      <text:p text:style-name="P52">poem.pug</text:p>
      <text:p text:style-name="P41"/>
      <text:p text:style-name="P41"><text:soft-page-break/>doctype 5</text:p>
      <text:p text:style-name="P41">html(lang = "en")</text:p>
      <text:p text:style-name="P41"><text:s text:c="2"/>head</text:p>
      <text:p text:style-name="P41"><text:s text:c="4"/>title</text:p>
      <text:p text:style-name="P41"><text:s text:c="6"/>| liberation</text:p>
      <text:p text:style-name="P41"><text:s text:c="2"/>body</text:p>
      <text:p text:style-name="P41"><text:s text:c="4"/>.i-killed-my-god-tonight</text:p>
      <text:p text:style-name="P41"><text:s text:c="6"/>.set-ablaze-my-distractions-and-fear-of-missing-out</text:p>
      <text:p text:style-name="P41"><text:s text:c="6"/>.time-to-finally-live-my-life</text:p>
      <text:p text:style-name="P41"><text:s text:c="6"/>.with-real-human-connections</text:p>
      <text:p text:style-name="P41"><text:s text:c="6"/>.free-from-news-that-crumbles-my-faith-in-humanity</text:p>
      <text:p text:style-name="P41"><text:s text:c="6"/>.and-dank-memes</text:p>
      <text:p text:style-name="P41"><text:s text:c="6"/>.this-is-the-way-it-was-meant-to-be</text:p>
      <text:p text:style-name="P41"><text:s text:c="6"/>.this-is-the-most-important-thing-i-have-ever-done</text:p>
      <text:p text:style-name="P41"><text:s text:c="6"/>.wow-this-fire-is-getting-pretty-big</text:p>
      <text:p text:style-name="P41"><text:s text:c="6"/>.somebody-should-call-911</text:p>
      <text:p text:style-name="P41"><text:s text:c="2"/></text:p>
      <text:p text:style-name="P41"><text:s text:c="2"/>style.</text:p>
      <text:p text:style-name="P41"><text:s text:c="4"/>body{background:linear-gradient(15deg, #000, purple 65%, blue)}body&gt;div{position:absolute;left:45vw;top:40vh;width:10vw;height:10vw}body&gt;div&gt;div:first-child{position:absolute;left:-4vw;width:20vw;height:20vw;background-image:url("iphone6s.png");background-size:contain;background-repeat:no-repeat;background-position:center;transform:scaleX(-1) rotate3d(7, 2, -3, 60deg)}body&gt;div&gt;div:not(:first-child){position:absolute;width:100%;height:100%;border-radius:90% 0 55% 50%/55% 0 90% 50%;transform:rotate(-45deg);animation:burn-left 150ms infinite forwards}body&gt;div&gt;div:not(:first-child):nth-child(2n){animation:burn-right 200ms infinite forwards}body&gt;div&gt;div:nth-child(2){height:100%;width:100%;left:0%;bottom:0;background-color:#ff8c00}body&gt;div&gt;div:nth-child(3){height:87.5%;width:87.5%;left:6.25%;bottom:0;background-color:#ff9c1e}body&gt;div&gt;div:nth-child(4){height:75%;width:75%;left:12.5%;bottom:0;background-color:#ffac3d}body&gt;div&gt;div:nth-child(5){height:62.5%;width:62.5%;left:18.75%;bottom:0;background-color:#ffbc5b}body&gt;div&gt;div:nth-child(6){height:50%;width:50%;left:25%;bottom:0;background-color:#ffcc7a}body&gt;div&gt;div:nth-child(7){height:37.5%;width:37.5%;left:31.25%;bottom:0;background-color:#ffdd98}body&gt;div&gt;div:nth-child(8){height:25%;width:25%;left:37.5%;bottom:0;background-color:#ffedb6}body&gt;div&gt;div:nth-child(9){height:12.5%;width:12.5%;left:43.75%;bottom:0;background-color:#fffdd5}body&gt;div&gt;div:last-child{background-color:cyan}body&gt;div&gt;div:nth-last-child(2){background:linear-gradient(45deg, cyan, blue)}@keyframes burn-left{0%, 100%{transform:rotate(-45deg) skew(-20deg, -8deg) scale(1)}30%, 60%{transform:rotate(-44deg) skew(-11deg, -12deg) scale(1.01)}}@keyframes burn-right{0%, 100%{transform:rotate(-45deg) skew(-9deg, -10deg) scale(1)}30%, 60%{transform:rotate(-46deg) skew(-9deg, -6deg) scale(1.01)}}</text:p>
      <text:p text:style-name="P41"/>
      <text:p text:style-name="P52">poem.sass</text:p>
      <text:p text:style-name="P41"/>
      <text:p text:style-name="P41">body</text:p>
      <text:p text:style-name="P41"><text:s text:c="2"/>background: linear-gradient(15deg, black, purple 65%, blue)</text:p>
      <text:p text:style-name="P41"/>
      <text:p text:style-name="P41"><text:s text:c="2"/>&amp; &gt; div</text:p>
      <text:p text:style-name="P41"><text:s text:c="4"/>position: absolute</text:p>
      <text:p text:style-name="P41"><text:s text:c="4"/>left: 45vw</text:p>
      <text:p text:style-name="P41"><text:soft-page-break/><text:s text:c="4"/>top: 40vh</text:p>
      <text:p text:style-name="P41"><text:s text:c="4"/>width: 10vw</text:p>
      <text:p text:style-name="P41"><text:s text:c="4"/>height: 10vw</text:p>
      <text:p text:style-name="P41"/>
      <text:p text:style-name="P41"><text:s text:c="4"/>&amp; &gt; div:first-child</text:p>
      <text:p text:style-name="P41"><text:s text:c="6"/>position: absolute</text:p>
      <text:p text:style-name="P41"><text:s text:c="6"/>left: -4vw</text:p>
      <text:p text:style-name="P41"><text:s text:c="6"/>width: 20vw</text:p>
      <text:p text:style-name="P41"><text:s text:c="6"/>height: 20vw</text:p>
      <text:p text:style-name="P41"><text:s text:c="6"/>background-image: url('iphone6s.png')</text:p>
      <text:p text:style-name="P41"><text:s text:c="6"/>background-size: contain</text:p>
      <text:p text:style-name="P41"><text:s text:c="6"/>background-repeat: no-repeat</text:p>
      <text:p text:style-name="P41"><text:s text:c="6"/>background-position: center</text:p>
      <text:p text:style-name="P41"><text:s text:c="6"/>transform: scaleX(-1) rotate3d(7, 2, -3, 60deg)</text:p>
      <text:p text:style-name="P41"><text:s text:c="6"/></text:p>
      <text:p text:style-name="P41"><text:s text:c="4"/>&amp; &gt; div:not(:first-child)</text:p>
      <text:p text:style-name="P41"><text:s text:c="6"/>position: absolute</text:p>
      <text:p text:style-name="P41"><text:s text:c="6"/>width: 100%</text:p>
      <text:p text:style-name="P41"><text:s text:c="6"/>height: 100%</text:p>
      <text:p text:style-name="P41"><text:s text:c="6"/>border-radius: 90% 0 55% 50% / 55% 0 90% 50%</text:p>
      <text:p text:style-name="P41"><text:s text:c="6"/>transform: rotate(-45deg)</text:p>
      <text:p text:style-name="P41"><text:s text:c="6"/>animation: burn-left 150ms infinite forwards</text:p>
      <text:p text:style-name="P41"/>
      <text:p text:style-name="P41"><text:s text:c="6"/>&amp;:nth-child(2n)</text:p>
      <text:p text:style-name="P41"><text:s text:c="8"/>animation: burn-right 200ms infinite forwards</text:p>
      <text:p text:style-name="P41"/>
      <text:p text:style-name="P41"><text:s text:c="4"/>@for $i from 2 through 9</text:p>
      <text:p text:style-name="P41"><text:s text:c="6"/>&amp; &gt; div:nth-child(#{$i})</text:p>
      <text:p text:style-name="P41"><text:s text:c="8"/>$flameSize: percentage((10 - $i) / 8)</text:p>
      <text:p text:style-name="P41"><text:s text:c="8"/>height: $flameSize</text:p>
      <text:p text:style-name="P41"><text:s text:c="8"/>width: $flameSize</text:p>
      <text:p text:style-name="P41"><text:s text:c="8"/>left: percentage(($i - 2) / 16)</text:p>
      <text:p text:style-name="P41"><text:s text:c="8"/>bottom: 0</text:p>
      <text:p text:style-name="P41"><text:s text:c="8"/>background-color: mix(mix(yellow, white, 15), darkorange, ($i - 2) * 14)</text:p>
      <text:p text:style-name="P41"/>
      <text:p text:style-name="P41"><text:s text:c="4"/>&amp; &gt; div:last-child</text:p>
      <text:p text:style-name="P41"><text:s text:c="6"/>background-color: cyan</text:p>
      <text:p text:style-name="P41"/>
      <text:p text:style-name="P41"><text:s text:c="4"/>&amp; &gt; div:nth-last-child(2)</text:p>
      <text:p text:style-name="P41"><text:s text:c="6"/>background: linear-gradient(45deg, cyan, blue)</text:p>
      <text:p text:style-name="P41"/>
      <text:p text:style-name="P41"><text:s text:c="4"/>@keyframes burn-left</text:p>
      <text:p text:style-name="P41"><text:s text:c="6"/>0%, 100%</text:p>
      <text:p text:style-name="P41"><text:s text:c="8"/>transform: rotate(-45deg) skew(-20deg, -8deg) scale(1)</text:p>
      <text:p text:style-name="P41"><text:s text:c="6"/>30%, 60%</text:p>
      <text:p text:style-name="P41"><text:s text:c="8"/>transform: rotate(-44deg) skew(-11deg, -12deg) scale(1.01)</text:p>
      <text:p text:style-name="P41"/>
      <text:p text:style-name="P41"><text:s text:c="4"/>@keyframes burn-right</text:p>
      <text:p text:style-name="P41"><text:s text:c="6"/>0%, 100%</text:p>
      <text:p text:style-name="P41"><text:soft-page-break/><text:s text:c="8"/>transform: rotate(-45deg) skew(-9deg, -10deg) scale(1)</text:p>
      <text:p text:style-name="P41"><text:s text:c="6"/>30%, 60%</text:p>
      <text:p text:style-name="P41"><text:s text:c="8"/>transform: rotate(-46deg) skew(-9deg, -6deg) scale(1.01)</text:p>
      <text:p text:style-name="P41"/>
      <text:p text:style-name="P52">poem.txt</text:p>
      <text:p text:style-name="P41"/>
      <text:p text:style-name="P41">i killed my god tonight</text:p>
      <text:p text:style-name="P41">set ablaze my distractions and fear of missing out</text:p>
      <text:p text:style-name="P41">time to finally live my life</text:p>
      <text:p text:style-name="P41">with real human connections</text:p>
      <text:p text:style-name="P41">free from news that crumbles my faith in humanity</text:p>
      <text:p text:style-name="P41">and dank memes</text:p>
      <text:p text:style-name="P41">this is the way it was meant to be</text:p>
      <text:p text:style-name="P41">this is the most important thing i have ever done</text:p>
      <text:p text:style-name="P41">wow this fire is getting pretty big</text:p>
      <text:p text:style-name="P41">somebody should call 911</text:p>
      <text:p text:style-name="P52"/>
      <text:p text:style-name="P52">Output</text:p>
      <text:p text:style-name="P4"/>
      <text:p text:style-name="P56">aquinooutput.png in folder</text:p>
      <text:p text:style-name="P4"/>
      <text:p text:style-name="P4">Jasmyn Borman</text:p>
      <text:p text:style-name="P4"/>
      <text:p text:style-name="P8">Code</text:p>
      <text:p text:style-name="P8"/>
      <text:p text:style-name="P7">#!/usr/bin/env python</text:p>
      <text:p text:style-name="P7">import time</text:p>
      <text:p text:style-name="P7">from random import random, randint</text:p>
      <text:p text:style-name="P7">import os</text:p>
      <text:p text:style-name="P7"/>
      <text:p text:style-name="P7">i_live, still_searching = True, True</text:p>
      <text:p text:style-name="P7"/>
      <text:p text:style-name="P7">life = ["Purpose", "Adventure", "Nature", "Challenge", "Opportunity", "Love", "Give", "Change"]</text:p>
      <text:p text:style-name="P7">possibilities = len(life) - 1</text:p>
      <text:p text:style-name="P7"/>
      <text:p text:style-name="P7">to_ancestors = life.index("Purpose")</text:p>
      <text:p text:style-name="P7">inspired, determined = [ord(steps[to_ancestors]) for steps in ["Inspired","Determined"]]</text:p>
      <text:p text:style-name="P7"/>
      <text:p text:style-name="P7">def this_life(destiny, this_year):</text:p>
      <text:p text:style-name="P7"><text:tab/>my_purpose = destiny in life</text:p>
      <text:p text:style-name="P7"/>
      <text:p text:style-name="P7"><text:tab/>while(i_live):</text:p>
      <text:p text:style-name="P7"><text:tab/><text:tab/>keep_searching(this_year)</text:p>
      <text:p text:style-name="P7"><text:tab/><text:tab/>for meaning in life:</text:p>
      <text:p text:style-name="P7"><text:tab/><text:tab/><text:tab/>meaningful = meaning</text:p>
      <text:p text:style-name="P7"><text:tab/><text:tab/><text:tab/></text:p>
      <text:p text:style-name="P7"><text:tab/><text:tab/><text:tab/>if my_purpose is meaningful:</text:p>
      <text:p text:style-name="P7"><text:tab/><text:tab/><text:tab/><text:tab/>still_searching = False</text:p>
      <text:p text:style-name="P7"><text:tab/><text:tab/><text:tab/><text:tab/>os.exit(to_ancestors)</text:p>
      <text:p text:style-name="P7"><text:soft-page-break/></text:p>
      <text:p text:style-name="P7">def keep_searching(this_year):</text:p>
      <text:p text:style-name="P7"><text:tab/>next_year = this_year + 1</text:p>
      <text:p text:style-name="P7"/>
      <text:p text:style-name="P7"><text:tab/>if inspired is determined:</text:p>
      <text:p text:style-name="P7"><text:tab/><text:tab/>my_purpose = life[ (inspired*determined/destiny) % possibilities]</text:p>
      <text:p text:style-name="P7"/>
      <text:p text:style-name="P7"><text:tab/>if i_am_alive() and still_searching:</text:p>
      <text:p text:style-name="P7"><text:tab/><text:tab/>print("Another chance")</text:p>
      <text:p text:style-name="P7"><text:tab/><text:tab/>time.sleep(365.25 * days())</text:p>
      <text:p text:style-name="P7"><text:tab/></text:p>
      <text:p text:style-name="P7"><text:tab/>elif still_searching:</text:p>
      <text:p text:style-name="P7"><text:tab/><text:tab/>print("Another life...")</text:p>
      <text:p text:style-name="P7"><text:tab/><text:tab/>begin_life()</text:p>
      <text:p text:style-name="P7"/>
      <text:p text:style-name="P7">def i_am_alive():</text:p>
      <text:p text:style-name="P7"><text:tab/>illness = random()</text:p>
      <text:p text:style-name="P7"><text:tab/>condition = len(life) * days() * genetics()</text:p>
      <text:p text:style-name="P7"><text:tab/></text:p>
      <text:p text:style-name="P7"><text:tab/>if(illness &gt; condition ):</text:p>
      <text:p text:style-name="P7"><text:tab/><text:tab/>return not i_live</text:p>
      <text:p text:style-name="P7"><text:tab/>return i_live</text:p>
      <text:p text:style-name="P7"/>
      <text:p text:style-name="P7">def begin_life():</text:p>
      <text:p text:style-name="P7"><text:tab/>this_year = 0</text:p>
      <text:p text:style-name="P7"><text:tab/>i_live = True</text:p>
      <text:p text:style-name="P7"><text:tab/>chance = randint(0, possibilities)</text:p>
      <text:p text:style-name="P7"><text:tab/>destiny = life[chance]</text:p>
      <text:p text:style-name="P7"><text:tab/>this_life(destiny, this_year)</text:p>
      <text:p text:style-name="P7"/>
      <text:p text:style-name="P7">base1, base2 = -1, 0</text:p>
      <text:p text:style-name="P7">def days():</text:p>
      <text:p text:style-name="P7"><text:tab/>return float("." + str(base2) + str(base1**base2))</text:p>
      <text:p text:style-name="P7">def genetics():</text:p>
      <text:p text:style-name="P7"><text:tab/>return float(str(base1**base2) + str(base2)) </text:p>
      <text:p text:style-name="P7"/>
      <text:p text:style-name="P7">begin_life()</text:p>
      <text:p text:style-name="P4"/>
      <text:p text:style-name="P8">Output</text:p>
      <text:p text:style-name="P8"/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<text:soft-page-break/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life...</text:p>
      <text:p text:style-name="P17">Another life...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17">Another chance</text:p>
      <text:p text:style-name="P4"/>
      <text:p text:style-name="P5">Liliana Campuzano</text:p>
      <text:p text:style-name="P5"/>
      <text:p text:style-name="P9">Code</text:p>
      <text:p text:style-name="P9"/>
      <text:p text:style-name="P18">puts " Below lies the observable universe... </text:p>
      <text:p text:style-name="P18"><text:tab/>...for the most part</text:p>
      <text:p text:style-name="P18"><text:s text:c="2"/>Like the universe, it has voids and spaces</text:p>
      <text:p text:style-name="P18"><text:s text:c="2"/>and it is HUGE.</text:p>
      <text:p text:style-name="P18"/>
      <text:p text:style-name="P18"><text:s text:c="2"/>It is also dark, like the night sky I live under.</text:p>
      <text:p text:style-name="P18"><text:s text:c="2"/>To me, the universe is just words I believe in.</text:p>
      <text:p text:style-name="P18"/>
      <text:p text:style-name="P18"/>
      <text:p text:style-name="P18"><text:s text:c="2"/>"</text:p>
      <text:p text:style-name="P18"/>
      <text:p text:style-name="P18">puts "&lt;space&gt;</text:p>
      <text:p text:style-name="P18"><text:tab/>&lt;universe&gt;</text:p>
      <text:p text:style-name="P18"><text:tab/><text:tab/>&lt;Laniakea-Supercluster&gt;</text:p>
      <text:p text:style-name="P18"><text:tab/><text:tab/><text:tab/>&lt;Virgo-Supercluster&gt;</text:p>
      <text:p text:style-name="P18"><text:tab/><text:tab/><text:tab/><text:tab/>&lt;Local-Galactic-Group&gt;</text:p>
      <text:p text:style-name="P18"><text:tab/><text:tab/><text:tab/><text:tab/><text:tab/>&lt;Milky-Way-Galaxy&gt;</text:p>
      <text:p text:style-name="P18"><text:tab/><text:tab/><text:tab/><text:tab/><text:tab/><text:tab/>&lt;Solar-Interstellar-Neighborhood&gt;</text:p>
      <text:p text:style-name="P18"><text:tab/><text:tab/><text:tab/><text:tab/><text:tab/><text:tab/><text:tab/>&lt;Sun&gt;</text:p>
      <text:p text:style-name="P18"><text:tab/><text:tab/><text:tab/><text:tab/><text:tab/><text:tab/><text:tab/><text:tab/>&lt;Solar-System&gt;</text:p>
      <text:p text:style-name="P18"><text:tab/><text:tab/><text:tab/><text:tab/><text:tab/><text:tab/><text:tab/><text:tab/><text:tab/>&lt;Mercury&gt;<text:tab/><text:tab/>&lt;/Mercury&gt;</text:p>
      <text:p text:style-name="P18"><text:tab/><text:tab/><text:tab/><text:tab/><text:tab/><text:tab/><text:tab/><text:tab/><text:tab/>&lt;Venus&gt;<text:tab/><text:tab/>&lt;/Venus&gt;</text:p>
      <text:p text:style-name="P18"><text:tab/><text:tab/><text:tab/><text:tab/><text:tab/><text:tab/><text:tab/><text:tab/><text:tab/>&lt;Earth&gt;</text:p>
      <text:p text:style-name="P18"><text:tab/><text:tab/><text:tab/><text:tab/><text:tab/><text:tab/><text:tab/><text:tab/><text:tab/><text:tab/>&lt;United-States&gt;</text:p>
      <text:p text:style-name="P18"><text:tab/><text:tab/><text:tab/><text:tab/><text:tab/><text:tab/><text:tab/><text:tab/><text:tab/><text:tab/><text:tab/>&lt;New-York&gt;</text:p>
      <text:p text:style-name="P18"><text:tab/><text:tab/><text:tab/><text:tab/><text:tab/><text:tab/><text:tab/><text:tab/><text:tab/><text:tab/><text:tab/><text:tab/>&lt;Troy&gt;</text:p>
      <text:p text:style-name="P18"><text:tab/><text:tab/><text:tab/><text:tab/><text:tab/><text:tab/><text:tab/><text:tab/><text:tab/><text:tab/><text:tab/><text:tab/><text:tab/>&lt;RPI&gt;</text:p>
      <text:p text:style-name="P18"><text:tab/><text:tab/><text:tab/><text:tab/><text:tab/><text:tab/><text:tab/><text:tab/><text:tab/><text:tab/><text:tab/><text:tab/><text:tab/><text:tab/>&lt;Sage-Laboratory&gt;</text:p>
      <text:p text:style-name="P18"><text:tab/><text:tab/><text:tab/><text:tab/><text:tab/><text:tab/><text:tab/><text:tab/><text:tab/><text:tab/><text:tab/><text:tab/><text:tab/><text:tab/><text:tab/>&lt;Vast-Labs&gt;</text:p>
      <text:p text:style-name="P18"><text:soft-page-break/><text:tab/><text:tab/><text:tab/><text:tab/><text:tab/><text:tab/><text:tab/><text:tab/><text:tab/><text:tab/><text:tab/><text:tab/><text:tab/><text:tab/><text:tab/><text:tab/>&lt;Station23&gt;<text:tab/><text:tab/>&lt;/Station23&gt;</text:p>
      <text:p text:style-name="P18"><text:tab/><text:tab/><text:tab/><text:tab/><text:tab/><text:tab/><text:tab/><text:tab/><text:tab/><text:tab/><text:tab/><text:tab/><text:tab/><text:tab/><text:tab/><text:tab/>&lt;Other-Stations&gt;<text:tab/><text:tab/>&lt;/Other-Stations&gt;</text:p>
      <text:p text:style-name="P18"><text:tab/><text:tab/><text:tab/><text:tab/><text:tab/><text:tab/><text:tab/><text:tab/><text:tab/><text:tab/><text:tab/><text:tab/><text:tab/><text:tab/><text:tab/>&lt;/Vast-Labs&gt;</text:p>
      <text:p text:style-name="P18"><text:tab/><text:tab/><text:tab/><text:tab/><text:tab/><text:tab/><text:tab/><text:tab/><text:tab/><text:tab/><text:tab/><text:tab/><text:tab/><text:tab/><text:tab/>&lt;Other-Rooms&gt;<text:tab/><text:tab/>&lt;/Other-Rooms&gt;</text:p>
      <text:p text:style-name="P18"><text:tab/><text:tab/><text:tab/><text:tab/><text:tab/><text:tab/><text:tab/><text:tab/><text:tab/><text:tab/><text:tab/><text:tab/><text:tab/><text:tab/>&lt;/Sage-Laboratory&gt;</text:p>
      <text:p text:style-name="P18"><text:tab/><text:tab/><text:tab/><text:tab/><text:tab/><text:tab/><text:tab/><text:tab/><text:tab/><text:tab/><text:tab/><text:tab/><text:tab/><text:tab/>&lt;Other-Buildings&gt;<text:tab/><text:tab/>&lt;/Other-Buildings&gt;</text:p>
      <text:p text:style-name="P18"><text:tab/><text:tab/><text:tab/><text:tab/><text:tab/><text:tab/><text:tab/><text:tab/><text:tab/><text:tab/><text:tab/><text:tab/><text:tab/>&lt;/RPI&gt;</text:p>
      <text:p text:style-name="P18"><text:tab/><text:tab/><text:tab/><text:tab/><text:tab/><text:tab/><text:tab/><text:tab/><text:tab/><text:tab/><text:tab/><text:tab/>&lt;/Troy&gt;</text:p>
      <text:p text:style-name="P18"><text:tab/><text:tab/><text:tab/><text:tab/><text:tab/><text:tab/><text:tab/><text:tab/><text:tab/><text:tab/><text:tab/><text:tab/>&lt;New-York-City&gt;<text:tab/><text:tab/>&lt;/New-York-City&gt;</text:p>
      <text:p text:style-name="P18"><text:tab/><text:tab/><text:tab/><text:tab/><text:tab/><text:tab/><text:tab/><text:tab/><text:tab/><text:tab/><text:tab/><text:tab/>&lt;Other-Places-In-NYS&gt;<text:tab/><text:tab/>&lt;/Other-Places-In-NYS&gt;</text:p>
      <text:p text:style-name="P18"><text:tab/><text:tab/><text:tab/><text:tab/><text:tab/><text:tab/><text:tab/><text:tab/><text:tab/><text:tab/><text:tab/>&lt;Other-States&gt;<text:tab/><text:tab/>&lt;/Other-States&gt;</text:p>
      <text:p text:style-name="P18"><text:tab/><text:tab/><text:tab/><text:tab/><text:tab/><text:tab/><text:tab/><text:tab/><text:tab/><text:tab/>&lt;/United-States&gt;</text:p>
      <text:p text:style-name="P18"><text:tab/><text:tab/><text:tab/><text:tab/><text:tab/><text:tab/><text:tab/><text:tab/><text:tab/><text:tab/>&lt;Other-Countries&gt;<text:tab/><text:tab/>&lt;/Other-Countries&gt;</text:p>
      <text:p text:style-name="P18"><text:tab/><text:tab/><text:tab/><text:tab/><text:tab/><text:tab/><text:tab/><text:tab/><text:tab/>&lt;/Earth&gt;</text:p>
      <text:p text:style-name="P18"><text:tab/><text:tab/><text:tab/><text:tab/><text:tab/><text:tab/><text:tab/><text:tab/><text:tab/>&lt;Mars&gt;<text:tab/><text:tab/>&lt;/Mars&gt;</text:p>
      <text:p text:style-name="P18"><text:tab/><text:tab/><text:tab/><text:tab/><text:tab/><text:tab/><text:tab/><text:tab/><text:tab/>&lt;Asteroid-Belt&gt;<text:tab/><text:tab/>&lt;/Asteroid-Belt&gt;</text:p>
      <text:p text:style-name="P18"><text:tab/><text:tab/><text:tab/><text:tab/><text:tab/><text:tab/><text:tab/><text:tab/><text:tab/>&lt;Ceres&gt;<text:tab/><text:tab/>&lt;/Ceres&gt;</text:p>
      <text:p text:style-name="P18"><text:tab/><text:tab/><text:tab/><text:tab/><text:tab/><text:tab/><text:tab/><text:tab/><text:tab/>&lt;Jupiter&gt;<text:tab/><text:tab/>&lt;/Jupiter&gt;</text:p>
      <text:p text:style-name="P18"><text:tab/><text:tab/><text:tab/><text:tab/><text:tab/><text:tab/><text:tab/><text:tab/><text:tab/>&lt;Saturn&gt;<text:tab/><text:tab/>&lt;/Saturn&gt;</text:p>
      <text:p text:style-name="P18"><text:tab/><text:tab/><text:tab/><text:tab/><text:tab/><text:tab/><text:tab/><text:tab/><text:tab/>&lt;Uranus&gt;<text:tab/><text:tab/>&lt;/Uranus&gt;</text:p>
      <text:p text:style-name="P18"><text:tab/><text:tab/><text:tab/><text:tab/><text:tab/><text:tab/><text:tab/><text:tab/><text:tab/>&lt;Neptune&gt;<text:tab/><text:tab/>&lt;/Neptune&gt;</text:p>
      <text:p text:style-name="P18"><text:tab/><text:tab/><text:tab/><text:tab/><text:tab/><text:tab/><text:tab/><text:tab/><text:tab/>&lt;Pluto&gt;<text:tab/><text:tab/>&lt;/Pluto&gt;</text:p>
      <text:p text:style-name="P18"><text:tab/><text:tab/><text:tab/><text:tab/><text:tab/><text:tab/><text:tab/><text:tab/><text:tab/>&lt;Haumea&gt;<text:tab/><text:tab/>&lt;/Haumea&gt;</text:p>
      <text:p text:style-name="P18"><text:tab/><text:tab/><text:tab/><text:tab/><text:tab/><text:tab/><text:tab/><text:tab/><text:tab/>&lt;Makemake&gt;<text:tab/><text:tab/>&lt;/Makemake&gt;</text:p>
      <text:p text:style-name="P18"><text:tab/><text:tab/><text:tab/><text:tab/><text:tab/><text:tab/><text:tab/><text:tab/><text:tab/>&lt;Kuiper-Belt-and-Scattered-Disk&gt;<text:tab/><text:tab/>&lt;/Kuiper-Belt-and-Scattered-Disk&gt;</text:p>
      <text:p text:style-name="P18"><text:tab/><text:tab/><text:tab/><text:tab/><text:tab/><text:tab/><text:tab/><text:tab/><text:tab/>&lt;Eris&gt;<text:tab/><text:tab/>&lt;/Eris&gt;</text:p>
      <text:p text:style-name="P18"><text:tab/><text:tab/><text:tab/><text:tab/><text:tab/><text:tab/><text:tab/><text:tab/>&lt;/Solar-System&gt;</text:p>
      <text:p text:style-name="P18"><text:tab/><text:tab/><text:tab/><text:tab/><text:tab/><text:tab/><text:tab/>&lt;/Sun&gt;</text:p>
      <text:p text:style-name="P18"><text:tab/><text:tab/><text:tab/><text:tab/><text:tab/><text:tab/><text:tab/>&lt;Gamma-Cephei&gt;<text:tab/><text:tab/>&lt;/Gamma-Cephei&gt;</text:p>
      <text:p text:style-name="P18"><text:tab/><text:tab/><text:tab/><text:tab/><text:tab/><text:tab/><text:tab/>&lt;Alderamin&gt;<text:tab/><text:tab/>&lt;/Alderamin&gt;</text:p>
      <text:p text:style-name="P18"><text:tab/><text:tab/><text:tab/><text:tab/><text:tab/><text:tab/><text:tab/>&lt;Upsilon-Andromedae&gt;<text:tab/><text:tab/>&lt;/Upsilon-Andromedae&gt;</text:p>
      <text:p text:style-name="P18"><text:tab/><text:tab/><text:tab/><text:tab/><text:tab/><text:tab/><text:tab/>&lt;HD-154354&gt;<text:tab/><text:tab/>&lt;/HD-154354&gt;</text:p>
      <text:p text:style-name="P18"><text:tab/><text:tab/><text:tab/><text:tab/><text:tab/><text:tab/><text:tab/>&lt;Capella&gt;<text:tab/><text:tab/>&lt;/Capella&gt;</text:p>
      <text:p text:style-name="P18"><text:tab/><text:tab/><text:tab/><text:tab/><text:tab/><text:tab/><text:tab/>&lt;Aldebaran&gt;<text:tab/><text:tab/>&lt;/Aldebaran&gt;</text:p>
      <text:p text:style-name="P18"><text:tab/><text:tab/><text:tab/><text:tab/><text:tab/><text:tab/><text:tab/>&lt;Castor&gt;<text:tab/><text:tab/>&lt;/Castor&gt;</text:p>
      <text:p text:style-name="P18"><text:tab/><text:tab/><text:tab/><text:tab/><text:tab/><text:tab/><text:tab/>&lt;47-Ursae-Majoris&gt;<text:tab/><text:tab/>&lt;/47-Ursae-Majoris&gt;</text:p>
      <text:p text:style-name="P18"><text:soft-page-break/><text:tab/><text:tab/><text:tab/><text:tab/><text:tab/><text:tab/><text:tab/>&lt;Teegarden-s-Star&gt;<text:tab/><text:tab/>&lt;/Teegarden-s-Star&gt;</text:p>
      <text:p text:style-name="P18"><text:tab/><text:tab/><text:tab/><text:tab/><text:tab/><text:tab/><text:tab/>&lt;55-Cancri&gt;<text:tab/><text:tab/>&lt;/55-Cancri&gt;</text:p>
      <text:p text:style-name="P18"><text:tab/><text:tab/><text:tab/><text:tab/><text:tab/><text:tab/><text:tab/>&lt;Pollux&gt;<text:tab/><text:tab/>&lt;/Pollux&gt;</text:p>
      <text:p text:style-name="P18"><text:tab/><text:tab/><text:tab/><text:tab/><text:tab/><text:tab/><text:tab/>&lt;Gliese-176&gt;<text:tab/><text:tab/>&lt;/Gliese-176&gt;</text:p>
      <text:p text:style-name="P18"><text:tab/><text:tab/><text:tab/><text:tab/><text:tab/><text:tab/><text:tab/>&lt;51-Pegasi&gt;<text:tab/><text:tab/>&lt;/51-Pegasi&gt;</text:p>
      <text:p text:style-name="P18"><text:tab/><text:tab/><text:tab/><text:tab/><text:tab/><text:tab/><text:tab/>&lt;Gliese-777&gt;<text:tab/><text:tab/>&lt;/Gliese-777&gt;</text:p>
      <text:p text:style-name="P18"><text:tab/><text:tab/><text:tab/><text:tab/><text:tab/><text:tab/><text:tab/>&lt;Gliese-436&gt;<text:tab/><text:tab/>&lt;/Gliese-436&gt;</text:p>
      <text:p text:style-name="P18"><text:tab/><text:tab/><text:tab/><text:tab/><text:tab/><text:tab/><text:tab/>&lt;Arcturus&gt;<text:tab/><text:tab/>&lt;/Arcturus&gt;</text:p>
      <text:p text:style-name="P18"><text:tab/><text:tab/><text:tab/><text:tab/><text:tab/><text:tab/><text:tab/>&lt;Luyten-s-Star&gt;<text:tab/><text:tab/>&lt;/Luyten-s-Star&gt;</text:p>
      <text:p text:style-name="P18"><text:tab/><text:tab/><text:tab/><text:tab/><text:tab/><text:tab/><text:tab/>&lt;Vega&gt;<text:tab/><text:tab/>&lt;/Vega&gt;</text:p>
      <text:p text:style-name="P18"><text:tab/><text:tab/><text:tab/><text:tab/><text:tab/><text:tab/><text:tab/>&lt;Procyon&gt;<text:tab/><text:tab/>&lt;/Procyon&gt;</text:p>
      <text:p text:style-name="P18"><text:tab/><text:tab/><text:tab/><text:tab/><text:tab/><text:tab/><text:tab/>&lt;Epsilon-Eridani&gt;<text:tab/><text:tab/>&lt;/Epsilon-Eridani&gt;</text:p>
      <text:p text:style-name="P18"><text:tab/><text:tab/><text:tab/><text:tab/><text:tab/><text:tab/><text:tab/>&lt;Zosma&gt;<text:tab/><text:tab/>&lt;/Zosma&gt;</text:p>
      <text:p text:style-name="P18"><text:tab/><text:tab/><text:tab/><text:tab/><text:tab/><text:tab/><text:tab/>&lt;HD-217107&gt;<text:tab/><text:tab/>&lt;/HD-217107&gt;</text:p>
      <text:p text:style-name="P18"><text:tab/><text:tab/><text:tab/><text:tab/><text:tab/><text:tab/><text:tab/>&lt;Altair&gt;<text:tab/><text:tab/>&lt;/Altair&gt;</text:p>
      <text:p text:style-name="P18"><text:tab/><text:tab/><text:tab/><text:tab/><text:tab/><text:tab/><text:tab/>&lt;Gliese-785&gt;<text:tab/><text:tab/>&lt;/Gliese-785&gt;</text:p>
      <text:p text:style-name="P18"><text:tab/><text:tab/><text:tab/><text:tab/><text:tab/><text:tab/><text:tab/>&lt;Rasalhague&gt;<text:tab/><text:tab/>&lt;/Rasalhague&gt;</text:p>
      <text:p text:style-name="P18"><text:tab/><text:tab/><text:tab/><text:tab/><text:tab/><text:tab/><text:tab/>&lt;Tau-Ceti&gt;<text:tab/><text:tab/>&lt;/Tau-Ceti&gt;</text:p>
      <text:p text:style-name="P18"><text:tab/><text:tab/><text:tab/><text:tab/><text:tab/><text:tab/><text:tab/>&lt;Wolf-359&gt;<text:tab/><text:tab/>&lt;/Wolf-359&gt;</text:p>
      <text:p text:style-name="P18"><text:tab/><text:tab/><text:tab/><text:tab/><text:tab/><text:tab/><text:tab/>&lt;Denebola&gt;<text:tab/><text:tab/>&lt;/Denebola&gt;</text:p>
      <text:p text:style-name="P18"><text:tab/><text:tab/><text:tab/><text:tab/><text:tab/><text:tab/><text:tab/>&lt;83-Leonis&gt;<text:tab/><text:tab/>&lt;/83-Leonis&gt;</text:p>
      <text:p text:style-name="P18"><text:tab/><text:tab/><text:tab/><text:tab/><text:tab/><text:tab/><text:tab/>&lt;HD-69830&gt;<text:tab/><text:tab/>&lt;/HD-69830&gt;</text:p>
      <text:p text:style-name="P18"><text:tab/><text:tab/><text:tab/><text:tab/><text:tab/><text:tab/><text:tab/>&lt;Gliese-317&gt;<text:tab/><text:tab/>&lt;/Gliese-317&gt;</text:p>
      <text:p text:style-name="P18"><text:tab/><text:tab/><text:tab/><text:tab/><text:tab/><text:tab/><text:tab/>&lt;Gliese-876&gt;<text:tab/><text:tab/>&lt;/Gliese-876&gt;</text:p>
      <text:p text:style-name="P18"><text:tab/><text:tab/><text:tab/><text:tab/><text:tab/><text:tab/><text:tab/>&lt;Sirius&gt;<text:tab/><text:tab/>&lt;/Sirius&gt;</text:p>
      <text:p text:style-name="P18"><text:tab/><text:tab/><text:tab/><text:tab/><text:tab/><text:tab/><text:tab/>&lt;Alpha-Centauri&gt;<text:tab/><text:tab/>&lt;/Alpha-Centauri&gt;</text:p>
      <text:p text:style-name="P18"><text:tab/><text:tab/><text:tab/><text:tab/><text:tab/><text:tab/><text:tab/>&lt;Ross-128&gt;<text:tab/><text:tab/>&lt;/Ross-128&gt;</text:p>
      <text:p text:style-name="P18"><text:tab/><text:tab/><text:tab/><text:tab/><text:tab/><text:tab/><text:tab/>&lt;Barnard-s-Sun&gt;<text:tab/><text:tab/>&lt;/Barnard-s-Sun&gt;</text:p>
      <text:p text:style-name="P18"><text:tab/><text:tab/><text:tab/><text:tab/><text:tab/><text:tab/><text:tab/>&lt;Gliese-581&gt;<text:tab/><text:tab/>&lt;/Gliese-581&gt;</text:p>
      <text:p text:style-name="P18"><text:tab/><text:tab/><text:tab/><text:tab/><text:tab/><text:tab/><text:tab/>&lt;Formalhaut&gt;<text:tab/><text:tab/>&lt;/Formalhaut&gt;</text:p>
      <text:p text:style-name="P18"><text:tab/><text:tab/><text:tab/><text:tab/><text:tab/><text:tab/><text:tab/>&lt;61-Virginis&gt;<text:tab/><text:tab/>&lt;/61-Virginis&gt;</text:p>
      <text:p text:style-name="P18"><text:tab/><text:tab/><text:tab/><text:tab/><text:tab/><text:tab/><text:tab/>&lt;Epsilon-Indi&gt;<text:tab/><text:tab/>&lt;/Epsilon-Indi&gt;</text:p>
      <text:p text:style-name="P18"><text:tab/><text:tab/><text:tab/><text:tab/><text:tab/><text:tab/><text:tab/>&lt;HD-40307&gt;<text:tab/><text:tab/>&lt;/HD-40307&gt;</text:p>
      <text:p text:style-name="P18"><text:tab/><text:tab/><text:tab/><text:tab/><text:tab/><text:tab/><text:tab/>&lt;HD-10647&gt;<text:tab/><text:tab/>&lt;/HD-10647&gt;</text:p>
      <text:p text:style-name="P18"><text:tab/><text:tab/><text:tab/><text:tab/><text:tab/><text:tab/><text:tab/>&lt;Beta-Pictoris&gt;<text:tab/><text:tab/>&lt;/Beta-Pictoris&gt;</text:p>
      <text:p text:style-name="P18"><text:tab/><text:tab/><text:tab/><text:tab/><text:tab/><text:tab/><text:tab/>&lt;Epsilon-Reticuli&gt;<text:tab/><text:tab/>&lt;/Epsilon-Reticuli&gt;</text:p>
      <text:p text:style-name="P18"><text:tab/><text:tab/><text:tab/><text:tab/><text:tab/><text:tab/><text:tab/>&lt;Mu-Arae&gt;<text:tab/><text:tab/>&lt;/Mu-Arae&gt;</text:p>
      <text:p text:style-name="P18"><text:tab/><text:tab/><text:tab/><text:tab/><text:tab/><text:tab/><text:tab/>&lt;HD-113538&gt;<text:tab/><text:tab/>&lt;/HD-113538&gt;</text:p>
      <text:p text:style-name="P18"><text:tab/><text:tab/><text:tab/><text:tab/><text:tab/><text:tab/><text:tab/>&lt;Tau-Centuari&gt;<text:tab/><text:tab/>&lt;/Tau-Centuari&gt;</text:p>
      <text:p text:style-name="P18"><text:tab/><text:tab/><text:tab/><text:tab/><text:tab/>&lt;/Milky-Way-Galaxy&gt;</text:p>
      <text:p text:style-name="P18"><text:tab/><text:tab/><text:tab/><text:tab/><text:tab/>&lt;Sextans-B&gt;<text:tab/><text:tab/>&lt;/Sextans-B&gt;</text:p>
      <text:p text:style-name="P18"><text:tab/><text:tab/><text:tab/><text:tab/><text:tab/>&lt;Sextans-A&gt;<text:tab/><text:tab/>&lt;/Sextans-A&gt;</text:p>
      <text:p text:style-name="P18"><text:tab/><text:tab/><text:tab/><text:tab/><text:tab/>&lt;Leo-A&gt;<text:tab/><text:tab/>&lt;/Leo-A&gt;</text:p>
      <text:p text:style-name="P18"><text:tab/><text:tab/><text:tab/><text:tab/><text:tab/>&lt;NGC-3109&gt;<text:tab/><text:tab/>&lt;/NGC-3109&gt;</text:p>
      <text:p text:style-name="P18"><text:tab/><text:tab/><text:tab/><text:tab/><text:tab/>&lt;Antila-Dwarf&gt;<text:tab/><text:tab/>&lt;/Antila-Dwarf&gt;</text:p>
      <text:p text:style-name="P18"><text:tab/><text:tab/><text:tab/><text:tab/><text:tab/>&lt;Leo-I&gt;<text:tab/><text:tab/>&lt;/Leo-I&gt;</text:p>
      <text:p text:style-name="P18"><text:tab/><text:tab/><text:tab/><text:tab/><text:tab/>&lt;Leo-II&gt;<text:tab/><text:tab/>&lt;/Leo-II&gt;</text:p>
      <text:p text:style-name="P18"><text:tab/><text:tab/><text:tab/><text:tab/><text:tab/>&lt;Canes-Dwarf&gt;<text:tab/><text:tab/>&lt;/Canes-Dwarf&gt;</text:p>
      <text:p text:style-name="P18"><text:tab/><text:tab/><text:tab/><text:tab/><text:tab/>&lt;Ursa-Major-I&gt;<text:tab/><text:tab/>&lt;/Ursa-Major-I&gt;</text:p>
      <text:p text:style-name="P18"><text:soft-page-break/><text:tab/><text:tab/><text:tab/><text:tab/><text:tab/>&lt;Sextans-Dwarf&gt;<text:tab/><text:tab/>&lt;/Sextans-Dwarf&gt;</text:p>
      <text:p text:style-name="P18"><text:tab/><text:tab/><text:tab/><text:tab/><text:tab/>&lt;Bootes-Dwarf&gt;<text:tab/><text:tab/>&lt;/Bootes-Dwarf&gt;</text:p>
      <text:p text:style-name="P18"><text:tab/><text:tab/><text:tab/><text:tab/><text:tab/>&lt;Ursa-Major-II&gt;<text:tab/><text:tab/>&lt;/Ursa-Major-II&gt;</text:p>
      <text:p text:style-name="P18"><text:tab/><text:tab/><text:tab/><text:tab/><text:tab/>&lt;Ursa-Minor-Dwarf&gt;<text:tab/><text:tab/>&lt;/Ursa-Minor-Dwarf&gt;</text:p>
      <text:p text:style-name="P18"><text:tab/><text:tab/><text:tab/><text:tab/><text:tab/>&lt;Draco-Dwarf&gt;<text:tab/><text:tab/>&lt;/Draco-Dwarf&gt;</text:p>
      <text:p text:style-name="P18"><text:tab/><text:tab/><text:tab/><text:tab/><text:tab/>&lt;Large-Magellanic-Cloud&gt;<text:tab/><text:tab/>&lt;/Large-Magellanic-Cloud&gt;</text:p>
      <text:p text:style-name="P18"><text:tab/><text:tab/><text:tab/><text:tab/><text:tab/>&lt;Small-Magellanic-Cloud&gt;<text:tab/><text:tab/>&lt;/Small-Magellanic-Cloud&gt;</text:p>
      <text:p text:style-name="P18"><text:tab/><text:tab/><text:tab/><text:tab/><text:tab/>&lt;Sculptor-Dwarf&gt;<text:tab/><text:tab/>&lt;/Sculptor-Dwarf&gt;</text:p>
      <text:p text:style-name="P18"><text:tab/><text:tab/><text:tab/><text:tab/><text:tab/>&lt;Fornax-Dwarf&gt;<text:tab/><text:tab/>&lt;/Fornax-Dwarf&gt;</text:p>
      <text:p text:style-name="P18"><text:tab/><text:tab/><text:tab/><text:tab/><text:tab/>&lt;Sagittarius-Dwarf&gt;<text:tab/><text:tab/>&lt;/Sagittarius-Dwarf&gt;</text:p>
      <text:p text:style-name="P18"><text:tab/><text:tab/><text:tab/><text:tab/><text:tab/>&lt;NGC-185&gt;<text:tab/><text:tab/>&lt;/NGC-185&gt;</text:p>
      <text:p text:style-name="P18"><text:tab/><text:tab/><text:tab/><text:tab/><text:tab/>&lt;IC-10&gt;<text:tab/><text:tab/>&lt;/IC-10&gt;</text:p>
      <text:p text:style-name="P18"><text:tab/><text:tab/><text:tab/><text:tab/><text:tab/>&lt;NGC-147&gt;<text:tab/><text:tab/>&lt;/NGC-147&gt;</text:p>
      <text:p text:style-name="P18"><text:tab/><text:tab/><text:tab/><text:tab/><text:tab/>&lt;Andromeda-Galaxy&gt;</text:p>
      <text:p text:style-name="P18"><text:tab/><text:tab/><text:tab/><text:tab/><text:tab/><text:tab/>&lt;M31&gt;<text:tab/><text:tab/>&lt;/M31&gt;</text:p>
      <text:p text:style-name="P18"><text:tab/><text:tab/><text:tab/><text:tab/><text:tab/>&lt;/Andromeda-Galaxy&gt;</text:p>
      <text:p text:style-name="P18"><text:tab/><text:tab/><text:tab/><text:tab/><text:tab/>&lt;M110&gt;<text:tab/><text:tab/>&lt;/M110&gt;</text:p>
      <text:p text:style-name="P18"><text:tab/><text:tab/><text:tab/><text:tab/><text:tab/>&lt;M32&gt;<text:tab/><text:tab/>&lt;/M32&gt;</text:p>
      <text:p text:style-name="P18"><text:tab/><text:tab/><text:tab/><text:tab/><text:tab/>&lt;Andromeda-I&gt;<text:tab/><text:tab/>&lt;/Andromeda-I&gt;</text:p>
      <text:p text:style-name="P18"><text:tab/><text:tab/><text:tab/><text:tab/><text:tab/>&lt;Andromeda-II&gt;<text:tab/><text:tab/>&lt;/Andromeda-II&gt;</text:p>
      <text:p text:style-name="P18"><text:tab/><text:tab/><text:tab/><text:tab/><text:tab/>&lt;Andromeda-III&gt;<text:tab/><text:tab/>&lt;/Andromeda-III&gt;</text:p>
      <text:p text:style-name="P18"><text:tab/><text:tab/><text:tab/><text:tab/><text:tab/>&lt;NGC-6822&gt;<text:tab/><text:tab/>&lt;/NGC-6822&gt;</text:p>
      <text:p text:style-name="P18"><text:tab/><text:tab/><text:tab/><text:tab/><text:tab/>&lt;Triangulum-Galaxy&gt;</text:p>
      <text:p text:style-name="P18"><text:tab/><text:tab/><text:tab/><text:tab/><text:tab/><text:tab/>&lt;M33&gt;<text:tab/><text:tab/>&lt;/M33&gt;</text:p>
      <text:p text:style-name="P18"><text:tab/><text:tab/><text:tab/><text:tab/><text:tab/>&lt;/Triangulumalaxy&gt;</text:p>
      <text:p text:style-name="P18"><text:tab/><text:tab/><text:tab/><text:tab/><text:tab/>&lt;Pisces-Dwarf&gt;<text:tab/><text:tab/>&lt;/Pisces-Dwarf&gt;</text:p>
      <text:p text:style-name="P18"><text:tab/><text:tab/><text:tab/><text:tab/><text:tab/>&lt;Phoenix-Dwarf&gt;<text:tab/><text:tab/>&lt;/Phoenix-Dwarf&gt;</text:p>
      <text:p text:style-name="P18"><text:tab/><text:tab/><text:tab/><text:tab/><text:tab/>&lt;IC-1613&gt;<text:tab/><text:tab/>&lt;/IC-1613&gt;</text:p>
      <text:p text:style-name="P18"><text:tab/><text:tab/><text:tab/><text:tab/><text:tab/>&lt;Aquarius-Dwarf&gt;<text:tab/><text:tab/>&lt;/Aquarius-Dwarf&gt;</text:p>
      <text:p text:style-name="P18"><text:tab/><text:tab/><text:tab/><text:tab/><text:tab/>&lt;SagDIG&gt;<text:tab/><text:tab/>&lt;/SagDIG&gt;</text:p>
      <text:p text:style-name="P18"><text:tab/><text:tab/><text:tab/><text:tab/><text:tab/>&lt;Pegasus-Dwarf&gt;<text:tab/><text:tab/>&lt;/Pegasus-Dwarf&gt;</text:p>
      <text:p text:style-name="P18"><text:tab/><text:tab/><text:tab/><text:tab/><text:tab/>&lt;Cetus-Dwarf&gt;<text:tab/><text:tab/>&lt;/Cetus-Dwarf&gt;</text:p>
      <text:p text:style-name="P18"><text:tab/><text:tab/><text:tab/><text:tab/><text:tab/>&lt;Tucana-Dwarf&gt;<text:tab/><text:tab/>&lt;/Tucana-Dwarf&gt;</text:p>
      <text:p text:style-name="P18"><text:tab/><text:tab/><text:tab/><text:tab/><text:tab/>&lt;WLM&gt;<text:tab/><text:tab/>&lt;/WLM&gt;</text:p>
      <text:p text:style-name="P18"><text:tab/><text:tab/><text:tab/><text:tab/>&lt;/Local-Galactic-Group&gt;</text:p>
      <text:p text:style-name="P18"><text:tab/><text:tab/><text:tab/><text:tab/>&lt;Virgo-III-Groups&gt;<text:tab/><text:tab/>&lt;/Virgo-III-Groups&gt;</text:p>
      <text:p text:style-name="P18"><text:tab/><text:tab/><text:tab/><text:tab/>&lt;NGC-4697&gt;<text:tab/><text:tab/>&lt;/NGC-4697&gt;</text:p>
      <text:p text:style-name="P18"><text:tab/><text:tab/><text:tab/><text:tab/>&lt;NGC-5033&gt;<text:tab/><text:tab/>&lt;/NGC-5033&gt;</text:p>
      <text:p text:style-name="P18"><text:tab/><text:tab/><text:tab/><text:tab/>&lt;Virgo-Cluster&gt;<text:tab/><text:tab/>&lt;/Virgo-Cluster&gt;</text:p>
      <text:p text:style-name="P18"><text:tab/><text:tab/><text:tab/><text:tab/>&lt;Ursa-Major-Groups&gt;<text:tab/><text:tab/>&lt;/Ursa-Major-Groups&gt;</text:p>
      <text:p text:style-name="P18"><text:tab/><text:tab/><text:tab/><text:tab/>&lt;Leo-II-Groups&gt;<text:tab/><text:tab/>&lt;/Leo-II-Groups&gt;</text:p>
      <text:p text:style-name="P18"><text:tab/><text:tab/><text:tab/><text:tab/>&lt;Canes-Groups&gt;<text:tab/><text:tab/>&lt;/Canes-Groups&gt;</text:p>
      <text:p text:style-name="P18"><text:tab/><text:tab/><text:tab/><text:tab/>&lt;Leo-I&gt;<text:tab/><text:tab/>&lt;/Leo-I&gt;</text:p>
      <text:p text:style-name="P18"><text:tab/><text:tab/><text:tab/><text:tab/>&lt;NGC-2997&gt;<text:tab/><text:tab/>&lt;/NGC-2997&gt;</text:p>
      <text:p text:style-name="P18"><text:tab/><text:tab/><text:tab/><text:tab/>&lt;NGC-5128&gt;<text:tab/><text:tab/>&lt;/NGC-5128&gt;</text:p>
      <text:p text:style-name="P18"><text:tab/><text:tab/><text:tab/><text:tab/>&lt;M101&gt;<text:tab/><text:tab/>&lt;/M101&gt;</text:p>
      <text:p text:style-name="P18"><text:tab/><text:tab/><text:tab/><text:tab/>&lt;M81&gt;<text:tab/><text:tab/>&lt;/M81&gt;</text:p>
      <text:p text:style-name="P18"><text:tab/><text:tab/><text:tab/><text:tab/>&lt;Maffei&gt;<text:tab/><text:tab/>&lt;/Maffei&gt;</text:p>
      <text:p text:style-name="P18"><text:tab/><text:tab/><text:tab/><text:tab/>&lt;NGC-6744&gt;<text:tab/><text:tab/>&lt;/NGC-6744&gt;</text:p>
      <text:p text:style-name="P18"><text:soft-page-break/><text:tab/><text:tab/><text:tab/><text:tab/>&lt;Sculptor&gt;<text:tab/><text:tab/>&lt;/Sculptor&gt;</text:p>
      <text:p text:style-name="P18"><text:tab/><text:tab/><text:tab/><text:tab/>&lt;NGC-1023&gt;<text:tab/><text:tab/>&lt;/NGC-1023&gt;</text:p>
      <text:p text:style-name="P18"><text:tab/><text:tab/><text:tab/><text:tab/>&lt;Dorado&gt;<text:tab/><text:tab/>&lt;/Dorado&gt;</text:p>
      <text:p text:style-name="P18"><text:tab/><text:tab/><text:tab/><text:tab/>&lt;NGC-7582&gt;<text:tab/><text:tab/>&lt;/NGC-7582&gt;</text:p>
      <text:p text:style-name="P18"><text:tab/><text:tab/><text:tab/><text:tab/>&lt;Fornax-Cluster&gt;<text:tab/><text:tab/>&lt;/Fornax-Cluster&gt;</text:p>
      <text:p text:style-name="P18"><text:tab/><text:tab/><text:tab/><text:tab/>&lt;Eridanus-Cluster&gt;<text:tab/><text:tab/>&lt;/Eridanus-Cluster&gt;</text:p>
      <text:p text:style-name="P18"><text:tab/><text:tab/><text:tab/>&lt;/Virgo-Supercluster&gt;</text:p>
      <text:p text:style-name="P18"><text:tab/><text:tab/><text:tab/>&lt;Hydra-Centaurus-Supercluster&gt;<text:tab/><text:tab/>&lt;/Hydra-Centaurus-Supercluster&gt;</text:p>
      <text:p text:style-name="P18"><text:tab/><text:tab/><text:tab/>&lt;Pavo-Indus-Supercluster&gt;<text:tab/><text:tab/>&lt;/Pavo-Indus-Supercluster&gt;</text:p>
      <text:p text:style-name="P18"><text:tab/><text:tab/><text:tab/>&lt;Southern-Supercluster&gt;<text:tab/><text:tab/>&lt;/Southern-Supercluster&gt;</text:p>
      <text:p text:style-name="P18"><text:tab/><text:tab/><text:tab/>&lt;Saraswati-Supercluster&gt;<text:tab/><text:tab/>&lt;/Saraswati-Supercluster&gt;</text:p>
      <text:p text:style-name="P18"><text:tab/><text:tab/>&lt;/Laniakea-Supercluster&gt;</text:p>
      <text:p text:style-name="P18"><text:tab/><text:tab/>&lt;Nearby-Superclusters&gt;</text:p>
      <text:p text:style-name="P18"><text:tab/><text:tab/><text:tab/>&lt;Perseus-Pisces-Supercluster&gt;<text:tab/><text:tab/>&lt;/Perseus-Pisces-Supercluster&gt;</text:p>
      <text:p text:style-name="P18"><text:tab/><text:tab/><text:tab/>&lt;Coma-Supercluster&gt;<text:tab/><text:tab/>&lt;/Coma-Supercluster&gt;</text:p>
      <text:p text:style-name="P18"><text:tab/><text:tab/><text:tab/>&lt;Sculptor-Superclusters&gt;<text:tab/><text:tab/>&lt;/Sculptor-Superclusters&gt;</text:p>
      <text:p text:style-name="P18"><text:tab/><text:tab/><text:tab/>&lt;Hercules-Superclusters&gt;<text:tab/><text:tab/>&lt;/Hercules-Superclusters&gt;</text:p>
      <text:p text:style-name="P18"><text:tab/><text:tab/><text:tab/>&lt;Leo-Supercluster&gt;<text:tab/><text:tab/>&lt;/Leo-Supercluster&gt;</text:p>
      <text:p text:style-name="P18"><text:tab/><text:tab/><text:tab/>&lt;Ophiuchus-Supercluster&gt;<text:tab/><text:tab/>&lt;/Ophiuchus-Supercluster&gt;</text:p>
      <text:p text:style-name="P18"><text:tab/><text:tab/><text:tab/>&lt;Shapley-Supercluster&gt;<text:tab/><text:tab/>&lt;/Shapley-Supercluster&gt;</text:p>
      <text:p text:style-name="P18"><text:tab/><text:tab/>&lt;/Nearby-Superclusters&gt;</text:p>
      <text:p text:style-name="P18"><text:tab/><text:tab/>&lt;Distant-Superclusters&gt;</text:p>
      <text:p text:style-name="P18"><text:tab/><text:tab/><text:tab/>&lt;Pisces-Cetus-Supercluster&gt;<text:tab/><text:tab/>&lt;/Pisces-Cetus-Supercluster&gt;</text:p>
      <text:p text:style-name="P18"><text:tab/><text:tab/><text:tab/>&lt;Bootes-Supercluster&gt;<text:tab/><text:tab/>&lt;/Bootes-Supercluster&gt;</text:p>
      <text:p text:style-name="P18"><text:tab/><text:tab/><text:tab/>&lt;Horogium-Supercluster&gt;<text:tab/><text:tab/>&lt;/Horogium-Supercluster&gt;</text:p>
      <text:p text:style-name="P18"><text:tab/><text:tab/><text:tab/>&lt;Corona-Borealis-Supercluster&gt;<text:tab/>&lt;/Corona-Borealis-Supercluster&gt;</text:p>
      <text:p text:style-name="P18"><text:tab/><text:tab/><text:tab/>&lt;Columbia-Supercluster&gt;<text:tab/><text:tab/>&lt;/Columbia-Supercluster&gt;</text:p>
      <text:p text:style-name="P18"><text:tab/><text:tab/><text:tab/>&lt;Aquarius-Supercluster&gt;<text:tab/><text:tab/>&lt;/Aquarius-Supercluster&gt;</text:p>
      <text:p text:style-name="P18"><text:tab/><text:tab/><text:tab/>&lt;Aquarius-B-Supercluster&gt;<text:tab/><text:tab/>&lt;/Aquarius-B-Supercluster&gt;</text:p>
      <text:p text:style-name="P18"><text:tab/><text:tab/><text:tab/>&lt;Aquarius-Capricornus-Supercluster&gt;<text:tab/><text:tab/>&lt;/Aquarius-Capricornus-Supercluster&gt;</text:p>
      <text:p text:style-name="P18"><text:tab/><text:tab/><text:tab/>&lt;Aqaurius-Cetus-Supercluster&gt;<text:tab/><text:tab/>&lt;/Aquarius-Cetus-Supercluster&gt;</text:p>
      <text:p text:style-name="P18"><text:tab/><text:tab/><text:tab/>&lt;Bootes-A-Supercluster&gt;<text:tab/><text:tab/>&lt;/Bootes-A-Supercluster&gt;</text:p>
      <text:p text:style-name="P18"><text:tab/><text:tab/><text:tab/>&lt;Caelum-Supercluster&gt;<text:tab/><text:tab/>&lt;/Caelum-Supercluster&gt;</text:p>
      <text:p text:style-name="P18"><text:tab/><text:tab/><text:tab/>&lt;Draco-Supercluster&gt;<text:tab/><text:tab/>&lt;/Draco-Supercluster&gt;</text:p>
      <text:p text:style-name="P18"><text:tab/><text:tab/><text:tab/>&lt;Draco-Ursa-Major-Supercluster&gt;<text:tab/><text:tab/>&lt;/Draco-Ursa-Major-Supercluster&gt;</text:p>
      <text:p text:style-name="P18"><text:tab/><text:tab/><text:tab/>&lt;Formax-Eridanus-Supercluster&gt;<text:tab/><text:tab/>&lt;/Formax-Eridanus-Supercluster&gt;</text:p>
      <text:p text:style-name="P18"><text:tab/><text:tab/><text:tab/>&lt;Grus-Supercluster&gt;<text:tab/><text:tab/>&lt;/Grus-Supercluster&gt;</text:p>
      <text:p text:style-name="P18"><text:tab/><text:tab/><text:tab/>&lt;Leo-A-Supercluster&gt;<text:tab/><text:tab/>&lt;/Leo-A-Supercluster&gt;</text:p>
      <text:p text:style-name="P18"><text:tab/><text:tab/><text:tab/>&lt;Leo-Sextans-Supercluster&gt;<text:tab/><text:tab/>&lt;/Leo-Sextans-Supercluster&gt;</text:p>
      <text:p text:style-name="P18"><text:tab/><text:tab/><text:tab/>&lt;Leo-Virgo-Supercluster&gt;<text:tab/><text:tab/>&lt;/Leo-Virgo-Supercluster&gt;</text:p>
      <text:p text:style-name="P18"><text:tab/><text:tab/><text:tab/>&lt;Microscopium-Supercluster&gt;<text:tab/><text:tab/>&lt;/Microscopium-Supercluster&gt;</text:p>
      <text:p text:style-name="P18"><text:tab/><text:tab/><text:tab/>&lt;Pegasus-Pisces-Supercluster&gt;<text:tab/><text:tab/>&lt;/Pegasus-Pisces-Supercluster&gt;</text:p>
      <text:p text:style-name="P18"><text:tab/><text:tab/><text:tab/>&lt;Perseus-Pisces-Supercluster&gt;<text:tab/><text:tab/>&lt;/Perseus-Pisces-Supercluster&gt;</text:p>
      <text:p text:style-name="P18"><text:tab/><text:tab/><text:tab/>&lt;Pisces-Aries-Supercluster&gt;<text:tab/><text:tab/>&lt;/Pisces-Aries-Supercluster&gt;</text:p>
      <text:p text:style-name="P18"><text:tab/><text:tab/><text:tab/>&lt;Ursa-Majoris-Supercluster&gt;<text:tab/><text:tab/>&lt;/Ursa-Majoris-Supercluster&gt;</text:p>
      <text:p text:style-name="P18"><text:tab/><text:tab/><text:tab/>&lt;Virgo-Coma-Supercluster&gt;<text:tab/><text:tab/>&lt;/Virgo-Coma-Supercluster&gt;</text:p>
      <text:p text:style-name="P18"><text:tab/><text:tab/>&lt;/Distant-Superclusters&gt;</text:p>
      <text:p text:style-name="P18"><text:tab/>&lt;/universe&gt;</text:p>
      <text:p text:style-name="P18"><text:soft-page-break/>&lt;space&gt;"</text:p>
      <text:p text:style-name="P4"/>
      <text:p text:style-name="P9">Output</text:p>
      <text:p text:style-name="P9"/>
      <text:p text:style-name="P18">?</text:p>
      <text:p text:style-name="P9"/>
      <text:p text:style-name="P6">Igor Carvalho</text:p>
      <text:p text:style-name="P6"/>
      <text:p text:style-name="P10">Code</text:p>
      <text:p text:style-name="P19"/>
      <text:p text:style-name="P19">import time, sys</text:p>
      <text:p text:style-name="P19">import subprocess as sp</text:p>
      <text:p text:style-name="P19">from colorama import *</text:p>
      <text:p text:style-name="P19">sp.call('clear',shell=True)</text:p>
      <text:p text:style-name="P19"/>
      <text:p text:style-name="P19">thoughts = []</text:p>
      <text:p text:style-name="P19">thoughts = ["Life","Begins","Fear &amp; Terror","Joy &amp; Excitement", "Life goes by fast" ]</text:p>
      <text:p text:style-name="P19">thoughts += ["So many things to do","I live I laugh I love", "I want to do a lot more"]</text:p>
      <text:p text:style-name="P19">thoughts += ["I want to be an adult now","I want money. I want authority"]</text:p>
      <text:p text:style-name="P19"/>
      <text:p text:style-name="P19">myExperiences = ["I have lead a good life. I have kids, grandkids, a good home"] </text:p>
      <text:p text:style-name="P19">myExperiences += ["I have it all and wish to enjoy it for a long time"] </text:p>
      <text:p text:style-name="P19">myExperiences += ["But I need more time, I grow too old", "When I was young, one time when I.."]</text:p>
      <text:p text:style-name="P19">myExperiences += ["I want to be young again", "I can't remember when"]</text:p>
      <text:p text:style-name="P19">myExperiences.reverse()</text:p>
      <text:p text:style-name="P19"/>
      <text:p text:style-name="P19">def sayWhatIlearned(fromThatOneTime):</text:p>
      <text:p text:style-name="P19"><text:s text:c="4"/>print myIdeas[fromThatOneTime]</text:p>
      <text:p text:style-name="P19"><text:s text:c="4"/></text:p>
      <text:p text:style-name="P19">def IcanRemember(thatOneTimeWhen):</text:p>
      <text:p text:style-name="P19"><text:s text:c="4"/>return thatOneTimeWhen&lt;16</text:p>
      <text:p text:style-name="P19"><text:s text:c="4"/></text:p>
      <text:p text:style-name="P19">def tryingToRemember(whileGettingOld):</text:p>
      <text:p text:style-name="P19"><text:s text:c="4"/>if whileGettingOld==16:</text:p>
      <text:p text:style-name="P19"><text:s text:c="8"/>print Style.DIM + Fore.WHITE+ "It was so long ago"</text:p>
      <text:p text:style-name="P19"><text:s text:c="4"/>if whileGettingOld==17:</text:p>
      <text:p text:style-name="P19"><text:s text:c="8"/>print Style.BRIGHT + Fore.BLACK+ "I grow too old"</text:p>
      <text:p text:style-name="P19"><text:s text:c="4"/>if whileGettingOld==18:</text:p>
      <text:p text:style-name="P19"><text:s text:c="8"/>print Style.BRIGHT + Fore.BLACK+ "\nI lived a life"</text:p>
      <text:p text:style-name="P19"><text:s text:c="8"/>print Style.BRIGHT + Fore.BLACK+ "-Igor Carvalho"</text:p>
      <text:p text:style-name="P19"><text:s text:c="8"/></text:p>
      <text:p text:style-name="P19">def timeGoesBy():</text:p>
      <text:p text:style-name="P19"><text:s text:c="4"/>global fromExperience</text:p>
      <text:p text:style-name="P19"><text:s text:c="4"/>if fromExperience==13:</text:p>
      <text:p text:style-name="P19"><text:s text:c="8"/>sys.stdout.write( Style.DIM+Fore.WHITE+'')</text:p>
      <text:p text:style-name="P19"/>
      <text:p text:style-name="P19">def thinkAboutLife(thatOneTimeWhen):</text:p>
      <text:p text:style-name="P19"><text:s text:c="4"/>if IcanRemember(thatOneTimeWhen):</text:p>
      <text:p text:style-name="P19"><text:s text:c="8"/>timeGoesBy()</text:p>
      <text:p text:style-name="P19"><text:soft-page-break/><text:s text:c="8"/>print myExperiences.pop()</text:p>
      <text:p text:style-name="P19"><text:s text:c="4"/>else:</text:p>
      <text:p text:style-name="P19"><text:s text:c="8"/>tryingToRemember(thatOneTimeWhen)</text:p>
      <text:p text:style-name="P19"/>
      <text:p text:style-name="P19">def Ilearn():</text:p>
      <text:p text:style-name="P19"><text:s text:c="4"/>global fromExperience</text:p>
      <text:p text:style-name="P19"><text:s text:c="4"/>myIdeas.append(thoughts[fromExperience])</text:p>
      <text:p text:style-name="P19"><text:s text:c="4"/>sayWhatIlearned(fromExperience)</text:p>
      <text:p text:style-name="P19"><text:s text:c="4"/>global age</text:p>
      <text:p text:style-name="P19"><text:s text:c="4"/>time.sleep(age*2)</text:p>
      <text:p text:style-name="P19"><text:s text:c="4"/>age+=.1</text:p>
      <text:p text:style-name="P19"><text:s text:c="4"/>fromExperience +=1</text:p>
      <text:p text:style-name="P19"/>
      <text:p text:style-name="P19">def Icontemplate():</text:p>
      <text:p text:style-name="P19"><text:s text:c="4"/>global fromExperience</text:p>
      <text:p text:style-name="P19"><text:s text:c="4"/>thinkAboutLife(fromExperience)</text:p>
      <text:p text:style-name="P19"><text:s text:c="4"/>global age</text:p>
      <text:p text:style-name="P19"><text:s text:c="4"/>time.sleep(age*2)</text:p>
      <text:p text:style-name="P19"><text:s text:c="4"/>age+=.5</text:p>
      <text:p text:style-name="P19"><text:s text:c="4"/>fromExperience +=1</text:p>
      <text:p text:style-name="P19"/>
      <text:p text:style-name="P19">def IgrewUp():</text:p>
      <text:p text:style-name="P19"><text:s text:c="4"/>global fromExperience</text:p>
      <text:p text:style-name="P19"><text:s text:c="4"/>return fromExperience==10</text:p>
      <text:p text:style-name="P19"><text:s text:c="4"/></text:p>
      <text:p text:style-name="P19">def growOld():</text:p>
      <text:p text:style-name="P19"><text:s text:c="4"/>global IamYoung</text:p>
      <text:p text:style-name="P19"><text:s text:c="4"/>global IamOld</text:p>
      <text:p text:style-name="P19"><text:s text:c="4"/>IamYoung=False</text:p>
      <text:p text:style-name="P19"><text:s text:c="4"/>IamOld=True</text:p>
      <text:p text:style-name="P19"><text:s text:c="4"/>print "\nI live a life"</text:p>
      <text:p text:style-name="P19"><text:s text:c="4"/>time.sleep(age*4)</text:p>
      <text:p text:style-name="P19"><text:s text:c="4"/>sp.call('clear',shell=True)</text:p>
      <text:p text:style-name="P19"><text:s text:c="4"/>print Style.NORMAL+ "As I grow old"</text:p>
      <text:p text:style-name="P19"><text:s text:c="4"/>time.sleep(age*3)</text:p>
      <text:p text:style-name="P19"/>
      <text:p text:style-name="P19">myIdeas = []</text:p>
      <text:p text:style-name="P19">life=True</text:p>
      <text:p text:style-name="P19">IamYoung=True</text:p>
      <text:p text:style-name="P19">IamOld=False</text:p>
      <text:p text:style-name="P19">age = .00</text:p>
      <text:p text:style-name="P19">fromExperience = 0</text:p>
      <text:p text:style-name="P19">print Style.BRIGHT+ "As a child"</text:p>
      <text:p text:style-name="P19">time.sleep(1)</text:p>
      <text:p text:style-name="P19"/>
      <text:p text:style-name="P19">while life:</text:p>
      <text:p text:style-name="P19"><text:s text:c="4"/>if IamYoung:</text:p>
      <text:p text:style-name="P19"><text:s text:c="8"/>Ilearn()</text:p>
      <text:p text:style-name="P19"><text:s text:c="4"/>elif IamOld:</text:p>
      <text:p text:style-name="P19"><text:soft-page-break/><text:s text:c="8"/>Icontemplate()</text:p>
      <text:p text:style-name="P19"><text:s text:c="4"/>if IgrewUp():</text:p>
      <text:p text:style-name="P19"><text:s text:c="8"/>growOld()</text:p>
      <text:p text:style-name="P19"/>
      <text:p text:style-name="P10">Output</text:p>
      <text:p text:style-name="P19"/>
      <text:p text:style-name="P19">.mp3 file in folder</text:p>
      <text:p text:style-name="P6"/>
      <text:p text:style-name="P6">Arielle Cerini</text:p>
      <text:p text:style-name="P6"/>
      <text:p text:style-name="P6">Bohan Chen</text:p>
      <text:p text:style-name="P6"/>
      <text:p text:style-name="P11">Code</text:p>
      <text:p text:style-name="P11"/>
      <text:p text:style-name="P20">/*</text:p>
      <text:p text:style-name="P20">/*</text:p>
      <text:p text:style-name="P20">Bohan Chen </text:p>
      <text:p text:style-name="P20">11/13/2017</text:p>
      <text:p text:style-name="P20">This is a visual poetry project done in Processing</text:p>
      <text:p text:style-name="P20">Reference from the Pointillism example</text:p>
      <text:p text:style-name="P20">This work is trying to describe that after the 19th National Congress of the Communist Party of China, </text:p>
      <text:p text:style-name="P20">president Xi Jinping became the most powerful Chinese leader in the past decades. </text:p>
      <text:p text:style-name="P20">It is also trying to refect my conern about the future: Red Terror，Freedom of Speech, </text:p>
      <text:p text:style-name="P20">Cult of personality, Political Correntness，etc.</text:p>
      <text:p text:style-name="P20">It is pointillism work using his last name "Xi"</text:p>
      <text:p text:style-name="P20">*/</text:p>
      <text:p text:style-name="P20"/>
      <text:p text:style-name="P20">PImage XijinpingisPowerful;</text:p>
      <text:p text:style-name="P20">int LeadChineseDream;</text:p>
      <text:p text:style-name="P20">int CreateTheFuture;</text:p>
      <text:p text:style-name="P20">float NewEra;</text:p>
      <text:p text:style-name="P20">PFont Socialism; </text:p>
      <text:p text:style-name="P20"/>
      <text:p text:style-name="P20">import processing.sound.*;</text:p>
      <text:p text:style-name="P20">SoundFile RedTerror;</text:p>
      <text:p text:style-name="P20"/>
      <text:p text:style-name="P20">void setup() {</text:p>
      <text:p text:style-name="P20"><text:s text:c="2"/>size(800, 1052);</text:p>
      <text:p text:style-name="P20"><text:s text:c="2"/>XijinpingisPowerful = loadImage("TheMostPowerfulMan.jpg");</text:p>
      <text:p text:style-name="P20"><text:s text:c="2"/>LeadChineseDream = 30;</text:p>
      <text:p text:style-name="P20"><text:s text:c="2"/>CreateTheFuture = 60;</text:p>
      <text:p text:style-name="P20"><text:s text:c="2"/></text:p>
      <text:p text:style-name="P20"><text:s text:c="2"/>imageMode(CENTER);</text:p>
      <text:p text:style-name="P20"><text:s text:c="2"/>noStroke();</text:p>
      <text:p text:style-name="P20"><text:s text:c="2"/>background(#F6FFF8);//grey</text:p>
      <text:p text:style-name="P20"><text:s text:c="2"/>frameRate(30);</text:p>
      <text:p text:style-name="P20"><text:s text:c="2"/>smooth();</text:p>
      <text:p text:style-name="P20"><text:s text:c="2"/>Socialism = loadFont("Lato-Bold-48.vlw");</text:p>
      <text:p text:style-name="P20"><text:s text:c="2"/></text:p>
      <text:p text:style-name="P20"><text:soft-page-break/><text:s text:c="2"/>RedTerror = new SoundFile(this, "HeroTheme.mp3");</text:p>
      <text:p text:style-name="P20"><text:s text:c="2"/>//RedTerror.play();</text:p>
      <text:p text:style-name="P20"><text:s text:c="2"/>RedTerror.loop();</text:p>
      <text:p text:style-name="P20">}</text:p>
      <text:p text:style-name="P20"/>
      <text:p text:style-name="P20">void draw() { <text:s text:c="2"/></text:p>
      <text:p text:style-name="P20"><text:s text:c="2"/>float ChineseDream = map(mouseX, 0, width, LeadChineseDream, CreateTheFuture);</text:p>
      <text:p text:style-name="P20"><text:s text:c="2"/>int x = int(random(XijinpingisPowerful.width));</text:p>
      <text:p text:style-name="P20"><text:s text:c="2"/>int y = int(random(XijinpingisPowerful.height));</text:p>
      <text:p text:style-name="P20"><text:s text:c="2"/>color pix = XijinpingisPowerful.get(x, y);</text:p>
      <text:p text:style-name="P20"><text:s text:c="2"/>fill(pix, 128);</text:p>
      <text:p text:style-name="P20"><text:s text:c="2"/>textSize(random(20,40));</text:p>
      <text:p text:style-name="P20"><text:s text:c="2"/>text("Xi", x, y, ChineseDream, ChineseDream);</text:p>
      <text:p text:style-name="P20"><text:s text:c="2"/></text:p>
      <text:p text:style-name="P20">}</text:p>
      <text:p text:style-name="P20"/>
      <text:p text:style-name="P12">Output</text:p>
      <text:p text:style-name="P21"/>
      <text:p text:style-name="P25">chenoutput.png in folder</text:p>
      <text:p text:style-name="P6"/>
      <text:p text:style-name="P6">Curtis Falkingham</text:p>
      <text:p text:style-name="P6"/>
      <text:p text:style-name="P52">Code</text:p>
      <text:p text:style-name="P52"/>
      <text:p text:style-name="P41">#N canvas 0 23 1680 925 10;</text:p>
      <text:p text:style-name="P41">#X floatatom 530 383 4 0 0 0 - c.time -, f 4;</text:p>
      <text:p text:style-name="P41">#X floatatom 1104 378 5 0 0 0 - e.time -, f 5;</text:p>
      <text:p text:style-name="P41">#X obj 835 313 tgl 100 0 empty no empty 17 7 0 10 -261234 -1 -1 0 1</text:p>
      <text:p text:style-name="P41">;</text:p>
      <text:p text:style-name="P41">#N canvas 0 23 1680 925 settings 0;</text:p>
      <text:p text:style-name="P41">#N canvas 1028 38 636 589 day/night 0;</text:p>
      <text:p text:style-name="P41">#X floatatom 123 203 5 0 0 0 - - -, f 5;</text:p>
      <text:p text:style-name="P41">#X obj 123 222 select 24;</text:p>
      <text:p text:style-name="P41">#X msg 88 202 0;</text:p>
      <text:p text:style-name="P41">#X obj 152 179 + 1;</text:p>
      <text:p text:style-name="P41">#X obj 123 179 f;</text:p>
      <text:p text:style-name="P41">#X text 192 28 Day/Night Cycle;</text:p>
      <text:p text:style-name="P41">#X floatatom 368 205 5 0 0 0 - - -, f 5;</text:p>
      <text:p text:style-name="P41">#X obj 368 224 select 24;</text:p>
      <text:p text:style-name="P41">#X msg 335 204 0;</text:p>
      <text:p text:style-name="P41">#X obj 397 181 + 1;</text:p>
      <text:p text:style-name="P41">#X obj 368 181 f;</text:p>
      <text:p text:style-name="P41">#X obj 272 91 r time;</text:p>
      <text:p text:style-name="P41">#X msg 323 108 6;</text:p>
      <text:p text:style-name="P41">#X obj 272 111 bng 15 250 50 0 empty empty empty 17 7 0 10 -262144</text:p>
      <text:p text:style-name="P41">-1 -1;</text:p>
      <text:p text:style-name="P41">#X obj 123 248 s c.time;</text:p>
      <text:p text:style-name="P41">#X obj 368 249 s e.time;</text:p>
      <text:p text:style-name="P41">#X obj 123 302 f;</text:p>
      <text:p text:style-name="P41"><text:soft-page-break/>#X obj 154 302 + 1;</text:p>
      <text:p text:style-name="P41">#X msg 217 108 0;</text:p>
      <text:p text:style-name="P41">#X obj 123 155 metro 2000;</text:p>
      <text:p text:style-name="P41">#X obj 368 157 metro 2000;</text:p>
      <text:p text:style-name="P41">#X floatatom 123 336 5 0 0 0 - - -, f 5;</text:p>
      <text:p text:style-name="P41">#X obj 120 417 -;</text:p>
      <text:p text:style-name="P41">#X floatatom 120 447 5 0 0 0 - - -, f 5;</text:p>
      <text:p text:style-name="P41">#X obj 120 472 s day;</text:p>
      <text:p text:style-name="P41">#X obj 91 402 bng 15 250 50 0 empty empty empty 17 7 0 10 -262144 -1</text:p>
      <text:p text:style-name="P41">-1;</text:p>
      <text:p text:style-name="P41">#X obj 120 388 352;</text:p>
      <text:p text:style-name="P41">#X connect 0 0 1 0;</text:p>
      <text:p text:style-name="P41">#X connect 0 0 14 0;</text:p>
      <text:p text:style-name="P41">#X connect 1 0 2 0;</text:p>
      <text:p text:style-name="P41">#X connect 1 0 16 0;</text:p>
      <text:p text:style-name="P41">#X connect 2 0 4 0;</text:p>
      <text:p text:style-name="P41">#X connect 3 0 4 1;</text:p>
      <text:p text:style-name="P41">#X connect 4 0 3 0;</text:p>
      <text:p text:style-name="P41">#X connect 4 0 0 0;</text:p>
      <text:p text:style-name="P41">#X connect 6 0 7 0;</text:p>
      <text:p text:style-name="P41">#X connect 6 0 15 0;</text:p>
      <text:p text:style-name="P41">#X connect 7 0 8 0;</text:p>
      <text:p text:style-name="P41">#X connect 8 0 10 0;</text:p>
      <text:p text:style-name="P41">#X connect 9 0 10 1;</text:p>
      <text:p text:style-name="P41">#X connect 10 0 9 0;</text:p>
      <text:p text:style-name="P41">#X connect 10 0 6 0;</text:p>
      <text:p text:style-name="P41">#X connect 11 0 13 0;</text:p>
      <text:p text:style-name="P41">#X connect 11 0 12 0;</text:p>
      <text:p text:style-name="P41">#X connect 11 0 18 0;</text:p>
      <text:p text:style-name="P41">#X connect 12 0 10 0;</text:p>
      <text:p text:style-name="P41">#X connect 13 0 19 0;</text:p>
      <text:p text:style-name="P41">#X connect 13 0 20 0;</text:p>
      <text:p text:style-name="P41">#X connect 16 0 17 0;</text:p>
      <text:p text:style-name="P41">#X connect 16 0 21 0;</text:p>
      <text:p text:style-name="P41">#X connect 17 0 16 1;</text:p>
      <text:p text:style-name="P41">#X connect 18 0 4 0;</text:p>
      <text:p text:style-name="P41">#X connect 19 0 4 0;</text:p>
      <text:p text:style-name="P41">#X connect 20 0 10 0;</text:p>
      <text:p text:style-name="P41">#X connect 21 0 22 1;</text:p>
      <text:p text:style-name="P41">#X connect 21 0 25 0;</text:p>
      <text:p text:style-name="P41">#X connect 22 0 23 0;</text:p>
      <text:p text:style-name="P41">#X connect 23 0 24 0;</text:p>
      <text:p text:style-name="P41">#X connect 25 0 22 0;</text:p>
      <text:p text:style-name="P41">#X connect 25 0 26 0;</text:p>
      <text:p text:style-name="P41">#X connect 26 0 22 0;</text:p>
      <text:p text:style-name="P41">#X restore 33 33 pd day/night;</text:p>
      <text:p text:style-name="P41">#N canvas 0 22 332 254 sleep 0;</text:p>
      <text:p text:style-name="P41">#N canvas 33 172 528 450 c.sleep 0;</text:p>
      <text:p text:style-name="P41">#X obj 91 278 ==;</text:p>
      <text:p text:style-name="P41"><text:soft-page-break/>#X floatatom 93 218 5 0 0 0 - - -, f 5;</text:p>
      <text:p text:style-name="P41">#X obj 91 301 tgl 15 0 empty empty empty 17 7 0 10 -262144 -1 -1 0</text:p>
      <text:p text:style-name="P41">1;</text:p>
      <text:p text:style-name="P41">#X obj 52 331 spigot;</text:p>
      <text:p text:style-name="P41">#X obj 205 348 tgl 15 0 empty empty empty 17 7 0 10 -262144 -1 -1 1</text:p>
      <text:p text:style-name="P41">1;</text:p>
      <text:p text:style-name="P41">#X obj 91 257 bng 15 250 50 0 empty empty empty 17 7 0 10 -262144 -1</text:p>
      <text:p text:style-name="P41">-1;</text:p>
      <text:p text:style-name="P41">#X obj 343 183 random 4;</text:p>
      <text:p text:style-name="P41">#X obj 342 270 ==;</text:p>
      <text:p text:style-name="P41">#X obj 342 293 tgl 15 0 empty empty empty 17 7 0 10 -262144 -1 -1 0</text:p>
      <text:p text:style-name="P41">1;</text:p>
      <text:p text:style-name="P41">#X obj 303 331 spigot;</text:p>
      <text:p text:style-name="P41">#X obj 342 249 bng 15 250 50 0 empty empty empty 17 7 0 10 -262144</text:p>
      <text:p text:style-name="P41">-1 -1;</text:p>
      <text:p text:style-name="P41">#X msg 343 157 seed 2;</text:p>
      <text:p text:style-name="P41">#X floatatom 257 65 5 0 0 0 - - -, f 5;</text:p>
      <text:p text:style-name="P41">#X floatatom 409 243 5 0 0 0 - - -, f 5;</text:p>
      <text:p text:style-name="P41">#X floatatom 343 205 5 0 0 0 - - -, f 5;</text:p>
      <text:p text:style-name="P41">#X obj 205 374 outlet;</text:p>
      <text:p text:style-name="P41">#X msg 303 305 1;</text:p>
      <text:p text:style-name="P41">#X msg 52 304 0;</text:p>
      <text:p text:style-name="P41">#X obj 93 236 + 1;</text:p>
      <text:p text:style-name="P41">#X obj 194 65 r c.time;</text:p>
      <text:p text:style-name="P41">#X obj 341 364 outlet;</text:p>
      <text:p text:style-name="P41">#X obj 194 92 select 1 7;</text:p>
      <text:p text:style-name="P41">#X obj 343 226 + 8;</text:p>
      <text:p text:style-name="P41">#X obj 427 156 select 17;</text:p>
      <text:p text:style-name="P41">#X msg 427 188 5;</text:p>
      <text:p text:style-name="P41">#X obj 168 181 select 6;</text:p>
      <text:p text:style-name="P41">#X msg 168 202 6;</text:p>
      <text:p text:style-name="P41">#X obj 93 194 random 3;</text:p>
      <text:p text:style-name="P41">#X connect 0 0 2 0;</text:p>
      <text:p text:style-name="P41">#X connect 1 0 18 0;</text:p>
      <text:p text:style-name="P41">#X connect 2 0 3 1;</text:p>
      <text:p text:style-name="P41">#X connect 3 0 4 0;</text:p>
      <text:p text:style-name="P41">#X connect 4 0 15 0;</text:p>
      <text:p text:style-name="P41">#X connect 5 0 0 0;</text:p>
      <text:p text:style-name="P41">#X connect 5 0 0 1;</text:p>
      <text:p text:style-name="P41">#X connect 6 0 14 0;</text:p>
      <text:p text:style-name="P41">#X connect 7 0 8 0;</text:p>
      <text:p text:style-name="P41">#X connect 8 0 9 1;</text:p>
      <text:p text:style-name="P41">#X connect 9 0 4 0;</text:p>
      <text:p text:style-name="P41">#X connect 10 0 7 0;</text:p>
      <text:p text:style-name="P41">#X connect 10 0 7 1;</text:p>
      <text:p text:style-name="P41">#X connect 10 0 20 0;</text:p>
      <text:p text:style-name="P41">#X connect 11 0 6 0;</text:p>
      <text:p text:style-name="P41">#X connect 14 0 22 0;</text:p>
      <text:p text:style-name="P41">#X connect 16 0 9 0;</text:p>
      <text:p text:style-name="P41"><text:soft-page-break/>#X connect 17 0 3 0;</text:p>
      <text:p text:style-name="P41">#X connect 18 0 0 0;</text:p>
      <text:p text:style-name="P41">#X connect 19 0 0 1;</text:p>
      <text:p text:style-name="P41">#X connect 19 0 5 0;</text:p>
      <text:p text:style-name="P41">#X connect 19 0 17 0;</text:p>
      <text:p text:style-name="P41">#X connect 19 0 10 0;</text:p>
      <text:p text:style-name="P41">#X connect 19 0 16 0;</text:p>
      <text:p text:style-name="P41">#X connect 19 0 7 1;</text:p>
      <text:p text:style-name="P41">#X connect 19 0 12 0;</text:p>
      <text:p text:style-name="P41">#X connect 19 0 21 0;</text:p>
      <text:p text:style-name="P41">#X connect 19 0 23 0;</text:p>
      <text:p text:style-name="P41">#X connect 19 0 25 0;</text:p>
      <text:p text:style-name="P41">#X connect 21 0 27 0;</text:p>
      <text:p text:style-name="P41">#X connect 21 1 6 0;</text:p>
      <text:p text:style-name="P41">#X connect 22 0 7 0;</text:p>
      <text:p text:style-name="P41">#X connect 22 0 13 0;</text:p>
      <text:p text:style-name="P41">#X connect 23 0 24 0;</text:p>
      <text:p text:style-name="P41">#X connect 24 0 14 0;</text:p>
      <text:p text:style-name="P41">#X connect 25 0 26 0;</text:p>
      <text:p text:style-name="P41">#X connect 26 0 1 0;</text:p>
      <text:p text:style-name="P41">#X connect 27 0 1 0;</text:p>
      <text:p text:style-name="P41">#X restore 68 49 pd c.sleep;</text:p>
      <text:p text:style-name="P41">#N canvas 1120 199 517 441 e.sleep 0;</text:p>
      <text:p text:style-name="P41">#X obj 91 277 ==;</text:p>
      <text:p text:style-name="P41">#X floatatom 93 217 5 0 0 0 - - -, f 5;</text:p>
      <text:p text:style-name="P41">#X obj 91 300 tgl 15 0 empty empty empty 17 7 0 10 -262144 -1 -1 0</text:p>
      <text:p text:style-name="P41">1;</text:p>
      <text:p text:style-name="P41">#X obj 52 330 spigot;</text:p>
      <text:p text:style-name="P41">#X obj 205 347 tgl 15 0 empty empty empty 17 7 0 10 -262144 -1 -1 1</text:p>
      <text:p text:style-name="P41">1;</text:p>
      <text:p text:style-name="P41">#X obj 91 256 bng 15 250 50 0 empty empty empty 17 7 0 10 -262144 -1</text:p>
      <text:p text:style-name="P41">-1;</text:p>
      <text:p text:style-name="P41">#X obj 343 183 random 4;</text:p>
      <text:p text:style-name="P41">#X obj 342 269 ==;</text:p>
      <text:p text:style-name="P41">#X obj 342 292 tgl 15 0 empty empty empty 17 7 0 10 -262144 -1 -1 0</text:p>
      <text:p text:style-name="P41">1;</text:p>
      <text:p text:style-name="P41">#X obj 303 330 spigot;</text:p>
      <text:p text:style-name="P41">#X obj 342 248 bng 15 250 50 0 empty empty empty 17 7 0 10 -262144</text:p>
      <text:p text:style-name="P41">-1 -1;</text:p>
      <text:p text:style-name="P41">#X msg 343 157 seed 2;</text:p>
      <text:p text:style-name="P41">#X floatatom 257 64 5 0 0 0 - - -, f 5;</text:p>
      <text:p text:style-name="P41">#X floatatom 404 253 5 0 0 0 - - -, f 5;</text:p>
      <text:p text:style-name="P41">#X floatatom 343 205 5 0 0 0 - - -, f 5;</text:p>
      <text:p text:style-name="P41">#X obj 194 64 r e.time;</text:p>
      <text:p text:style-name="P41">#X obj 205 373 outlet;</text:p>
      <text:p text:style-name="P41">#X msg 303 284 1;</text:p>
      <text:p text:style-name="P41">#X msg 52 303 0;</text:p>
      <text:p text:style-name="P41">#X obj 343 225 + 8;</text:p>
      <text:p text:style-name="P41">#X obj 93 235 + 1;</text:p>
      <text:p text:style-name="P41"><text:soft-page-break/>#X obj 194 91 select 1 7;</text:p>
      <text:p text:style-name="P41">#X obj 418 156 select 17;</text:p>
      <text:p text:style-name="P41">#X msg 418 188 5;</text:p>
      <text:p text:style-name="P41">#X obj 93 192 random 3;</text:p>
      <text:p text:style-name="P41">#X obj 168 179 select 6;</text:p>
      <text:p text:style-name="P41">#X msg 168 201 6;</text:p>
      <text:p text:style-name="P41">#X connect 0 0 2 0;</text:p>
      <text:p text:style-name="P41">#X connect 1 0 20 0;</text:p>
      <text:p text:style-name="P41">#X connect 2 0 3 1;</text:p>
      <text:p text:style-name="P41">#X connect 3 0 4 0;</text:p>
      <text:p text:style-name="P41">#X connect 4 0 16 0;</text:p>
      <text:p text:style-name="P41">#X connect 5 0 0 0;</text:p>
      <text:p text:style-name="P41">#X connect 5 0 0 1;</text:p>
      <text:p text:style-name="P41">#X connect 6 0 14 0;</text:p>
      <text:p text:style-name="P41">#X connect 7 0 8 0;</text:p>
      <text:p text:style-name="P41">#X connect 8 0 9 1;</text:p>
      <text:p text:style-name="P41">#X connect 9 0 4 0;</text:p>
      <text:p text:style-name="P41">#X connect 10 0 7 0;</text:p>
      <text:p text:style-name="P41">#X connect 10 0 7 1;</text:p>
      <text:p text:style-name="P41">#X connect 11 0 6 0;</text:p>
      <text:p text:style-name="P41">#X connect 14 0 19 0;</text:p>
      <text:p text:style-name="P41">#X connect 15 0 0 1;</text:p>
      <text:p text:style-name="P41">#X connect 15 0 5 0;</text:p>
      <text:p text:style-name="P41">#X connect 15 0 18 0;</text:p>
      <text:p text:style-name="P41">#X connect 15 0 10 0;</text:p>
      <text:p text:style-name="P41">#X connect 15 0 17 0;</text:p>
      <text:p text:style-name="P41">#X connect 15 0 7 1;</text:p>
      <text:p text:style-name="P41">#X connect 15 0 12 0;</text:p>
      <text:p text:style-name="P41">#X connect 15 0 21 0;</text:p>
      <text:p text:style-name="P41">#X connect 15 0 22 0;</text:p>
      <text:p text:style-name="P41">#X connect 15 0 25 0;</text:p>
      <text:p text:style-name="P41">#X connect 17 0 9 0;</text:p>
      <text:p text:style-name="P41">#X connect 18 0 3 0;</text:p>
      <text:p text:style-name="P41">#X connect 19 0 7 0;</text:p>
      <text:p text:style-name="P41">#X connect 19 0 13 0;</text:p>
      <text:p text:style-name="P41">#X connect 20 0 0 0;</text:p>
      <text:p text:style-name="P41">#X connect 21 0 24 0;</text:p>
      <text:p text:style-name="P41">#X connect 21 1 6 0;</text:p>
      <text:p text:style-name="P41">#X connect 22 0 23 0;</text:p>
      <text:p text:style-name="P41">#X connect 23 0 14 0;</text:p>
      <text:p text:style-name="P41">#X connect 24 0 1 0;</text:p>
      <text:p text:style-name="P41">#X connect 25 0 26 0;</text:p>
      <text:p text:style-name="P41">#X connect 26 0 1 0;</text:p>
      <text:p text:style-name="P41">#X restore 149 49 pd e.sleep;</text:p>
      <text:p text:style-name="P41">#X obj 68 111 tgl 15 0 empty empty empty 17 7 0 10 -262144 -1 -1 1</text:p>
      <text:p text:style-name="P41">1;</text:p>
      <text:p text:style-name="P41">#X obj 68 79 &amp;&amp;;</text:p>
      <text:p text:style-name="P41">#X obj 68 135 outlet;</text:p>
      <text:p text:style-name="P41">#X connect 0 0 3 0;</text:p>
      <text:p text:style-name="P41"><text:soft-page-break/>#X connect 0 1 3 0;</text:p>
      <text:p text:style-name="P41">#X connect 1 0 3 1;</text:p>
      <text:p text:style-name="P41">#X connect 2 0 4 0;</text:p>
      <text:p text:style-name="P41">#X connect 3 0 2 0;</text:p>
      <text:p text:style-name="P41">#X restore 185 36 pd sleep;</text:p>
      <text:p text:style-name="P41">#X obj 185 64 tgl 15 0 empty empty empty 17 7 0 10 -262144 -1 -1 1</text:p>
      <text:p text:style-name="P41">1;</text:p>
      <text:p text:style-name="P41">#N canvas 486 134 302 218 work 0;</text:p>
      <text:p text:style-name="P41">#X obj 45 125 outlet;</text:p>
      <text:p text:style-name="P41">#N canvas 0 22 675 514 c.work 0;</text:p>
      <text:p text:style-name="P41">#N canvas 780 252 450 300 week 0;</text:p>
      <text:p text:style-name="P41">#X obj 278 36 r day;</text:p>
      <text:p text:style-name="P41">#X obj 278 64 select 0 1 2 3 4 5 6;</text:p>
      <text:p text:style-name="P41">#X obj 49 136 r c.time;</text:p>
      <text:p text:style-name="P41">#X obj 49 209 &amp;&amp;;</text:p>
      <text:p text:style-name="P41">#X obj 15 153 bng 15 250 50 0 empty empty empty 17 7 0 10 -262144 -1</text:p>
      <text:p text:style-name="P41">-1;</text:p>
      <text:p text:style-name="P41">#X obj 102 177 &lt;= 16;</text:p>
      <text:p text:style-name="P41">#X obj 49 243 &amp;&amp;;</text:p>
      <text:p text:style-name="P41">#X obj 49 267 tgl 15 0 empty empty empty 17 7 0 10 -262144 -1 -1 0</text:p>
      <text:p text:style-name="P41">1;</text:p>
      <text:p text:style-name="P41">#X obj 49 316 tgl 15 0 empty empty empty 17 7 0 10 -262144 -1 -1 0</text:p>
      <text:p text:style-name="P41">1;</text:p>
      <text:p text:style-name="P41">#X obj 49 291 != 0;</text:p>
      <text:p text:style-name="P41">#X text 599 202 Free or not?;</text:p>
      <text:p text:style-name="P41">#X obj 279 140 r c.time;</text:p>
      <text:p text:style-name="P41">#X obj 279 213 &amp;&amp;;</text:p>
      <text:p text:style-name="P41">#X obj 279 182 &gt;= 10;</text:p>
      <text:p text:style-name="P41">#X obj 247 157 bng 15 250 50 0 empty empty empty 17 7 0 10 -262144</text:p>
      <text:p text:style-name="P41">-1 -1;</text:p>
      <text:p text:style-name="P41">#X obj 279 247 &amp;&amp;;</text:p>
      <text:p text:style-name="P41">#X obj 279 271 tgl 15 0 empty empty empty 17 7 0 10 -262144 -1 -1 0</text:p>
      <text:p text:style-name="P41">1;</text:p>
      <text:p text:style-name="P41">#X obj 279 320 tgl 15 0 empty empty empty 17 7 0 10 -262144 -1 -1 0</text:p>
      <text:p text:style-name="P41">1;</text:p>
      <text:p text:style-name="P41">#X obj 279 295 != 0;</text:p>
      <text:p text:style-name="P41">#X obj 49 178 &gt;= 12;</text:p>
      <text:p text:style-name="P41">#X obj 332 182 &lt;= 12;</text:p>
      <text:p text:style-name="P41">#X obj 563 204 tgl 15 0 empty empty empty 17 7 0 10 -262144 -1 -1 0</text:p>
      <text:p text:style-name="P41">1;</text:p>
      <text:p text:style-name="P41">#X floatatom 356 229 5 0 0 0 - - -, f 5;</text:p>
      <text:p text:style-name="P41">#X floatatom 357 264 5 0 0 0 - - -, f 5;</text:p>
      <text:p text:style-name="P41">#X floatatom 131 223 5 0 0 0 - - -, f 5;</text:p>
      <text:p text:style-name="P41">#X floatatom 131 259 5 0 0 0 - - -, f 5;</text:p>
      <text:p text:style-name="P41">#X connect 0 0 1 0;</text:p>
      <text:p text:style-name="P41">#X connect 1 1 15 1;</text:p>
      <text:p text:style-name="P41">#X connect 1 3 6 1;</text:p>
      <text:p text:style-name="P41">#X connect 1 4 15 1;</text:p>
      <text:p text:style-name="P41">#X connect 2 0 4 0;</text:p>
      <text:p text:style-name="P41"><text:soft-page-break/>#X connect 2 0 19 0;</text:p>
      <text:p text:style-name="P41">#X connect 2 0 5 0;</text:p>
      <text:p text:style-name="P41">#X connect 3 0 6 0;</text:p>
      <text:p text:style-name="P41">#X connect 3 0 24 0;</text:p>
      <text:p text:style-name="P41">#X connect 4 0 5 0;</text:p>
      <text:p text:style-name="P41">#X connect 4 0 3 0;</text:p>
      <text:p text:style-name="P41">#X connect 4 0 9 0;</text:p>
      <text:p text:style-name="P41">#X connect 4 0 19 0;</text:p>
      <text:p text:style-name="P41">#X connect 4 0 6 0;</text:p>
      <text:p text:style-name="P41">#X connect 5 0 3 1;</text:p>
      <text:p text:style-name="P41">#X connect 6 0 7 0;</text:p>
      <text:p text:style-name="P41">#X connect 6 0 25 0;</text:p>
      <text:p text:style-name="P41">#X connect 7 0 9 0;</text:p>
      <text:p text:style-name="P41">#X connect 9 0 8 0;</text:p>
      <text:p text:style-name="P41">#X connect 11 0 13 0;</text:p>
      <text:p text:style-name="P41">#X connect 11 0 14 0;</text:p>
      <text:p text:style-name="P41">#X connect 11 0 20 0;</text:p>
      <text:p text:style-name="P41">#X connect 12 0 15 0;</text:p>
      <text:p text:style-name="P41">#X connect 12 0 22 0;</text:p>
      <text:p text:style-name="P41">#X connect 13 0 12 0;</text:p>
      <text:p text:style-name="P41">#X connect 14 0 13 0;</text:p>
      <text:p text:style-name="P41">#X connect 14 0 12 0;</text:p>
      <text:p text:style-name="P41">#X connect 14 0 18 0;</text:p>
      <text:p text:style-name="P41">#X connect 14 0 20 0;</text:p>
      <text:p text:style-name="P41">#X connect 14 0 15 0;</text:p>
      <text:p text:style-name="P41">#X connect 15 0 16 0;</text:p>
      <text:p text:style-name="P41">#X connect 15 0 23 0;</text:p>
      <text:p text:style-name="P41">#X connect 16 0 18 0;</text:p>
      <text:p text:style-name="P41">#X connect 18 0 17 0;</text:p>
      <text:p text:style-name="P41">#X connect 19 0 3 0;</text:p>
      <text:p text:style-name="P41">#X connect 20 0 12 1;</text:p>
      <text:p text:style-name="P41">#X restore 103 278 pd week;</text:p>
      <text:p text:style-name="P41">#X obj 107 71 r c.time;</text:p>
      <text:p text:style-name="P41">#X obj 107 138 &amp;&amp;;</text:p>
      <text:p text:style-name="P41">#X obj 107 196 tgl 15 0 empty empty empty 17 7 0 10 -262144 -1 -1 1</text:p>
      <text:p text:style-name="P41">1;</text:p>
      <text:p text:style-name="P41">#X obj 107 168 != 1;</text:p>
      <text:p text:style-name="P41">#X obj 107 224 outlet;</text:p>
      <text:p text:style-name="P41">#X obj 252 110 outlet;</text:p>
      <text:p text:style-name="P41">#X obj 252 88 bng 15 250 50 0 empty empty empty 17 7 0 10 -262144 -1</text:p>
      <text:p text:style-name="P41">-1;</text:p>
      <text:p text:style-name="P41">#X floatatom 196 57 5 0 0 0 - - -, f 5;</text:p>
      <text:p text:style-name="P41">#X obj 161 103 &lt; 16;</text:p>
      <text:p text:style-name="P41">#X obj 107 103 &gt;= 10;</text:p>
      <text:p text:style-name="P41">#X connect 1 0 7 0;</text:p>
      <text:p text:style-name="P41">#X connect 1 0 8 0;</text:p>
      <text:p text:style-name="P41">#X connect 1 0 9 0;</text:p>
      <text:p text:style-name="P41">#X connect 1 0 10 0;</text:p>
      <text:p text:style-name="P41">#X connect 2 0 4 0;</text:p>
      <text:p text:style-name="P41"><text:soft-page-break/>#X connect 3 0 5 0;</text:p>
      <text:p text:style-name="P41">#X connect 4 0 3 0;</text:p>
      <text:p text:style-name="P41">#X connect 7 0 6 0;</text:p>
      <text:p text:style-name="P41">#X connect 9 0 2 1;</text:p>
      <text:p text:style-name="P41">#X connect 10 0 2 0;</text:p>
      <text:p text:style-name="P41">#X restore 45 37 pd c.work;</text:p>
      <text:p text:style-name="P41">#N canvas 1138 109 503 444 e.work 0;</text:p>
      <text:p text:style-name="P41">#X obj 107 138 &amp;&amp;;</text:p>
      <text:p text:style-name="P41">#X obj 107 196 tgl 15 0 empty empty empty 17 7 0 10 -262144 -1 -1 1</text:p>
      <text:p text:style-name="P41">1;</text:p>
      <text:p text:style-name="P41">#X obj 107 168 != 1;</text:p>
      <text:p text:style-name="P41">#X obj 107 224 outlet;</text:p>
      <text:p text:style-name="P41">#X obj 252 110 outlet;</text:p>
      <text:p text:style-name="P41">#X obj 252 88 bng 15 250 50 0 empty empty empty 17 7 0 10 -262144 -1</text:p>
      <text:p text:style-name="P41">-1;</text:p>
      <text:p text:style-name="P41">#X floatatom 196 57 5 0 0 0 - - -, f 5;</text:p>
      <text:p text:style-name="P41">#X obj 161 103 &lt; 16;</text:p>
      <text:p text:style-name="P41">#X obj 107 103 &gt;= 10;</text:p>
      <text:p text:style-name="P41">#X obj 107 71 r e.time;</text:p>
      <text:p text:style-name="P41">#X connect 0 0 2 0;</text:p>
      <text:p text:style-name="P41">#X connect 1 0 3 0;</text:p>
      <text:p text:style-name="P41">#X connect 2 0 1 0;</text:p>
      <text:p text:style-name="P41">#X connect 5 0 4 0;</text:p>
      <text:p text:style-name="P41">#X connect 7 0 0 1;</text:p>
      <text:p text:style-name="P41">#X connect 8 0 0 0;</text:p>
      <text:p text:style-name="P41">#X connect 9 0 5 0;</text:p>
      <text:p text:style-name="P41">#X connect 9 0 6 0;</text:p>
      <text:p text:style-name="P41">#X connect 9 0 7 0;</text:p>
      <text:p text:style-name="P41">#X connect 9 0 8 0;</text:p>
      <text:p text:style-name="P41">#X restore 122 37 pd e.work;</text:p>
      <text:p text:style-name="P41">#X obj 45 95 &amp;&amp;;</text:p>
      <text:p text:style-name="P41">#X connect 1 0 3 0;</text:p>
      <text:p text:style-name="P41">#X connect 1 1 3 0;</text:p>
      <text:p text:style-name="P41">#X connect 2 0 3 1;</text:p>
      <text:p text:style-name="P41">#X connect 3 0 0 0;</text:p>
      <text:p text:style-name="P41">#X restore 259 36 pd work;</text:p>
      <text:p text:style-name="P41">#X obj 259 64 tgl 15 0 empty empty empty 17 7 0 10 -262144 -1 -1 1</text:p>
      <text:p text:style-name="P41">1;</text:p>
      <text:p text:style-name="P41">#X obj 213 105 &amp;&amp;;</text:p>
      <text:p text:style-name="P41">#X obj 213 138 tgl 15 0 empty empty empty 17 7 0 10 -262144 -1 -1 1</text:p>
      <text:p text:style-name="P41">1;</text:p>
      <text:p text:style-name="P41">#X obj 213 168 outlet;</text:p>
      <text:p text:style-name="P41">#X obj 368 64 s time;</text:p>
      <text:p text:style-name="P41">#X obj 368 37 bng 15 250 50 0 empty empty empty 17 7 0 10 -262144 -1</text:p>
      <text:p text:style-name="P41">-1;</text:p>
      <text:p text:style-name="P41">#X obj 373 180 s no;</text:p>
      <text:p text:style-name="P41">#X obj 92 154 s yes;</text:p>
      <text:p text:style-name="P41">#X obj 373 153 != 1;</text:p>
      <text:p text:style-name="P41">#X connect 1 0 2 0;</text:p>
      <text:p text:style-name="P41"><text:soft-page-break/>#X connect 2 0 5 0;</text:p>
      <text:p text:style-name="P41">#X connect 3 0 4 0;</text:p>
      <text:p text:style-name="P41">#X connect 4 0 5 1;</text:p>
      <text:p text:style-name="P41">#X connect 5 0 6 0;</text:p>
      <text:p text:style-name="P41">#X connect 6 0 7 0;</text:p>
      <text:p text:style-name="P41">#X connect 6 0 11 0;</text:p>
      <text:p text:style-name="P41">#X connect 6 0 12 0;</text:p>
      <text:p text:style-name="P41">#X connect 9 0 8 0;</text:p>
      <text:p text:style-name="P41">#X connect 12 0 10 0;</text:p>
      <text:p text:style-name="P41">#X restore 778 792 pd settings;</text:p>
      <text:p text:style-name="P41">#X text 564 383 h;</text:p>
      <text:p text:style-name="P41">#X text 1145 378 h;</text:p>
      <text:p text:style-name="P41">#X text 1078 329 Time in Oslo;</text:p>
      <text:p text:style-name="P41">#X text 500 335 Time in Troy;</text:p>
      <text:p text:style-name="P41">#X text 702 239 Hey \, is now a good time to talk?;</text:p>
      <text:p text:style-name="P41">#N canvas 0 22 450 278 (subpatch) 0;</text:p>
      <text:p text:style-name="P41">#X coords 0 1 100 -1 200 140 1;</text:p>
      <text:p text:style-name="P41">#X restore 448 302 graph;</text:p>
      <text:p text:style-name="P41">#N canvas 0 22 450 278 (subpatch) 0;</text:p>
      <text:p text:style-name="P41">#X coords 0 1 100 -1 200 140 1 0 0;</text:p>
      <text:p text:style-name="P41">#X restore 1022 299 graph;</text:p>
      <text:p text:style-name="P41">#X floatatom 804 526 5 0 0 0 - day -, f 5;</text:p>
      <text:p text:style-name="P41">#X text 790 501 Days Left;</text:p>
      <text:p text:style-name="P41">#X obj 711 314 tgl 100 0 empty yes empty 17 7 0 10 -204786 -1 -1 1</text:p>
      <text:p text:style-name="P41">1;</text:p>
      <text:p text:style-name="P41">#X text 39 33 Do not hit toggles \, no interaction needed;</text:p>
      <text:p text:style-name="P52"/>
      <text:p text:style-name="P52">Output</text:p>
      <text:p text:style-name="P6"/>
      <text:p text:style-name="P18">?</text:p>
      <text:p text:style-name="P6"/>
      <text:p text:style-name="P6">Alex Fig</text:p>
      <text:p text:style-name="P6"/>
      <text:p text:style-name="P13">Code</text:p>
      <text:p text:style-name="P13"/>
      <text:p text:style-name="P22">import nltk</text:p>
      <text:p text:style-name="P22">from nltk.corpus import wordnet as wn</text:p>
      <text:p text:style-name="P22">import itertools</text:p>
      <text:p text:style-name="P22">import random</text:p>
      <text:p text:style-name="P22">import enchant</text:p>
      <text:p text:style-name="P22"/>
      <text:p text:style-name="P22">#Writing a poem is easy by Alex Fig</text:p>
      <text:p text:style-name="P22"/>
      <text:p text:style-name="P22">#First choose a theme, nothing too long. Too pretenious.</text:p>
      <text:p text:style-name="P22">tooLong = True</text:p>
      <text:p text:style-name="P22">while tooLong:</text:p>
      <text:p text:style-name="P22"><text:s text:c="4"/>w = raw_input("Choose your theme: ")</text:p>
      <text:p text:style-name="P22"><text:s text:c="4"/>if len(w)&lt;=9:</text:p>
      <text:p text:style-name="P22"><text:s text:c="8"/>tooLong = False</text:p>
      <text:p text:style-name="P22"><text:soft-page-break/></text:p>
      <text:p text:style-name="P22">words = []</text:p>
      <text:p text:style-name="P22">d = enchant.Dict("en_US")</text:p>
      <text:p text:style-name="P22"/>
      <text:p text:style-name="P22">#Find your words, this may take a bit.</text:p>
      <text:p text:style-name="P22">for i in range(0,len(w)+1):</text:p>
      <text:p text:style-name="P22"><text:s text:c="4"/>combinations = list(itertools.combinations(w,i))</text:p>
      <text:p text:style-name="P22"><text:s text:c="4"/>for j in range(0,len(combinations)):</text:p>
      <text:p text:style-name="P22"><text:s text:c="8"/>currentWord = "".join(combinations[j])</text:p>
      <text:p text:style-name="P22"><text:s text:c="8"/>permutations = list(itertools.permutations(currentWord, len(currentWord)))</text:p>
      <text:p text:style-name="P22"><text:s text:c="8"/>for k in range(0,len(permutations)):</text:p>
      <text:p text:style-name="P22"><text:s text:c="12"/>possibleWord = "".join(permutations[k])</text:p>
      <text:p text:style-name="P22"><text:s text:c="12"/>if (possibleWord.find('a')!= -1 or possibleWord.find('e')!=-1 or possibleWord.find('i')!=-1 or possibleWord.find('o')!=-1 or possibleWord.find('u')!=-1 or possibleWord.find('y')!=-1):</text:p>
      <text:p text:style-name="P22"><text:s text:c="16"/>if d.check(possibleWord):</text:p>
      <text:p text:style-name="P22"><text:s text:c="20"/>words.append(possibleWord)</text:p>
      <text:p text:style-name="P22"/>
      <text:p text:style-name="P22">#Now choose your words, carefully.</text:p>
      <text:p text:style-name="P22">poem = words[random.randint(0,len(words)-1)]+" "+words[random.randint(0,len(words)-1)]+" "+words[random.randint(0,len(words)-1)]+"\n"+words[random.randint(0,len(words)-1)]+" "+words[random.randint(0,len(words)-1)]+" "+words[random.randint(0,len(words)-1)]+" "+words[random.randint(0,len(words)-1)]+" "+words[random.randint(0,len(words)-1)]+"\n"+words[random.randint(0,len(words)-1)]+" "+words[random.randint(0,len(words)-1)]+" "+words[random.randint(0,len(words)-1)]+" "+words[random.randint(0,len(words)-1)]+" "+words[random.randint(0,len(words)-1)]+" "+words[random.randint(0,len(words)-1)]+" "+words[random.randint(0,len(words)-1)]+"\n"+words[random.randint(0,len(words)-1)]+" "+words[random.randint(0,len(words)-1)]+" "+words[random.randint(0,len(words)-1)]+" "+words[random.randint(0,len(words)-1)]+" "+words[random.randint(0,len(words)-1)]+"\n"+words[random.randint(0,len(words)-1)]+" "+words[random.randint(0,len(words)-1)]+" "+words[random.randint(0,len(words)-1)]+"\n"+words[random.randint(0,len(words)-1)]</text:p>
      <text:p text:style-name="P22"/>
      <text:p text:style-name="P22">#Voila, it's complete.</text:p>
      <text:p text:style-name="P22">print(poem)</text:p>
      <text:p text:style-name="P22"/>
      <text:p text:style-name="P13">Output</text:p>
      <text:p text:style-name="P13"/>
      <text:p text:style-name="P42">alexfigoutput.png in folder</text:p>
      <text:p text:style-name="P42"/>
      <text:p text:style-name="P53">text version</text:p>
      <text:p text:style-name="P43"/>
      <text:p text:style-name="P43">Choose your theme: kittens</text:p>
      <text:p text:style-name="P43">tens ties es</text:p>
      <text:p text:style-name="P43">tines test es ins tines</text:p>
      <text:p text:style-name="P43">tints sent stink inst nets sit knit</text:p>
      <text:p text:style-name="P43">stet ink ti stint netts</text:p>
      <text:p text:style-name="P43">stink ties tie</text:p>
      <text:p text:style-name="P43">it</text:p>
      <text:p text:style-name="P6"/>
      <text:p text:style-name="P6">Amanda Howanice</text:p>
      <text:p text:style-name="P6"><text:soft-page-break/></text:p>
      <text:p text:style-name="P14">Code</text:p>
      <text:p text:style-name="P14"/>
      <text:p text:style-name="P14">Do not make me write a haiku.py</text:p>
      <text:p text:style-name="P14"/>
      <text:p text:style-name="P23">import poetry_knowledge as arbitrarily #as I can</text:p>
      <text:p text:style-name="P23"/>
      <text:p text:style-name="P23"/>
      <text:p text:style-name="P23">internal_monologue = [5,7,5]</text:p>
      <text:p text:style-name="P23"/>
      <text:p text:style-name="P23">disgruntled = False</text:p>
      <text:p text:style-name="P23"/>
      <text:p text:style-name="P23">haiku = arbitrarily.think_of_a_haiku(internal_monologue) </text:p>
      <text:p text:style-name="P23"/>
      <text:p text:style-name="P23">undetermined_amount_of_angsty_thoughts = 0</text:p>
      <text:p text:style-name="P23"/>
      <text:p text:style-name="P23">while not disgruntled:</text:p>
      <text:p text:style-name="P23"><text:s text:c="4"/>if undetermined_amount_of_angsty_thoughts == 3:</text:p>
      <text:p text:style-name="P23"><text:s text:c="8"/>break #everything</text:p>
      <text:p text:style-name="P23"><text:s text:c="4"/>for each_line in haiku[undetermined_amount_of_angsty_thoughts]:</text:p>
      <text:p text:style-name="P23"><text:s text:c="8"/>arbitrarily.claim(each_line),</text:p>
      <text:p text:style-name="P23"><text:s text:c="4"/>arbitrarily.claim("\n")</text:p>
      <text:p text:style-name="P23"><text:s text:c="4"/>undetermined_amount_of_angsty_thoughts += 1</text:p>
      <text:p text:style-name="P23"/>
      <text:p text:style-name="P23"/>
      <text:p text:style-name="P23">arbitrarily.Speak(haiku) </text:p>
      <text:p text:style-name="P23"/>
      <text:p text:style-name="P14">poetry_knowledge.py</text:p>
      <text:p text:style-name="P23"/>
      <text:p text:style-name="P23">import pronouncing</text:p>
      <text:p text:style-name="P23">import random</text:p>
      <text:p text:style-name="P23">import pyttsx3</text:p>
      <text:p text:style-name="P23">haiku = [[],[],[]]</text:p>
      <text:p text:style-name="P23">textfile = open("words.txt","r")</text:p>
      <text:p text:style-name="P23">previousWord = "cat"</text:p>
      <text:p text:style-name="P23">words_string = textfile.read()</text:p>
      <text:p text:style-name="P23">wordList = words_string.split(" ")</text:p>
      <text:p text:style-name="P23">def Speak(haiku):</text:p>
      <text:p text:style-name="P23"><text:s text:c="4"/>engine = pyttsx3.init();</text:p>
      <text:p text:style-name="P23"><text:s text:c="4"/>rate = engine.getProperty('rate')</text:p>
      <text:p text:style-name="P23"><text:s text:c="4"/>engine.setProperty('rate', rate-10)</text:p>
      <text:p text:style-name="P23"><text:s text:c="4"/>engine.setProperty('age', 10)</text:p>
      <text:p text:style-name="P23"><text:s text:c="4"/>engine.say(haiku)</text:p>
      <text:p text:style-name="P23"><text:s text:c="4"/>engine.runAndWait()</text:p>
      <text:p text:style-name="P23"/>
      <text:p text:style-name="P23">def claim(what):</text:p>
      <text:p text:style-name="P23"><text:s text:c="4"/>print what,</text:p>
      <text:p text:style-name="P23"/>
      <text:p text:style-name="P23">def think_of_a_haiku(listofLinestoWrite):</text:p>
      <text:p text:style-name="P23"><text:soft-page-break/><text:s text:c="4"/>for i in range(0,len(listofLinestoWrite)):</text:p>
      <text:p text:style-name="P23"><text:s text:c="8"/>syllableCount = 0</text:p>
      <text:p text:style-name="P23"><text:s text:c="8"/>oldSyllableCount = 0</text:p>
      <text:p text:style-name="P23"><text:s text:c="8"/>previousWord = "cat"</text:p>
      <text:p text:style-name="P23"><text:s text:c="8"/>line = listofLinestoWrite[i]</text:p>
      <text:p text:style-name="P23"><text:s text:c="8"/>while syllableCount &lt; line:</text:p>
      <text:p text:style-name="P23"><text:s text:c="12"/>currentWord = wordList[random.randrange(0,len(wordList)-1)]</text:p>
      <text:p text:style-name="P23"><text:s text:c="12"/>currentWord_pronounceList = pronouncing.phones_for_word(currentWord)</text:p>
      <text:p text:style-name="P23"><text:s text:c="12"/>if currentWord == previousWord:</text:p>
      <text:p text:style-name="P23"><text:s text:c="16"/>#print "same word"</text:p>
      <text:p text:style-name="P23"><text:s text:c="16"/>continue</text:p>
      <text:p text:style-name="P23"><text:s text:c="12"/>if len(currentWord_pronounceList) == 0:</text:p>
      <text:p text:style-name="P23"><text:s text:c="16"/>#print "I found a word I don't know 1"</text:p>
      <text:p text:style-name="P23"><text:s text:c="16"/>continue</text:p>
      <text:p text:style-name="P23"><text:s text:c="12"/>else:</text:p>
      <text:p text:style-name="P23"><text:s text:c="16"/>new_s_count = pronouncing.syllable_count(currentWord_pronounceList[0])</text:p>
      <text:p text:style-name="P23"><text:s text:c="16"/>if new_s_count == oldSyllableCount and syllableCount != line-1:</text:p>
      <text:p text:style-name="P23"><text:s text:c="20"/>#print "same syllables lol"</text:p>
      <text:p text:style-name="P23"><text:s text:c="20"/>continue </text:p>
      <text:p text:style-name="P23"><text:s text:c="16"/>if (new_s_count+syllableCount) &lt;=line:</text:p>
      <text:p text:style-name="P23"><text:s text:c="20"/>haiku[i].append(currentWord)</text:p>
      <text:p text:style-name="P23"><text:s text:c="20"/>syllableCount +=new_s_count <text:s text:c="2"/></text:p>
      <text:p text:style-name="P23"><text:s text:c="20"/>previousWord = currentWord</text:p>
      <text:p text:style-name="P23"><text:s text:c="20"/>oldSyllableCount = new_s_count</text:p>
      <text:p text:style-name="P23"><text:s text:c="16"/>#print currentWord, new_s_count</text:p>
      <text:p text:style-name="P23"><text:s text:c="4"/>return haiku</text:p>
      <text:p text:style-name="P23"/>
      <text:p text:style-name="P14">Output</text:p>
      <text:p text:style-name="P23"/>
      <text:p text:style-name="P23">?</text:p>
      <text:p text:style-name="P6"/>
      <text:p text:style-name="P6">Maddie Kettler</text:p>
      <text:p text:style-name="P6"/>
      <text:p text:style-name="P15">Code</text:p>
      <text:p text:style-name="P15"/>
      <text:p text:style-name="P15">crisisControl.cpp</text:p>
      <text:p text:style-name="P15"/>
      <text:p text:style-name="P24">#include &lt;iostream&gt;</text:p>
      <text:p text:style-name="P24">#include &lt;windows.h&gt;</text:p>
      <text:p text:style-name="P24">#include "lawmakers.h"</text:p>
      <text:p text:style-name="P24"/>
      <text:p text:style-name="P24">int main() {</text:p>
      <text:p text:style-name="P24"><text:s text:c="2"/>bool weAreInAmerica = true, tragedyHappens = true;</text:p>
      <text:p text:style-name="P24"><text:s text:c="2"/>int untilNextTragedy = 2000;</text:p>
      <text:p text:style-name="P24"><text:s text:c="2"/>Lawmakers lawmakers;</text:p>
      <text:p text:style-name="P24"/>
      <text:p text:style-name="P24"/>
      <text:p text:style-name="P24">/* begin */</text:p>
      <text:p text:style-name="P24"><text:s text:c="2"/>while (weAreInAmerica) {</text:p>
      <text:p text:style-name="P24"><text:soft-page-break/><text:s text:c="4"/>if (tragedyHappens) {</text:p>
      <text:p text:style-name="P24"><text:s text:c="6"/>if (lawmakers.represent() == "thePeople") {</text:p>
      <text:p text:style-name="P24"><text:s text:c="8"/>lawmakers.actuallyHelpThoseAffected = true;</text:p>
      <text:p text:style-name="P24"><text:s text:c="6"/>} else if (lawmakers.represent() == "donorsAndLobbyists") {</text:p>
      <text:p text:style-name="P24"><text:s text:c="8"/>officialStatement();</text:p>
      <text:p text:style-name="P24"><text:s text:c="8"/>Sleep(untilNextTragedy);</text:p>
      <text:p text:style-name="P24"><text:s text:c="6"/>}</text:p>
      <text:p text:style-name="P24"><text:s text:c="4"/>}</text:p>
      <text:p text:style-name="P24"><text:s text:c="2"/>}</text:p>
      <text:p text:style-name="P24"><text:s text:c="2"/>return 0;</text:p>
      <text:p text:style-name="P24">}</text:p>
      <text:p text:style-name="P24"/>
      <text:p text:style-name="P15">lawmakers.cpp</text:p>
      <text:p text:style-name="P24"/>
      <text:p text:style-name="P24">#include &lt;iostream&gt;</text:p>
      <text:p text:style-name="P24">#include &lt;string&gt;</text:p>
      <text:p text:style-name="P24">#include "lawmakers.h"</text:p>
      <text:p text:style-name="P24"/>
      <text:p text:style-name="P24">std::string&amp; Lawmakers::represent() {</text:p>
      <text:p text:style-name="P24">// https://www.opensecrets.org/lobby/clientsum.php?id=D000000082</text:p>
      <text:p text:style-name="P24"><text:s text:c="2"/>hush(4130000);</text:p>
      <text:p text:style-name="P24"><text:s text:c="2"/>return rep;</text:p>
      <text:p text:style-name="P24">}</text:p>
      <text:p text:style-name="P24"/>
      <text:p text:style-name="P24">void Lawmakers::hush(int money) {</text:p>
      <text:p text:style-name="P24">// small donors make good press, big donors get you reelected</text:p>
      <text:p text:style-name="P24"><text:s text:c="2"/>if (money &gt; 200) {</text:p>
      <text:p text:style-name="P24"><text:s text:c="4"/>rep = "donorsAndLobbyists";</text:p>
      <text:p text:style-name="P24"><text:s text:c="2"/>// this doesn't really do anything; more symbolic</text:p>
      <text:p text:style-name="P24"><text:s text:c="4"/>actuallyHelpThoseAffected = false;</text:p>
      <text:p text:style-name="P24"><text:s text:c="2"/>} else {</text:p>
      <text:p text:style-name="P24"><text:s text:c="4"/>// in an ideal world</text:p>
      <text:p text:style-name="P24"><text:s text:c="4"/>rep = "thePeople";</text:p>
      <text:p text:style-name="P24"><text:s text:c="2"/>}</text:p>
      <text:p text:style-name="P24">}</text:p>
      <text:p text:style-name="P24"/>
      <text:p text:style-name="P24">void officialStatement() {</text:p>
      <text:p text:style-name="P24"><text:s text:c="2"/>std::cout &lt;&lt; " \"Thoughts and Prayers\" - sent from a staffer's iPhone\n" &lt;&lt; std::endl;</text:p>
      <text:p text:style-name="P24">}</text:p>
      <text:p text:style-name="P24"/>
      <text:p text:style-name="P15">lawmakers.h</text:p>
      <text:p text:style-name="P24"/>
      <text:p text:style-name="P24">#ifndef __lawmakers_h_</text:p>
      <text:p text:style-name="P24">#define __lawmakers_h_</text:p>
      <text:p text:style-name="P24"/>
      <text:p text:style-name="P24">#include &lt;iostream&gt;</text:p>
      <text:p text:style-name="P24">#include &lt;string&gt;</text:p>
      <text:p text:style-name="P24"/>
      <text:p text:style-name="P24">class Lawmakers {</text:p>
      <text:p text:style-name="P24"><text:soft-page-break/>public:</text:p>
      <text:p text:style-name="P24"><text:s text:c="2"/>Lawmakers(){}</text:p>
      <text:p text:style-name="P24"/>
      <text:p text:style-name="P24"><text:s text:c="2"/>bool actuallyHelpThoseAffected;</text:p>
      <text:p text:style-name="P24"/>
      <text:p text:style-name="P24"><text:s text:c="2"/>std::string&amp; represent();</text:p>
      <text:p text:style-name="P24"/>
      <text:p text:style-name="P24">private:</text:p>
      <text:p text:style-name="P24"><text:s text:c="2"/>std::string rep;</text:p>
      <text:p text:style-name="P24"><text:s text:c="2"/>void hush(int money);</text:p>
      <text:p text:style-name="P24">};</text:p>
      <text:p text:style-name="P24"/>
      <text:p text:style-name="P24">void officialStatement();</text:p>
      <text:p text:style-name="P24"/>
      <text:p text:style-name="P24">#endif</text:p>
      <text:p text:style-name="P24"/>
      <text:p text:style-name="P54">Output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“Thoughts and Prayers” - sent from a staffer's iPhone</text:p>
      <text:p text:style-name="P45"/>
      <text:p text:style-name="P45">(and so on)</text:p>
      <text:p text:style-name="P6"/>
      <text:p text:style-name="P6">Andie Labgold</text:p>
      <text:p text:style-name="P6"/>
      <text:p text:style-name="P16">Code</text:p>
      <text:p text:style-name="P16"/>
      <text:p text:style-name="P25">import turtle </text:p>
      <text:p text:style-name="P25">from random import getrandbits as lifeHappens</text:p>
      <text:p text:style-name="P25">from turtle import circle as lifeGoesOn</text:p>
      <text:p text:style-name="P25"><text:soft-page-break/>turtle.hideturtle()</text:p>
      <text:p text:style-name="P25">turtle.speed(0)</text:p>
      <text:p text:style-name="P25">turtle.bgcolor("black")</text:p>
      <text:p text:style-name="P25">turtle.color("white")</text:p>
      <text:p text:style-name="P25"/>
      <text:p text:style-name="P25"/>
      <text:p text:style-name="P25"/>
      <text:p text:style-name="P25">######################################</text:p>
      <text:p text:style-name="P25"># <text:s text:c="35"/>#</text:p>
      <text:p text:style-name="P25"># <text:s/>Life has a way of surprising you <text:s/>#</text:p>
      <text:p text:style-name="P25"># <text:s/>by Andie Labgold <text:s text:c="17"/>#</text:p>
      <text:p text:style-name="P25"># <text:s text:c="35"/>#</text:p>
      <text:p text:style-name="P25">######################################</text:p>
      <text:p text:style-name="P25"/>
      <text:p text:style-name="P25"/>
      <text:p text:style-name="P25">alive = True</text:p>
      <text:p text:style-name="P25">youKnowWhatLifeHasInStore = False</text:p>
      <text:p text:style-name="P25"/>
      <text:p text:style-name="P25">while (alive):</text:p>
      <text:p text:style-name="P25"><text:s text:c="4"/>if youKnowWhatLifeHasInStore == True:</text:p>
      <text:p text:style-name="P25"><text:s text:c="8"/>lifeGoesOn(-7, 30, 100)</text:p>
      <text:p text:style-name="P25"><text:s text:c="8"/>youKnowWhatLifeHasInStore = False</text:p>
      <text:p text:style-name="P25"><text:s text:c="4"/>else:</text:p>
      <text:p text:style-name="P25"><text:s text:c="8"/>lifeGoesOn(7, 30, 100)</text:p>
      <text:p text:style-name="P25"><text:s text:c="8"/>youKnowWhatLifeHasInStore = lifeHappens(1)</text:p>
      <text:p text:style-name="P25"><text:s text:c="8"/></text:p>
      <text:p text:style-name="P16">Output</text:p>
      <text:p text:style-name="P25"/>
      <text:p text:style-name="P25">labgoldoutput.png in folder</text:p>
      <text:p text:style-name="P6"/>
      <text:p text:style-name="P6">Jessie Liao</text:p>
      <text:p text:style-name="P6"/>
      <text:p text:style-name="P46">Code</text:p>
      <text:p text:style-name="P31"/>
      <text:p text:style-name="P31">import random</text:p>
      <text:p text:style-name="P31">import time as i</text:p>
      <text:p text:style-name="P31"/>
      <text:p text:style-name="P31">causes_me = '( '</text:p>
      <text:p text:style-name="P31">die = ') '</text:p>
      <text:p text:style-name="P31">to = '* '</text:p>
      <text:p text:style-name="P31">want = '^ '</text:p>
      <text:p text:style-name="P31">now = ' <text:s/>'</text:p>
      <text:p text:style-name="P31">since_my_code_is = ' '</text:p>
      <text:p text:style-name="P31">loading = '\n'</text:p>
      <text:p text:style-name="P31"/>
      <text:p text:style-name="P31">grows =" <text:s/>_,-._ <text:s/>"</text:p>
      <text:p text:style-name="P31">blooms =" / \_/ \ "</text:p>
      <text:p text:style-name="P31">was = <text:s text:c="5"/>" &gt;-(_)-&lt; "</text:p>
      <text:p text:style-name="P31">worth_the= <text:s text:c="3"/>"\n \_/ \_/ "</text:p>
      <text:p text:style-name="P31"><text:soft-page-break/>time_in_my_room = <text:s text:c="6"/>"\n <text:s text:c="2"/>`-' <text:s text:c="2"/>"</text:p>
      <text:p text:style-name="P31"/>
      <text:p text:style-name="P31">def forever():</text:p>
      <text:p text:style-name="P31"><text:tab/>return random.choice("' ")</text:p>
      <text:p text:style-name="P31">def makes_me_want_to_cry():</text:p>
      <text:p text:style-name="P31"><text:tab/>return int(raw_input("How sad are you today? ==&gt; "))</text:p>
      <text:p text:style-name="P31">def It(output):</text:p>
      <text:p text:style-name="P31"><text:tab/>print output</text:p>
      <text:p text:style-name="P31">def my_room(limit):</text:p>
      <text:p text:style-name="P31"><text:tab/>return range(0,limit)</text:p>
      <text:p text:style-name="P31">Crying = ''</text:p>
      <text:p text:style-name="P31"/>
      <text:p text:style-name="P31">#Actual Poem</text:p>
      <text:p text:style-name="P31">Coding = makes_me_want_to_cry()</text:p>
      <text:p text:style-name="P31">It(causes_me + to + want + to + die)</text:p>
      <text:p text:style-name="P31">for i_have_been in my_room(Coding):</text:p>
      <text:p text:style-name="P31"><text:tab/>Crying += (now + forever() + now + since_my_code_is + forever() + loading)<text:tab/></text:p>
      <text:p text:style-name="P31">never_stops = Crying</text:p>
      <text:p text:style-name="P31">It(never_stops + loading)</text:p>
      <text:p text:style-name="P31">It(grows)</text:p>
      <text:p text:style-name="P31">It(blooms)</text:p>
      <text:p text:style-name="P31">It(was + worth_the + time_in_my_room)</text:p>
      <text:p text:style-name="P31"/>
      <text:p text:style-name="P46">Output</text:p>
      <text:p text:style-name="P6"/>
      <text:p text:style-name="P31">How sad are you today? ==&gt; 10</text:p>
      <text:p text:style-name="P31">( * ^ * ) </text:p>
      <text:p text:style-name="P31"><text:s text:c="7"/></text:p>
      <text:p text:style-name="P31"><text:s text:c="6"/>'</text:p>
      <text:p text:style-name="P31"><text:s text:c="2"/>' <text:s text:c="3"/></text:p>
      <text:p text:style-name="P31"><text:s text:c="7"/></text:p>
      <text:p text:style-name="P31"><text:s text:c="2"/>' <text:s text:c="3"/></text:p>
      <text:p text:style-name="P31"><text:s text:c="7"/></text:p>
      <text:p text:style-name="P31"><text:s text:c="2"/>' <text:s text:c="3"/></text:p>
      <text:p text:style-name="P31"><text:s text:c="6"/>'</text:p>
      <text:p text:style-name="P31"><text:s text:c="7"/></text:p>
      <text:p text:style-name="P31"><text:s text:c="6"/>'</text:p>
      <text:p text:style-name="P31"/>
      <text:p text:style-name="P31"/>
      <text:p text:style-name="P31"><text:s text:c="2"/>_,-._ <text:s/></text:p>
      <text:p text:style-name="P31"><text:s/>/ \_/ \ </text:p>
      <text:p text:style-name="P31"><text:s/>&gt;-(_)-&lt; </text:p>
      <text:p text:style-name="P31"><text:s/>\_/ \_/ </text:p>
      <text:p text:style-name="P31"><text:s text:c="3"/>`-' <text:s text:c="2"/></text:p>
      <text:p text:style-name="P31"/>
      <text:p text:style-name="P6">Zeana Llamas</text:p>
      <text:p text:style-name="P6"/>
      <text:p text:style-name="P47">Code</text:p>
      <text:p text:style-name="P27"/>
      <text:p text:style-name="P47"><text:soft-page-break/>myWish.py</text:p>
      <text:p text:style-name="P47"/>
      <text:p text:style-name="P32">import my,y,a,i</text:p>
      <text:p text:style-name="P32"/>
      <text:p text:style-name="P32"># usually a</text:p>
      <text:p text:style-name="P32">lamp = a.lamp</text:p>
      <text:p text:style-name="P32"># but</text:p>
      <text:p text:style-name="P32">if(i.Found(a.lamp) and i.sAMagic(lamp)):</text:p>
      <text:p text:style-name="P32"><text:s text:c="4"/># I</text:p>
      <text:p text:style-name="P32"><text:s text:c="4"/>assert (i.thinkSomeWouldWant(a.lotOfmoney) or</text:p>
      <text:p text:style-name="P32"><text:s text:c="8"/>i.thinkSomeWouldWant(a.lotOfpower) or</text:p>
      <text:p text:style-name="P32"><text:s text:c="12"/>i.thinkSomeWouldWant(a.bitOfwisdom))</text:p>
      <text:p text:style-name="P32"><text:s text:c="4"/>thoseThings = a.reNotBad</text:p>
      <text:p text:style-name="P32"><text:s text:c="4"/>#but</text:p>
      <text:p text:style-name="P32"><text:s text:c="4"/>for me in range(my.life):</text:p>
      <text:p text:style-name="P32"><text:s text:c="8"/>if(y.outhink(i.want) == "small"):</text:p>
      <text:p text:style-name="P32"><text:s text:c="12"/>y.ou = "right"</text:p>
      <text:p text:style-name="P32"><text:s text:c="8"/># can i take a</text:p>
      <text:p text:style-name="P32"><text:s text:c="8"/>break</text:p>
      <text:p text:style-name="P32">a.ll_i_want_is()</text:p>
      <text:p text:style-name="P32"/>
      <text:p text:style-name="P47">my.py</text:p>
      <text:p text:style-name="P47"/>
      <text:p text:style-name="P32"># at least for me</text:p>
      <text:p text:style-name="P32">life = 20</text:p>
      <text:p text:style-name="P47"/>
      <text:p text:style-name="P47">y.py</text:p>
      <text:p text:style-name="P47"/>
      <text:p text:style-name="P32">import time</text:p>
      <text:p text:style-name="P32">want = open("dream.txt","r")</text:p>
      <text:p text:style-name="P32">def outhink(want):</text:p>
      <text:p text:style-name="P32"><text:s text:c="4"/>space = " " * 4</text:p>
      <text:p text:style-name="P32"><text:s text:c="4"/>for i in range(2):</text:p>
      <text:p text:style-name="P32"><text:s text:c="8"/>print</text:p>
      <text:p text:style-name="P32"><text:s text:c="8"/>time.sleep(.8)</text:p>
      <text:p text:style-name="P32"><text:s text:c="8"/>for everything in want:</text:p>
      <text:p text:style-name="P32"><text:s text:c="12"/>print space + everything,</text:p>
      <text:p text:style-name="P32"><text:s text:c="12"/>time.sleep(.05)</text:p>
      <text:p text:style-name="P32"><text:s text:c="12"/># same</text:p>
      <text:p text:style-name="P32"><text:s text:c="8"/>print "\n\n\t\t",</text:p>
      <text:p text:style-name="P32"><text:s text:c="8"/>print i+1,</text:p>
      <text:p text:style-name="P32"><text:s text:c="8"/>print " sheep"</text:p>
      <text:p text:style-name="P32"><text:s text:c="8"/>want.seek(0)</text:p>
      <text:p text:style-name="P32">ou = "secondary person"</text:p>
      <text:p text:style-name="P47"/>
      <text:p text:style-name="P47">a.py</text:p>
      <text:p text:style-name="P47"/>
      <text:p text:style-name="P33">import time</text:p>
      <text:p text:style-name="P33">lamp = "magical"</text:p>
      <text:p text:style-name="P33"><text:soft-page-break/>lotOfmoney = "$$$"</text:p>
      <text:p text:style-name="P33">lotOfpower = "^^^"</text:p>
      <text:p text:style-name="P33">bitOfwisdom = "***"</text:p>
      <text:p text:style-name="P33">reNotBad = "meh"</text:p>
      <text:p text:style-name="P33"/>
      <text:p text:style-name="P33">def ll_i_want_is():</text:p>
      <text:p text:style-name="P33"><text:s text:c="4"/>print "\nI want..."</text:p>
      <text:p text:style-name="P33"><text:s text:c="4"/>wish = "\n\tone week of goddam sleep"</text:p>
      <text:p text:style-name="P33"><text:s text:c="4"/>for letter in wish:</text:p>
      <text:p text:style-name="P33"><text:s text:c="8"/>print letter,</text:p>
      <text:p text:style-name="P33"><text:s text:c="8"/>time.sleep(.08)</text:p>
      <text:p text:style-name="P47"/>
      <text:p text:style-name="P47">i.py</text:p>
      <text:p text:style-name="P47"/>
      <text:p text:style-name="P33">def sAMagic(obj):</text:p>
      <text:p text:style-name="P33"><text:s text:c="4"/>if(obj == "magical"):</text:p>
      <text:p text:style-name="P33"><text:s text:c="8"/>return True</text:p>
      <text:p text:style-name="P33"><text:s text:c="4"/>return False</text:p>
      <text:p text:style-name="P33">def Found(obj):</text:p>
      <text:p text:style-name="P33"><text:s text:c="4"/>return True</text:p>
      <text:p text:style-name="P33">def thinkSomeWouldWant(obj):</text:p>
      <text:p text:style-name="P33"><text:s text:c="4"/>return True</text:p>
      <text:p text:style-name="P33">want = open("dream.txt","r")</text:p>
      <text:p text:style-name="P27"/>
      <text:p text:style-name="P47">Output</text:p>
      <text:p text:style-name="P6"/>
      <text:p text:style-name="P32">llamasoutput.png and llamasoutput inverted.png in folder</text:p>
      <text:p text:style-name="P6"/>
      <text:p text:style-name="P6">Emily Lockwood</text:p>
      <text:p text:style-name="P6"/>
      <text:p text:style-name="P48">Code</text:p>
      <text:p text:style-name="P34"/>
      <text:p text:style-name="P34">CompSci_one = ['the_beginning']</text:p>
      <text:p text:style-name="P34"/>
      <text:p text:style-name="P34">def initely_there_was(a_time):</text:p>
      <text:p text:style-name="P34"><text:s text:c="4"/></text:p>
      <text:p text:style-name="P34"><text:s text:c="4"/>while I_was_still in CompSci_one:</text:p>
      <text:p text:style-name="P34"><text:s text:c="8"/>that_I_thought_code = easy</text:p>
      <text:p text:style-name="P34"><text:s text:c="8"/></text:p>
      <text:p text:style-name="P34"><text:s text:c="4"/>for when_I_was in CompSci_one:</text:p>
      <text:p text:style-name="P34"><text:s text:c="8"/>everything = 'breezy'</text:p>
      <text:p text:style-name="P34"><text:s text:c="8"/></text:p>
      <text:p text:style-name="P34"><text:s text:c="4"/>if I_was_still in that_class:</text:p>
      <text:p text:style-name="P34"><text:s text:c="8"/>def initions_would_be_a(breeze):</text:p>
      <text:p text:style-name="P34"><text:s text:c="12"/>for when_I_was in that_class:</text:p>
      <text:p text:style-name="P34"><text:s text:c="16"/>my=str(engths_were_some_of_these)</text:p>
      <text:p text:style-name="P34"><text:s text:c="4"/>id(rather_stop)</text:p>
      <text:p text:style-name="P34"><text:s text:c="4"/>while this == True:</text:p>
      <text:p text:style-name="P34"><text:s text:c="8"/>Because("languages are hard")</text:p>
      <text:p text:style-name="P34"><text:soft-page-break/><text:s text:c="4"/>if I_dont_stop: </text:p>
      <text:p text:style-name="P34"><text:s text:c="8"/>I_know_its == True</text:p>
      <text:p text:style-name="P34"><text:s text:c="4"/>C ++ 'will_leave_me_scarred'</text:p>
      <text:p text:style-name="P34"/>
      <text:p text:style-name="P48">Output</text:p>
      <text:p text:style-name="P48"/>
      <text:p text:style-name="P34">No output.</text:p>
      <text:p text:style-name="P6"/>
      <text:p text:style-name="P6">John Noonan</text:p>
      <text:p text:style-name="P6"/>
      <text:p text:style-name="P49">Code</text:p>
      <text:p text:style-name="P49"/>
      <text:p text:style-name="P49">imAnArtist.pde</text:p>
      <text:p text:style-name="P49"/>
      <text:p text:style-name="P35">Artist artist = new Artist();</text:p>
      <text:p text:style-name="P35"/>
      <text:p text:style-name="P35">public void setup(){</text:p>
      <text:p text:style-name="P35"><text:s text:c="2"/>size(1280,720);</text:p>
      <text:p text:style-name="P35"><text:s text:c="2"/>artist.becomeCreative(); </text:p>
      <text:p text:style-name="P35">}</text:p>
      <text:p text:style-name="P35"/>
      <text:p text:style-name="P35">public void draw(){</text:p>
      <text:p text:style-name="P35"><text:s text:c="2"/>Idea idea = artist.comeUpWithSomething();</text:p>
      <text:p text:style-name="P35"><text:s text:c="2"/>if (idea.beenDoneBefore){</text:p>
      <text:p text:style-name="P35"><text:s text:c="4"/>idea.reproduce();</text:p>
      <text:p text:style-name="P35"><text:s text:c="4"/>artist.profit();</text:p>
      <text:p text:style-name="P35"><text:s text:c="4"/>artist.congratulations();</text:p>
      <text:p text:style-name="P35"><text:s text:c="2"/>}</text:p>
      <text:p text:style-name="P35"><text:s text:c="2"/>else {</text:p>
      <text:p text:style-name="P35"><text:s text:c="4"/>artist.reconsiderAndTryAgain();</text:p>
      <text:p text:style-name="P35"><text:s text:c="2"/>}</text:p>
      <text:p text:style-name="P35">}</text:p>
      <text:p text:style-name="P49"/>
      <text:p text:style-name="P49">idea.pde</text:p>
      <text:p text:style-name="P49"/>
      <text:p text:style-name="P35">public class Idea{</text:p>
      <text:p text:style-name="P35"><text:s text:c="2"/>public boolean beenDoneBefore;</text:p>
      <text:p text:style-name="P35"><text:s text:c="2"/>private int x = (int)random(width);</text:p>
      <text:p text:style-name="P35"><text:s text:c="2"/>private int y = (int) random(height);</text:p>
      <text:p text:style-name="P35"><text:s text:c="2"/>Idea(){</text:p>
      <text:p text:style-name="P35"><text:s text:c="4"/>beenDoneBefore = true;</text:p>
      <text:p text:style-name="P35"><text:s text:c="4"/>loadPixels();</text:p>
      <text:p text:style-name="P35"><text:s text:c="4"/>for (int x = 0; x &lt; width; ++x){</text:p>
      <text:p text:style-name="P35"><text:s text:c="6"/>for (int y = 0; y &lt; height; ++y){</text:p>
      <text:p text:style-name="P35"><text:s text:c="8"/>if (random(1) &gt; .995){</text:p>
      <text:p text:style-name="P35"><text:s text:c="10"/>pixels[x + y*width] = color((int)random(255));</text:p>
      <text:p text:style-name="P35"><text:s text:c="10"/>//pixels[x + y*width] = pixels[x + y*width] | (int)random(4);</text:p>
      <text:p text:style-name="P35"><text:s text:c="8"/>}</text:p>
      <text:p text:style-name="P35"><text:s text:c="6"/>}</text:p>
      <text:p text:style-name="P35"><text:soft-page-break/><text:s text:c="4"/>}</text:p>
      <text:p text:style-name="P35"><text:s text:c="4"/>updatePixels();</text:p>
      <text:p text:style-name="P35"><text:s text:c="2"/>}</text:p>
      <text:p text:style-name="P35"><text:s text:c="2"/></text:p>
      <text:p text:style-name="P35"><text:s text:c="2"/>public void reproduce(){</text:p>
      <text:p text:style-name="P35"><text:s text:c="4"/>pushMatrix();</text:p>
      <text:p text:style-name="P35"><text:s text:c="6"/>translate(random(width), random(height));</text:p>
      <text:p text:style-name="P35"><text:s text:c="6"/>fill(random(255), random(255), random(255), 50); </text:p>
      <text:p text:style-name="P35"><text:s text:c="6"/>rect(0, 0, random(25,50), random(25,50)); </text:p>
      <text:p text:style-name="P35"><text:s text:c="4"/>popMatrix();</text:p>
      <text:p text:style-name="P35"><text:s text:c="4"/>//rect(x,y,2*x,2*y);</text:p>
      <text:p text:style-name="P35"><text:s text:c="2"/>}</text:p>
      <text:p text:style-name="P35">}</text:p>
      <text:p text:style-name="P49"/>
      <text:p text:style-name="P49">artist.pde</text:p>
      <text:p text:style-name="P49"/>
      <text:p text:style-name="P35">public class Artist{</text:p>
      <text:p text:style-name="P35"><text:s text:c="2"/>private JSONArray self;</text:p>
      <text:p text:style-name="P35"><text:s text:c="2"/>private int thoughts;</text:p>
      <text:p text:style-name="P35"><text:s text:c="2"/>private ArrayList&lt;PFont&gt; expressions = new ArrayList&lt;PFont&gt;();;</text:p>
      <text:p text:style-name="P35"><text:s text:c="2"/>public double worldValue;</text:p>
      <text:p text:style-name="P35"><text:s text:c="2"/>Artist(){</text:p>
      <text:p text:style-name="P35"><text:s text:c="4"/>worldValue = 0;</text:p>
      <text:p text:style-name="P35"><text:s text:c="2"/>}</text:p>
      <text:p text:style-name="P35"><text:s text:c="2"/></text:p>
      <text:p text:style-name="P35"><text:s text:c="2"/>public void becomeCreative(){</text:p>
      <text:p text:style-name="P35"><text:s text:c="4"/>frameRate(24);</text:p>
      <text:p text:style-name="P35"><text:s text:c="4"/>noStroke();</text:p>
      <text:p text:style-name="P35"><text:s text:c="4"/>JSONObject mind = loadJSONObject("mind/thoughts.json");</text:p>
      <text:p text:style-name="P35"><text:s text:c="4"/>self = mind.getJSONArray("congrats");</text:p>
      <text:p text:style-name="P35"><text:s text:c="4"/>thoughts = self.size();</text:p>
      <text:p text:style-name="P35"><text:s text:c="4"/>JSONArray means = mind.getJSONArray("means");</text:p>
      <text:p text:style-name="P35"><text:s text:c="4"/>for (int i = 0; i &lt; means.size(); ++i){</text:p>
      <text:p text:style-name="P35"><text:s text:c="6"/>expressions.add(loadFont(means.getString(i))); </text:p>
      <text:p text:style-name="P35"><text:s text:c="4"/>}</text:p>
      <text:p text:style-name="P35"><text:s text:c="2"/>}</text:p>
      <text:p text:style-name="P35"><text:s text:c="2"/></text:p>
      <text:p text:style-name="P35"><text:s text:c="2"/>public Idea comeUpWithSomething(){</text:p>
      <text:p text:style-name="P35"><text:s text:c="4"/>return new Idea();</text:p>
      <text:p text:style-name="P35"><text:s text:c="2"/>}</text:p>
      <text:p text:style-name="P35"><text:s text:c="2"/></text:p>
      <text:p text:style-name="P35"><text:s text:c="2"/>public void profit(){</text:p>
      <text:p text:style-name="P35"><text:s text:c="4"/>worldValue += .000000000001;</text:p>
      <text:p text:style-name="P35"><text:s text:c="2"/>}</text:p>
      <text:p text:style-name="P35"><text:s text:c="2"/></text:p>
      <text:p text:style-name="P35"><text:s text:c="2"/>public void congratulations(){</text:p>
      <text:p text:style-name="P35"><text:s text:c="4"/>fill(255);</text:p>
      <text:p text:style-name="P35"><text:s text:c="4"/>pushMatrix();</text:p>
      <text:p text:style-name="P35"><text:s text:c="6"/>textSize(31);</text:p>
      <text:p text:style-name="P35"><text:soft-page-break/><text:s text:c="6"/>textFont(expressions.get((int)random(expressions.size()-1)));</text:p>
      <text:p text:style-name="P35"><text:s text:c="6"/>fill(color((random(1) &gt; .5) ? random(30) : random(240, 255)));</text:p>
      <text:p text:style-name="P35"><text:s text:c="6"/>translate(random(-90,width), random(height));</text:p>
      <text:p text:style-name="P35"><text:s text:c="6"/>rotate(random(radians(-10), radians(10)));</text:p>
      <text:p text:style-name="P35"><text:s text:c="6"/>text(self.getString((int)random(thoughts)), 0, 0);</text:p>
      <text:p text:style-name="P35"><text:s text:c="4"/>popMatrix();</text:p>
      <text:p text:style-name="P35"><text:s text:c="2"/>}</text:p>
      <text:p text:style-name="P35"><text:s text:c="2"/></text:p>
      <text:p text:style-name="P35"><text:s text:c="2"/>public void reconsiderAndTryAgain(){</text:p>
      <text:p text:style-name="P35"><text:s text:c="4"/>return;</text:p>
      <text:p text:style-name="P35"><text:s text:c="2"/>}</text:p>
      <text:p text:style-name="P35">}</text:p>
      <text:p text:style-name="P49"/>
      <text:p text:style-name="P49">thoughts.json</text:p>
      <text:p text:style-name="P49"/>
      <text:p text:style-name="P35">{</text:p>
      <text:p text:style-name="P35"><text:tab/>"congrats": [</text:p>
      <text:p text:style-name="P35"><text:tab/><text:tab/>"I'm very intelligent",</text:p>
      <text:p text:style-name="P35"><text:tab/><text:tab/>"It just comes so easily to me",</text:p>
      <text:p text:style-name="P35"><text:tab/><text:tab/>"I'm doing the important work",</text:p>
      <text:p text:style-name="P35"><text:tab/><text:tab/>"Everything I do is my own",</text:p>
      <text:p text:style-name="P35"><text:tab/><text:tab/>"I am the peak of mankind",</text:p>
      <text:p text:style-name="P35"><text:tab/><text:tab/>"I live in the light of my muse",</text:p>
      <text:p text:style-name="P35"><text:tab/><text:tab/>"I am the master of my creation",</text:p>
      <text:p text:style-name="P35"><text:tab/><text:tab/>"I am one of a kind",</text:p>
      <text:p text:style-name="P35"><text:tab/><text:tab/>"No one can replace me",</text:p>
      <text:p text:style-name="P35"><text:tab/><text:tab/>"I'm original",</text:p>
      <text:p text:style-name="P35"><text:tab/><text:tab/>"I'm me",</text:p>
      <text:p text:style-name="P35"><text:tab/><text:tab/>"I am not alone",</text:p>
      <text:p text:style-name="P35"><text:tab/><text:tab/>"I am worth it",</text:p>
      <text:p text:style-name="P35"><text:tab/><text:tab/>"There is nothing wrong with me"</text:p>
      <text:p text:style-name="P35"><text:tab/>],</text:p>
      <text:p text:style-name="P35"><text:tab/>"means": [</text:p>
      <text:p text:style-name="P35"><text:tab/><text:tab/>"mind/AdobeArabic-Regular-32.vlw",</text:p>
      <text:p text:style-name="P35"><text:tab/><text:tab/>"mind/ComicSansMS-32.vlw",</text:p>
      <text:p text:style-name="P35"><text:tab/><text:tab/>"mind/DejaVuSerif-32.vlw",</text:p>
      <text:p text:style-name="P35"><text:tab/><text:tab/>"mind/Kalinga-Bold-32.vlw"</text:p>
      <text:p text:style-name="P35"><text:tab/>]</text:p>
      <text:p text:style-name="P35"/>
      <text:p text:style-name="P35"/>
      <text:p text:style-name="P35">}</text:p>
      <text:p text:style-name="P49"/>
      <text:p text:style-name="P49">Output</text:p>
      <text:p text:style-name="P49"/>
      <text:p text:style-name="P35">noonanoutput.png in folder</text:p>
      <text:p text:style-name="P6"/>
      <text:p text:style-name="P6">Omer Osman</text:p>
      <text:p text:style-name="P6"/>
      <text:p text:style-name="P50">Code</text:p>
      <text:p text:style-name="P50"><text:soft-page-break/></text:p>
      <text:p text:style-name="P36">import random</text:p>
      <text:p text:style-name="P36">import sys</text:p>
      <text:p text:style-name="P36">import time</text:p>
      <text:p text:style-name="P36"/>
      <text:p text:style-name="P36">def print_slow(str):</text:p>
      <text:p text:style-name="P36"><text:s text:c="4"/>for letter in str:</text:p>
      <text:p text:style-name="P36"><text:s text:c="8"/>sys.stdout.write(letter)</text:p>
      <text:p text:style-name="P36"><text:s text:c="8"/>sys.stdout.flush()</text:p>
      <text:p text:style-name="P36"><text:s text:c="8"/>time.sleep(0.03)</text:p>
      <text:p text:style-name="P36"/>
      <text:p text:style-name="P36">print_slow(("What is Life?").center(200)); print "\n"</text:p>
      <text:p text:style-name="P36">print_slow(("by Omer Osman").center(200)); print "\n"; print "\n"</text:p>
      <text:p text:style-name="P36"/>
      <text:p text:style-name="P36">Life = ["The existence of an individual human being or animal.",</text:p>
      <text:p text:style-name="P36"><text:s text:c="8"/>"A principle or force that is considered to underlie the distinctive quality of animate beings.",</text:p>
      <text:p text:style-name="P36"><text:s text:c="8"/>"The period of existence.",</text:p>
      <text:p text:style-name="P36"><text:s text:c="8"/>"The quality that distinguishes a vital and functional being from a dead body.",</text:p>
      <text:p text:style-name="P36"><text:s text:c="8"/>"The sequence of physical and mental experiences that make up the existence of an individual."]</text:p>
      <text:p text:style-name="P36"/>
      <text:p text:style-name="P36">Process_of_Life = ["In life we win and we lose.",</text:p>
      <text:p text:style-name="P36"><text:s text:c="19"/>"In life we rise and we fall.",</text:p>
      <text:p text:style-name="P36"><text:s text:c="19"/>"In life we fight and we win.",</text:p>
      <text:p text:style-name="P36"><text:s text:c="19"/>"In life we fight and we lose.",</text:p>
      <text:p text:style-name="P36"><text:s text:c="19"/>"In life we lose and we win.",</text:p>
      <text:p text:style-name="P36"><text:s text:c="19"/>"In life we are born and we die."]</text:p>
      <text:p text:style-name="P36"/>
      <text:p text:style-name="P36">And_People_Say = ["Life is what happens to you while you're busy making other plans.",</text:p>
      <text:p text:style-name="P36"><text:s text:c="18"/>"Life is not about waiting for the storm to pass. It's about learning to dance in the rain.",</text:p>
      <text:p text:style-name="P36"><text:s text:c="18"/>"Yesterday is history, tomorrow a mystery and today is a gift. That's why we call it the present.",</text:p>
      <text:p text:style-name="P36"><text:s text:c="18"/>"Live every day like it's your last.",</text:p>
      <text:p text:style-name="P36"><text:s text:c="18"/>"Dream as if you'll live forever. Live as if you'll die today."]</text:p>
      <text:p text:style-name="P36"/>
      <text:p text:style-name="P36">living = 0</text:p>
      <text:p text:style-name="P36">while living &lt; 10:</text:p>
      <text:p text:style-name="P36"><text:s text:c="4"/>print_slow(("What is Life?").center(200)); print "\n"</text:p>
      <text:p text:style-name="P36"><text:s text:c="4"/>print_slow(random.choice(Life).center(200)); print "\n"</text:p>
      <text:p text:style-name="P36"><text:s text:c="4"/>print_slow(random.choice(Process_of_Life).center(200)); print "\n"</text:p>
      <text:p text:style-name="P36"><text:s text:c="4"/>print_slow(random.choice(And_People_Say).center(200)); print "\n"</text:p>
      <text:p text:style-name="P36"><text:s text:c="4"/>living += 1</text:p>
      <text:p text:style-name="P36">print_slow("Fin")</text:p>
      <text:p text:style-name="P50"/>
      <text:p text:style-name="P50">Output</text:p>
      <text:p text:style-name="P50"/>
      <text:p text:style-name="P37">What is Life?</text:p>
      <text:p text:style-name="P37"/>
      <text:p text:style-name="P37">by Omer Osman</text:p>
      <text:p text:style-name="P37"/>
      <text:p text:style-name="P37"><text:soft-page-break/>What is Life?</text:p>
      <text:p text:style-name="P37"/>
      <text:p text:style-name="P37">The quality that distinguishes a vital and functional being from a dead body.</text:p>
      <text:p text:style-name="P37"/>
      <text:p text:style-name="P37">In life we fight and we lose.</text:p>
      <text:p text:style-name="P37"/>
      <text:p text:style-name="P37">Dream as if you'll live forever. Live as if you'll die today.</text:p>
      <text:p text:style-name="P37"/>
      <text:p text:style-name="P37">What is Life?</text:p>
      <text:p text:style-name="P37"/>
      <text:p text:style-name="P37">The period of existence.</text:p>
      <text:p text:style-name="P37"/>
      <text:p text:style-name="P37">In life we lose and we win.</text:p>
      <text:p text:style-name="P37"/>
      <text:p text:style-name="P37">Live every day like it's your last.</text:p>
      <text:p text:style-name="P37"/>
      <text:p text:style-name="P37">What is Life?</text:p>
      <text:p text:style-name="P37"/>
      <text:p text:style-name="P37">The period of existence.</text:p>
      <text:p text:style-name="P37"/>
      <text:p text:style-name="P37">In life we rise and we fall.</text:p>
      <text:p text:style-name="P37"/>
      <text:p text:style-name="P37">Life is what happens to you while you're busy making other plans.</text:p>
      <text:p text:style-name="P37"/>
      <text:p text:style-name="P37">What is Life?</text:p>
      <text:p text:style-name="P37"/>
      <text:p text:style-name="P37">The existence of an individual human being or animal.</text:p>
      <text:p text:style-name="P37"/>
      <text:p text:style-name="P37">In life we rise and we fall.</text:p>
      <text:p text:style-name="P37"/>
      <text:p text:style-name="P37">Live every day like it's your last.</text:p>
      <text:p text:style-name="P37"/>
      <text:p text:style-name="P37">What is Life?</text:p>
      <text:p text:style-name="P37"/>
      <text:p text:style-name="P37">The sequence of physical and mental experiences that make up the existence of an individual.</text:p>
      <text:p text:style-name="P37"/>
      <text:p text:style-name="P37">In life we rise and we fall.</text:p>
      <text:p text:style-name="P37"/>
      <text:p text:style-name="P37">Live every day like it's your last.</text:p>
      <text:p text:style-name="P37"/>
      <text:p text:style-name="P37">What is Life?</text:p>
      <text:p text:style-name="P37"/>
      <text:p text:style-name="P37">The quality that distinguishes a vital and functional being from a dead body.</text:p>
      <text:p text:style-name="P37"/>
      <text:p text:style-name="P37">In life we fight and we win.</text:p>
      <text:p text:style-name="P37"/>
      <text:p text:style-name="P37">Life is what happens to you while you're busy making other plans.</text:p>
      <text:p text:style-name="P37"/>
      <text:p text:style-name="P37">What is Life?</text:p>
      <text:p text:style-name="P37"><text:soft-page-break/></text:p>
      <text:p text:style-name="P37">The existence of an individual human being or animal.</text:p>
      <text:p text:style-name="P37"/>
      <text:p text:style-name="P37">In life we rise and we fall.</text:p>
      <text:p text:style-name="P37"/>
      <text:p text:style-name="P37">Life is not about waiting for the storm to pass. It's about learning to dance in the rain.</text:p>
      <text:p text:style-name="P37"/>
      <text:p text:style-name="P37">What is Life?</text:p>
      <text:p text:style-name="P37"/>
      <text:p text:style-name="P37">The period of existence.</text:p>
      <text:p text:style-name="P37"/>
      <text:p text:style-name="P37">In life we win and we lose.</text:p>
      <text:p text:style-name="P37"/>
      <text:p text:style-name="P37">Live every day like it's your last.</text:p>
      <text:p text:style-name="P37"/>
      <text:p text:style-name="P37">What is Life?</text:p>
      <text:p text:style-name="P37"/>
      <text:p text:style-name="P37">The sequence of physical and mental experiences that make up the existence of an individual.</text:p>
      <text:p text:style-name="P37"/>
      <text:p text:style-name="P37">In life we rise and we fall.</text:p>
      <text:p text:style-name="P37"/>
      <text:p text:style-name="P37">Dream as if you'll live forever. Live as if you'll die today.</text:p>
      <text:p text:style-name="P37"/>
      <text:p text:style-name="P37">What is Life?</text:p>
      <text:p text:style-name="P37"/>
      <text:p text:style-name="P37">A principle or force that is considered to underlie the distinctive quality of animate beings.</text:p>
      <text:p text:style-name="P37"/>
      <text:p text:style-name="P37">In life we win and we lose.</text:p>
      <text:p text:style-name="P37"/>
      <text:p text:style-name="P37">Live every day like it's your last.</text:p>
      <text:p text:style-name="P37"/>
      <text:p text:style-name="P38">Fin</text:p>
      <text:p text:style-name="P6"/>
      <text:p text:style-name="P6">Lareb Pirzada</text:p>
      <text:p text:style-name="P6"/>
      <text:p text:style-name="P51">Code</text:p>
      <text:p text:style-name="P51"/>
      <text:p text:style-name="P39">/*</text:p>
      <text:p text:style-name="P39"><text:s/>* To change this license header, choose License Headers in Project Properties.</text:p>
      <text:p text:style-name="P39"><text:s/>* To change this template file, choose Tools | Templates</text:p>
      <text:p text:style-name="P39"><text:s/>* and open the template in the editor.</text:p>
      <text:p text:style-name="P39"><text:s/>*/</text:p>
      <text:p text:style-name="P39">package art_code;</text:p>
      <text:p text:style-name="P39"/>
      <text:p text:style-name="P39">/**</text:p>
      <text:p text:style-name="P39"><text:s/>*</text:p>
      <text:p text:style-name="P39"><text:s/>* @author Lareb</text:p>
      <text:p text:style-name="P39"><text:s/>*/</text:p>
      <text:p text:style-name="P39">public class Art_Code {</text:p>
      <text:p text:style-name="P39"><text:soft-page-break/></text:p>
      <text:p text:style-name="P39"><text:s text:c="4"/></text:p>
      <text:p text:style-name="P39"><text:s text:c="3"/>public static void main(String[]args) throws Exception {</text:p>
      <text:p text:style-name="P39">{</text:p>
      <text:p text:style-name="P39">System.out.println("This is a poem by Lareb");</text:p>
      <text:p text:style-name="P39">System.out.println("It is called The Next Move");</text:p>
      <text:p text:style-name="P39">System.out.println("Enjoy!");</text:p>
      <text:p text:style-name="P39">String [] phrases = new String [8];</text:p>
      <text:p text:style-name="P39">phrases[0] = "Capture the moment";</text:p>
      <text:p text:style-name="P39">phrases[1] = "Don’t let it slip";</text:p>
      <text:p text:style-name="P39">phrases[2] = "Let life take you a bliss ";</text:p>
      <text:p text:style-name="P39">phrases[3] = "Enjoy the time";</text:p>
      <text:p text:style-name="P39">phrases[4] = "While you are alive ";</text:p>
      <text:p text:style-name="P39">phrases[5] = "For all you know ";</text:p>
      <text:p text:style-name="P39">phrases[6] = "This could be";</text:p>
      <text:p text:style-name="P39">phrases[7] = "Your last throw";</text:p>
      <text:p text:style-name="P39"/>
      <text:p text:style-name="P39"/>
      <text:p text:style-name="P39"/>
      <text:p text:style-name="P39">System.out.println();</text:p>
      <text:p text:style-name="P39">System.out.println();</text:p>
      <text:p text:style-name="P39">System.out.println(phrases[0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>System.out.println(phrases[1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>System.out.println(phrases[2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>System.out.println(phrases[3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>System.out.println(phrases[4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oft-page-break/><text:s text:c="4"/>Thread.currentThread().interrupt();</text:p>
      <text:p text:style-name="P39">}</text:p>
      <text:p text:style-name="P39">System.out.println(phrases[5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>System.out.println(phrases[6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>System.out.println(phrases[7]);</text:p>
      <text:p text:style-name="P39">try {</text:p>
      <text:p text:style-name="P39"><text:s text:c="4"/>Thread.sleep(4000); <text:s text:c="16"/>//1000 milliseconds is one second.</text:p>
      <text:p text:style-name="P39">} catch(InterruptedException ex) {</text:p>
      <text:p text:style-name="P39"><text:s text:c="4"/>Thread.currentThread().interrupt();</text:p>
      <text:p text:style-name="P39">}</text:p>
      <text:p text:style-name="P39"/>
      <text:p text:style-name="P39"/>
      <text:p text:style-name="P39">}</text:p>
      <text:p text:style-name="P39"><text:s text:c="3"/>}</text:p>
      <text:p text:style-name="P39">}</text:p>
      <text:p text:style-name="P51"/>
      <text:p text:style-name="P51">Output</text:p>
      <text:p text:style-name="P4"/>
      <text:p text:style-name="P7">?</text:p>
      <text:p text:style-name="P4"/>
      <text:p text:style-name="P4">Emily Rauseo</text:p>
      <text:p text:style-name="P1"/>
      <text:p text:style-name="P2">Code</text:p>
      <text:p text:style-name="P1"/>
      <text:p text:style-name="P1">import random</text:p>
      <text:p text:style-name="P1"/>
      <text:p text:style-name="P1">giving_up = 0</text:p>
      <text:p text:style-name="P1"/>
      <text:p text:style-name="P1">def wake_up():</text:p>
      <text:p text:style-name="P1"><text:s text:c="4"/>global giving_up</text:p>
      <text:p text:style-name="P1"><text:s text:c="4"/>print "When I woke up..."</text:p>
      <text:p text:style-name="P1"><text:s text:c="4"/>late_for_class = random.randint (0,6)</text:p>
      <text:p text:style-name="P1"><text:s text:c="4"/>if late_for_class == 1:</text:p>
      <text:p text:style-name="P1"><text:s text:c="8"/>giving_up += 5</text:p>
      <text:p text:style-name="P1"><text:s text:c="8"/>print "I was late for class."</text:p>
      <text:p text:style-name="P1"><text:s text:c="4"/>stuff_due = random.randint (0,5)</text:p>
      <text:p text:style-name="P1"><text:s text:c="4"/>if stuff_due == 1:</text:p>
      <text:p text:style-name="P1"><text:s text:c="8"/>giving_up += 5</text:p>
      <text:p text:style-name="P1"><text:s text:c="8"/>print "Assignments were due today."</text:p>
      <text:p text:style-name="P1"><text:soft-page-break/><text:s text:c="4"/>nightmare = random.randint (0,5)</text:p>
      <text:p text:style-name="P1"><text:s text:c="4"/>if nightmare == 1:</text:p>
      <text:p text:style-name="P1"><text:s text:c="8"/>giving_up += 5</text:p>
      <text:p text:style-name="P1"><text:s text:c="8"/>print "I had a nightmare."</text:p>
      <text:p text:style-name="P1"><text:s text:c="4"/>hours_slept = random.randint (4,12)</text:p>
      <text:p text:style-name="P1"><text:s text:c="4"/>if hours_slept &lt; 6:</text:p>
      <text:p text:style-name="P1"><text:s text:c="8"/>giving_up += 5</text:p>
      <text:p text:style-name="P1"><text:s text:c="8"/>print "I slept too little."</text:p>
      <text:p text:style-name="P1"><text:s text:c="4"/>if hours_slept &gt; 10:</text:p>
      <text:p text:style-name="P1"><text:s text:c="8"/>giving_up += 5</text:p>
      <text:p text:style-name="P1"><text:s text:c="8"/>print "I slept too much."</text:p>
      <text:p text:style-name="P1"><text:s text:c="4"/>took_medication = random.randint (0,4)</text:p>
      <text:p text:style-name="P1"><text:s text:c="4"/>if took_medication == 0:</text:p>
      <text:p text:style-name="P1"><text:s text:c="8"/>giving_up += 5</text:p>
      <text:p text:style-name="P1"><text:s text:c="8"/>print "I forgot to take my medication." </text:p>
      <text:p text:style-name="P1"><text:s text:c="4"/>bad_weather = random.randint (0,4)</text:p>
      <text:p text:style-name="P1"><text:s text:c="4"/>if bad_weather == 1:</text:p>
      <text:p text:style-name="P1"><text:s text:c="8"/>giving_up += 3</text:p>
      <text:p text:style-name="P1"><text:s text:c="8"/>print "The weather was bad." </text:p>
      <text:p text:style-name="P1"><text:s text:c="4"/>if late_for_class != 1 and stuff_due != 1 and nightmare != 1 and took_medication != 0 and bad_weather != 1:</text:p>
      <text:p text:style-name="P1"><text:s text:c="8"/>print "Everything was okay."</text:p>
      <text:p text:style-name="P1"/>
      <text:p text:style-name="P1">def what_happened():</text:p>
      <text:p text:style-name="P1"><text:s text:c="4"/>global giving_up</text:p>
      <text:p text:style-name="P1"><text:s text:c="4"/>physical_health = random.randint (1,3)</text:p>
      <text:p text:style-name="P1"><text:s text:c="4"/>if physical_health &lt; 3:</text:p>
      <text:p text:style-name="P1"><text:s text:c="8"/>giving_up += 3</text:p>
      <text:p text:style-name="P1"><text:s text:c="8"/>print "I didn't feel well."</text:p>
      <text:p text:style-name="P1"><text:s text:c="4"/>mental_health = random.randint (1,3)</text:p>
      <text:p text:style-name="P1"><text:s text:c="4"/>if mental_health &lt; 3:</text:p>
      <text:p text:style-name="P1"><text:s text:c="8"/>giving_up += 3</text:p>
      <text:p text:style-name="P1"><text:s text:c="8"/>print "I wasn't in a good mood."</text:p>
      <text:p text:style-name="P1"><text:s text:c="4"/>self_esteem = random.randint (-2, 2)</text:p>
      <text:p text:style-name="P1"><text:s text:c="4"/>if self_esteem &lt; 0:</text:p>
      <text:p text:style-name="P1"><text:s text:c="8"/>giving_up += 3</text:p>
      <text:p text:style-name="P1"><text:s text:c="8"/>print "I didn't feel good about myself."</text:p>
      <text:p text:style-name="P1"><text:s text:c="4"/>nourished = random.randint (0,4)</text:p>
      <text:p text:style-name="P1"><text:s text:c="4"/>if nourished == 0:</text:p>
      <text:p text:style-name="P1"><text:s text:c="8"/>giving_up += 2</text:p>
      <text:p text:style-name="P1"><text:s text:c="8"/>print "I didn't eat enough food."</text:p>
      <text:p text:style-name="P1"><text:s text:c="4"/>bad_news = random.randint (0,6)</text:p>
      <text:p text:style-name="P1"><text:s text:c="4"/>if bad_news == 1:</text:p>
      <text:p text:style-name="P1"><text:s text:c="8"/>giving_up += 2</text:p>
      <text:p text:style-name="P1"><text:s text:c="8"/>print "I heard something bad happened today."</text:p>
      <text:p text:style-name="P1"/>
      <text:p text:style-name="P1">wake_up()</text:p>
      <text:p text:style-name="P1">hour = 0</text:p>
      <text:p text:style-name="P1">while hour &lt; 12:</text:p>
      <text:p text:style-name="P1"><text:soft-page-break/><text:s text:c="4"/>if hour == 0:</text:p>
      <text:p text:style-name="P1"><text:s text:c="8"/>print "\n" + str(hour+1) + " hour after waking up..."</text:p>
      <text:p text:style-name="P1"><text:s text:c="4"/>else:</text:p>
      <text:p text:style-name="P1"><text:s text:c="8"/>print "\n" + str(hour+1) + " hours after waking up..."</text:p>
      <text:p text:style-name="P1"><text:s text:c="4"/>what_happened()</text:p>
      <text:p text:style-name="P1"><text:s text:c="4"/>g = random.randint(1,100)</text:p>
      <text:p text:style-name="P1"><text:s text:c="4"/>if g &gt; (int(float(giving_up)/3)):</text:p>
      <text:p text:style-name="P1"><text:s text:c="8"/>if g &gt; giving_up:</text:p>
      <text:p text:style-name="P1"><text:s text:c="12"/>if hour &lt; 11:</text:p>
      <text:p text:style-name="P1"><text:s text:c="16"/>print "I managed to get things done."</text:p>
      <text:p text:style-name="P1"><text:s text:c="12"/>if hour == 11:</text:p>
      <text:p text:style-name="P1"><text:s text:c="16"/>print "I managed to get through the whole day!"</text:p>
      <text:p text:style-name="P1"><text:s text:c="8"/>else:</text:p>
      <text:p text:style-name="P1"><text:s text:c="12"/>print "I couldn't get anything done."</text:p>
      <text:p text:style-name="P1"><text:s text:c="12"/>if hour == 11:</text:p>
      <text:p text:style-name="P1"><text:s text:c="20"/>print "I managed to get through the day!" <text:s text:c="11"/></text:p>
      <text:p text:style-name="P1"><text:s text:c="4"/>else:</text:p>
      <text:p text:style-name="P1"><text:s text:c="8"/>print "I couldn't do anything else today."</text:p>
      <text:p text:style-name="P1"><text:s text:c="8"/>break</text:p>
      <text:p text:style-name="P1"><text:s text:c="8"/></text:p>
      <text:p text:style-name="P1"><text:s text:c="4"/>hour += 1</text:p>
      <text:p text:style-name="P1"/>
      <text:p text:style-name="P2">Output</text:p>
      <text:p text:style-name="P2"/>
      <text:p text:style-name="P2">output #1</text:p>
      <text:p text:style-name="P2"/>
      <text:p text:style-name="P3">When I woke up...</text:p>
      <text:p text:style-name="P3">I was late for class.</text:p>
      <text:p text:style-name="P3">I slept too little.</text:p>
      <text:p text:style-name="P3">The weather was bad.</text:p>
      <text:p text:style-name="P3"/>
      <text:p text:style-name="P3">1 hour after waking up...</text:p>
      <text:p text:style-name="P3">I didn't feel well.</text:p>
      <text:p text:style-name="P3">I managed to get things done.</text:p>
      <text:p text:style-name="P3"/>
      <text:p text:style-name="P3">2 hours after waking up...</text:p>
      <text:p text:style-name="P3">I didn't feel well.</text:p>
      <text:p text:style-name="P3">I managed to get things done.</text:p>
      <text:p text:style-name="P3"/>
      <text:p text:style-name="P3">3 hours after waking up...</text:p>
      <text:p text:style-name="P3">I didn't feel well.</text:p>
      <text:p text:style-name="P3">I managed to get things done.</text:p>
      <text:p text:style-name="P3"/>
      <text:p text:style-name="P3">4 hours after waking up...</text:p>
      <text:p text:style-name="P3">I wasn't in a good mood.</text:p>
      <text:p text:style-name="P3">I managed to get things done.</text:p>
      <text:p text:style-name="P3"/>
      <text:p text:style-name="P3">5 hours after waking up...</text:p>
      <text:p text:style-name="P3">I didn't feel well.</text:p>
      <text:p text:style-name="P3"><text:soft-page-break/>I didn't feel good about myself.</text:p>
      <text:p text:style-name="P3">I managed to get things done.</text:p>
      <text:p text:style-name="P3"/>
      <text:p text:style-name="P3">6 hours after waking up...</text:p>
      <text:p text:style-name="P3">I didn't feel well.</text:p>
      <text:p text:style-name="P3">I wasn't in a good mood.</text:p>
      <text:p text:style-name="P3">I didn't feel good about myself.</text:p>
      <text:p text:style-name="P3">I couldn't do anything else today.</text:p>
      <text:p text:style-name="P3"/>
      <text:p text:style-name="P6">Uyen Uong</text:p>
      <text:p text:style-name="P6"/>
      <text:p text:style-name="P51">Code</text:p>
      <text:p text:style-name="P51"/>
      <text:p text:style-name="P51">WorkFunctions.h</text:p>
      <text:p text:style-name="P51"/>
      <text:p text:style-name="P39">#include &lt;stdlib.h&gt;</text:p>
      <text:p text:style-name="P39">#include &lt;stdio.h&gt;</text:p>
      <text:p text:style-name="P39">#include &lt;string.h&gt;</text:p>
      <text:p text:style-name="P39">#include &lt;pthread.h&gt;</text:p>
      <text:p text:style-name="P39">#include &lt;time.h&gt;</text:p>
      <text:p text:style-name="P39">#include &lt;unistd.h&gt;</text:p>
      <text:p text:style-name="P39"/>
      <text:p text:style-name="P39">#define UNEMPLOYED 1</text:p>
      <text:p text:style-name="P39">#define EMPLOYED 0</text:p>
      <text:p text:style-name="P39"/>
      <text:p text:style-name="P39">#define MAX_NUMBER_OF_JOBS 4</text:p>
      <text:p text:style-name="P39"/>
      <text:p text:style-name="P39">void Work(int PayPeriods) {</text:p>
      <text:p text:style-name="P39"><text:tab/>sleep(PayPeriods);</text:p>
      <text:p text:style-name="P39">}</text:p>
      <text:p text:style-name="P39"/>
      <text:p text:style-name="P39">void ANewDay() {</text:p>
      <text:p text:style-name="P39"><text:tab/>sleep(4);</text:p>
      <text:p text:style-name="P39">}</text:p>
      <text:p text:style-name="P39"/>
      <text:p text:style-name="P39">// 25% chance of something bad happening</text:p>
      <text:p text:style-name="P39">int LifeHappens() {</text:p>
      <text:p text:style-name="P39"><text:tab/>if (rand() % 4) return 0;</text:p>
      <text:p text:style-name="P39"><text:tab/>else return 1;</text:p>
      <text:p text:style-name="P39">}</text:p>
      <text:p text:style-name="P39"/>
      <text:p text:style-name="P39">// 5% chance of losing job</text:p>
      <text:p text:style-name="P39">int MaintainJob() {</text:p>
      <text:p text:style-name="P39"><text:tab/>if (rand() % 20) return 1;</text:p>
      <text:p text:style-name="P39"><text:tab/>else return 0;</text:p>
      <text:p text:style-name="P39">}</text:p>
      <text:p text:style-name="P39"/>
      <text:p text:style-name="P39">int CouldNotFindJob(int rejected) {</text:p>
      <text:p text:style-name="P39"><text:tab/>if (rejected) return UNEMPLOYED;</text:p>
      <text:p text:style-name="P39"><text:soft-page-break/><text:tab/>else return EMPLOYED;</text:p>
      <text:p text:style-name="P39">}</text:p>
      <text:p text:style-name="P39"/>
      <text:p text:style-name="P39">int PickJob() {</text:p>
      <text:p text:style-name="P39"><text:tab/>return rand() % 4;</text:p>
      <text:p text:style-name="P39">}</text:p>
      <text:p text:style-name="P39"/>
      <text:p text:style-name="P39">int GetJobPayPeriod() {</text:p>
      <text:p text:style-name="P39"><text:tab/>return rand() % 2;</text:p>
      <text:p text:style-name="P39">}</text:p>
      <text:p text:style-name="P39"/>
      <text:p text:style-name="P39">// 15 minutes is a year</text:p>
      <text:p text:style-name="P39">int Age(int seconds) {</text:p>
      <text:p text:style-name="P39"><text:tab/>return seconds / 900;</text:p>
      <text:p text:style-name="P39">}</text:p>
      <text:p text:style-name="P39"/>
      <text:p text:style-name="P39">// 0.001% of having a heart attack</text:p>
      <text:p text:style-name="P39">int HeartAttack() {</text:p>
      <text:p text:style-name="P39"><text:tab/>if (rand() % 10000) return 0;</text:p>
      <text:p text:style-name="P39"><text:tab/>else return 1;</text:p>
      <text:p text:style-name="P39">}</text:p>
      <text:p text:style-name="P39"/>
      <text:p text:style-name="P51">poem.c</text:p>
      <text:p text:style-name="P51"/>
      <text:p text:style-name="P39">#include &lt;stdlib.h&gt;</text:p>
      <text:p text:style-name="P39">#include &lt;stdio.h&gt;</text:p>
      <text:p text:style-name="P39">#include &lt;string.h&gt;</text:p>
      <text:p text:style-name="P39">#include &lt;pthread.h&gt;</text:p>
      <text:p text:style-name="P39">#include &lt;time.h&gt;</text:p>
      <text:p text:style-name="P39"/>
      <text:p text:style-name="P39">#include "WorkFunctions.h"</text:p>
      <text:p text:style-name="P39"/>
      <text:p text:style-name="P39">#define ALIVE 1</text:p>
      <text:p text:style-name="P39"/>
      <text:p text:style-name="P39">#define MINIMUM_WAGE 7.25</text:p>
      <text:p text:style-name="P39">#define MAX_NUMBER_OF_JOBS 4</text:p>
      <text:p text:style-name="P39"/>
      <text:p text:style-name="P39">#define UNEMPLOYED 1</text:p>
      <text:p text:style-name="P39">#define EMPLOYED 0</text:p>
      <text:p text:style-name="P39">#define RETIRED 0</text:p>
      <text:p text:style-name="P39">#define AMOUNT_TO_RETIRE 1000000</text:p>
      <text:p text:style-name="P39"/>
      <text:p text:style-name="P39">#define DEAD 1</text:p>
      <text:p text:style-name="P39"/>
      <text:p text:style-name="P39">// Important things to remember!!</text:p>
      <text:p text:style-name="P39">pthread_mutex_t bookKeeping = PTHREAD_MUTEX_INITIALIZER; </text:p>
      <text:p text:style-name="P39">pthread_t jobs[MAX_NUMBER_OF_JOBS];</text:p>
      <text:p text:style-name="P39"/>
      <text:p text:style-name="P39">// Starting off with nothing...</text:p>
      <text:p text:style-name="P39"><text:soft-page-break/>float savings = 0;</text:p>
      <text:p text:style-name="P39">int numberOfJobs = 0;</text:p>
      <text:p text:style-name="P39"/>
      <text:p text:style-name="P39">// Updating my list of jobs</text:p>
      <text:p text:style-name="P39">void LostJob() {</text:p>
      <text:p text:style-name="P39"><text:tab/>int index;</text:p>
      <text:p text:style-name="P39"><text:tab/>for (int i = 0; i &lt; numberOfJobs; i++) {</text:p>
      <text:p text:style-name="P39"><text:tab/><text:tab/>if (jobs[i] == pthread_self()) {</text:p>
      <text:p text:style-name="P39"><text:tab/><text:tab/><text:tab/>index = i;</text:p>
      <text:p text:style-name="P39"><text:tab/><text:tab/>}</text:p>
      <text:p text:style-name="P39"><text:tab/>}</text:p>
      <text:p text:style-name="P39"><text:tab/>for (int i = index + 1; i &lt; numberOfJobs; i++) {</text:p>
      <text:p text:style-name="P39"><text:tab/><text:tab/>jobs[i-1] = jobs[i];</text:p>
      <text:p text:style-name="P39"><text:tab/>}</text:p>
      <text:p text:style-name="P39"><text:tab/>numberOfJobs -= 1;</text:p>
      <text:p text:style-name="P39">}</text:p>
      <text:p text:style-name="P39"/>
      <text:p text:style-name="P39">// Working at a job</text:p>
      <text:p text:style-name="P39">void* GetAJob(void* jobTitle) {</text:p>
      <text:p text:style-name="P39"><text:tab/>// I got a job!</text:p>
      <text:p text:style-name="P39"><text:tab/>pthread_mutex_lock( &amp;bookKeeping ); <text:s text:c="4"/></text:p>
      <text:p text:style-name="P39"><text:tab/>numberOfJobs += 1;</text:p>
      <text:p text:style-name="P39"><text:tab/>pthread_mutex_unlock( &amp;bookKeeping );</text:p>
      <text:p text:style-name="P39"><text:tab/>printf("I got job %s. Number of jobs: %d\n", (char*) jobTitle, numberOfJobs);</text:p>
      <text:p text:style-name="P39"/>
      <text:p text:style-name="P39"><text:tab/>int PayPeriods = GetJobPayPeriod();</text:p>
      <text:p text:style-name="P39"/>
      <text:p text:style-name="P39"><text:tab/>// Working...</text:p>
      <text:p text:style-name="P39"><text:tab/>while (MaintainJob()) {</text:p>
      <text:p text:style-name="P39"/>
      <text:p text:style-name="P39"><text:tab/><text:tab/>Work(PayPeriods); </text:p>
      <text:p text:style-name="P39"/>
      <text:p text:style-name="P39"><text:tab/><text:tab/>// Access my records to add money to my savings</text:p>
      <text:p text:style-name="P39"><text:tab/><text:tab/>pthread_mutex_lock( &amp;bookKeeping ); <text:s text:c="4"/></text:p>
      <text:p text:style-name="P39"><text:tab/><text:tab/>savings += MINIMUM_WAGE;</text:p>
      <text:p text:style-name="P39"><text:tab/><text:tab/>pthread_mutex_unlock( &amp;bookKeeping );</text:p>
      <text:p text:style-name="P39"/>
      <text:p text:style-name="P39"><text:tab/><text:tab/>if (savings == AMOUNT_TO_RETIRE) {</text:p>
      <text:p text:style-name="P39"><text:tab/><text:tab/><text:tab/>printf("I have made enough money to retire!\n");</text:p>
      <text:p text:style-name="P39"><text:tab/><text:tab/><text:tab/>return NULL;</text:p>
      <text:p text:style-name="P39"><text:tab/><text:tab/>}</text:p>
      <text:p text:style-name="P39"><text:tab/>}</text:p>
      <text:p text:style-name="P39"/>
      <text:p text:style-name="P39"><text:tab/>// I lost my job! :*(</text:p>
      <text:p text:style-name="P39"><text:tab/>pthread_mutex_lock( &amp;bookKeeping ); <text:s text:c="4"/></text:p>
      <text:p text:style-name="P39"><text:tab/>LostJob();</text:p>
      <text:p text:style-name="P39"><text:tab/>pthread_mutex_unlock( &amp;bookKeeping );</text:p>
      <text:p text:style-name="P39"><text:tab/>printf("I lost my job %s!\n", (char*) jobTitle);</text:p>
      <text:p text:style-name="P39"/>
      <text:p text:style-name="P39"><text:soft-page-break/><text:tab/>return NULL;</text:p>
      <text:p text:style-name="P39">}</text:p>
      <text:p text:style-name="P39"/>
      <text:p text:style-name="P39">int main(int argc, char const *argv[])</text:p>
      <text:p text:style-name="P39">{</text:p>
      <text:p text:style-name="P39"><text:tab/>// Life's randomness begins</text:p>
      <text:p text:style-name="P39"><text:tab/>srand(time(NULL));</text:p>
      <text:p text:style-name="P39"/>
      <text:p text:style-name="P39"><text:tab/>// Becoming an adult...</text:p>
      <text:p text:style-name="P39"><text:tab/>time_t beginWorking = time(0);</text:p>
      <text:p text:style-name="P39"/>
      <text:p text:style-name="P39"><text:tab/>char* availableJobs[] = {</text:p>
      <text:p text:style-name="P39"><text:tab/><text:tab/>"JANITOR",</text:p>
      <text:p text:style-name="P39"><text:tab/><text:tab/>"DUNKIN' DONUTS CREW MEMBER",</text:p>
      <text:p text:style-name="P39"><text:tab/><text:tab/>"WAITRESS",</text:p>
      <text:p text:style-name="P39"><text:tab/><text:tab/>"RETAILS SALES REPRESENTATIVE",</text:p>
      <text:p text:style-name="P39"><text:tab/>};</text:p>
      <text:p text:style-name="P39"/>
      <text:p text:style-name="P39"><text:tab/>while(ALIVE) {</text:p>
      <text:p text:style-name="P39"/>
      <text:p text:style-name="P39"><text:tab/><text:tab/>if (numberOfJobs == 0 || numberOfJobs &lt; MAX_NUMBER_OF_JOBS){</text:p>
      <text:p text:style-name="P39"/>
      <text:p text:style-name="P39"><text:tab/><text:tab/><text:tab/>// I need to find a job!</text:p>
      <text:p text:style-name="P39"><text:tab/><text:tab/><text:tab/>printf("Looking for a job...\n");</text:p>
      <text:p text:style-name="P39"><text:tab/><text:tab/><text:tab/>int jobSearch = pthread_create( &amp;jobs[numberOfJobs], NULL, GetAJob, availableJobs[PickJob()] );</text:p>
      <text:p text:style-name="P39"/>
      <text:p text:style-name="P39"><text:tab/><text:tab/><text:tab/>if (CouldNotFindJob(jobSearch)) {</text:p>
      <text:p text:style-name="P39"><text:tab/><text:tab/><text:tab/><text:tab/>fprintf( stderr, "Could not find job! Now unemployed :( \n" );</text:p>
      <text:p text:style-name="P39"><text:tab/><text:tab/> <text:s text:c="3"/><text:tab/>return UNEMPLOYED;</text:p>
      <text:p text:style-name="P39"><text:tab/><text:tab/><text:tab/>}</text:p>
      <text:p text:style-name="P39"/>
      <text:p text:style-name="P39"><text:tab/><text:tab/>}</text:p>
      <text:p text:style-name="P39"/>
      <text:p text:style-name="P39"><text:tab/><text:tab/>if (LifeHappens()) {</text:p>
      <text:p text:style-name="P39"><text:tab/><text:tab/><text:tab/>// Gotta pay some bills</text:p>
      <text:p text:style-name="P39"><text:tab/><text:tab/><text:tab/>int bill = rand() % 500;</text:p>
      <text:p text:style-name="P39"><text:tab/><text:tab/><text:tab/>savings -= bill;</text:p>
      <text:p text:style-name="P39"/>
      <text:p text:style-name="P39"><text:tab/><text:tab/><text:tab/>printf("Life sucks...gotta pay $%d\n", bill);</text:p>
      <text:p text:style-name="P39"><text:tab/><text:tab/>}</text:p>
      <text:p text:style-name="P39"/>
      <text:p text:style-name="P39"><text:tab/><text:tab/>if (HeartAttack()) {</text:p>
      <text:p text:style-name="P39"><text:tab/><text:tab/><text:tab/>// I had a heart attack and died</text:p>
      <text:p text:style-name="P39"><text:tab/><text:tab/><text:tab/>printf("I DIED FROM OVERWORKING!\n");</text:p>
      <text:p text:style-name="P39"><text:tab/><text:tab/><text:tab/>return DEAD;</text:p>
      <text:p text:style-name="P39"><text:tab/><text:tab/>}</text:p>
      <text:p text:style-name="P39"/>
      <text:p text:style-name="P39"><text:tab/><text:tab/>if (savings == AMOUNT_TO_RETIRE) {</text:p>
      <text:p text:style-name="P39"><text:soft-page-break/><text:tab/><text:tab/><text:tab/>// I made enough money to retire!</text:p>
      <text:p text:style-name="P39"><text:tab/><text:tab/><text:tab/>printf("HALLLUJAH I AM RETIRING! :D Age %d\n", Age(difftime(time(0), beginWorking)) );</text:p>
      <text:p text:style-name="P39"><text:tab/><text:tab/><text:tab/>break;</text:p>
      <text:p text:style-name="P39"><text:tab/><text:tab/>}</text:p>
      <text:p text:style-name="P39"/>
      <text:p text:style-name="P39"><text:tab/><text:tab/>printf("Current savings balance: $%.2f\n", savings);</text:p>
      <text:p text:style-name="P39"/>
      <text:p text:style-name="P39"><text:tab/><text:tab/>ANewDay();</text:p>
      <text:p text:style-name="P39"><text:tab/>}</text:p>
      <text:p text:style-name="P39"/>
      <text:p text:style-name="P39"><text:tab/>// Quitting all jobs </text:p>
      <text:p text:style-name="P39"><text:tab/>for ( int i = 0 ; i &lt; numberOfJobs ; i++ ) {</text:p>
      <text:p text:style-name="P39"><text:tab/><text:tab/>pthread_join( jobs[i], NULL );</text:p>
      <text:p text:style-name="P39"><text:tab/>}</text:p>
      <text:p text:style-name="P39"/>
      <text:p text:style-name="P39"><text:tab/>return RETIRED;</text:p>
      <text:p text:style-name="P39"/>
      <text:p text:style-name="P39">}</text:p>
      <text:p text:style-name="P6"/>
      <text:p text:style-name="P51">a.out</text:p>
      <text:p text:style-name="P51"/>
      <text:p text:style-name="P39">Cannot open file</text:p>
      <text:p text:style-name="P39"/>
      <text:p text:style-name="P51">Output</text:p>
      <text:p text:style-name="P39"/>
      <text:p text:style-name="P39">?</text:p>
      <text:p text:style-name="P6"/>
      <text:p text:style-name="P6">Yihao Zhu</text:p>
      <text:p text:style-name="P6"/>
      <text:p text:style-name="P51">Code</text:p>
      <text:p text:style-name="P51"/>
      <text:p text:style-name="P39">#include &lt;string&gt;</text:p>
      <text:p text:style-name="P39">#include &lt;iostream&gt;</text:p>
      <text:p text:style-name="P39">using namespace std;</text:p>
      <text:p text:style-name="P39">void of_time_void_of_life(string &amp;of_flowers_falling, int o_abyss, int o_past){</text:p>
      <text:p text:style-name="P39"><text:s text:c="4"/>/*In front of my footpr*/int I_stopped = /*looking in t*/ o_abyss;</text:p>
      <text:p text:style-name="P39"><text:s text:c="4"/>/*In front of my last footpr*/int I_look_back = /*looking in t*/ o_past;</text:p>
      <text:p text:style-name="P39"><text:s text:c="4"/>while(I_stopped&lt;I_look_back){</text:p>
      <text:p text:style-name="P39"><text:s text:c="8"/>char ed=of_flowers_falling[I_stopped]; /*crying*/</text:p>
      <text:p text:style-name="P39"><text:s text:c="8"/>/*Moments, */of_flowers_falling[I_stopped++]=of_flowers_falling[I_look_back]; /*looking into my died dreams*/</text:p>
      <text:p text:style-name="P39"><text:s text:c="8"/>/*Are there any*/of_flowers_falling[I_look_back--]=ed; /*it my memory, ask my self*/</text:p>
      <text:p text:style-name="P39"><text:s text:c="4"/>}</text:p>
      <text:p text:style-name="P39">}</text:p>
      <text:p text:style-name="P39"/>
      <text:p text:style-name="P39">void swallows_everything_I_can_never_escape_that(string &amp;of_grievous_death) {</text:p>
      <text:p text:style-name="P39"/>
      <text:p text:style-name="P39"><text:s text:c="4"/>/*Never H*/int me=0, my_past=0;</text:p>
      <text:p text:style-name="P39"><text:soft-page-break/><text:s text:c="4"/>/*Never H*/int me_my_soul=0;</text:p>
      <text:p text:style-name="P39"><text:s text:c="4"/>/*Never H*/int me_my_destiny=of_grievous_death.length();/*of my life, is now to the end*/</text:p>
      <text:p text:style-name="P39"><text:s text:c="4"/>/*Never H*/int me_please=0;</text:p>
      <text:p text:style-name="P39"><text:s text:c="4"/>/*Po*/int at = me_my_destiny;</text:p>
      <text:p text:style-name="P39"><text:s text:c="4"/>while(true){ /*hero lasts*/</text:p>
      <text:p text:style-name="P39"><text:s text:c="8"/>while(me&lt;at &amp;&amp; of_grievous_death[me] == ' '){/*aningfulness, while*/ me++;}/*at is my body*/</text:p>
      <text:p text:style-name="P39"><text:s text:c="8"/>if(me==at) break; /*the law of soul*/</text:p>
      <text:p text:style-name="P39"><text:s text:c="8"/>if(me_please){/*get me out of there, get me out*/of_grievous_death[my_past++]=' ';} /*why always counts?*/</text:p>
      <text:p text:style-name="P39"><text:s text:c="8"/>/*Forgive*/ me_my_soul=my_past; /*even my none-existing future*/</text:p>
      <text:p text:style-name="P39"><text:s text:c="8"/>while(me&lt;at &amp;&amp; of_grievous_death[me] != ' ') {/*et soul of glorious sacrifice*/</text:p>
      <text:p text:style-name="P39"><text:s text:c="12"/>/*My future*/of_grievous_death[my_past]=of_grievous_death[me]; /*et, It's killing*/ my_past++; /*It's vanishing*/ me++;}</text:p>
      <text:p text:style-name="P39"><text:s text:c="8"/>/*Void*/ of_time_void_of_life(of_grievous_death,me_my_soul,my_past-1);/*my body, burns into dust, in vain*/</text:p>
      <text:p text:style-name="P39"><text:s text:c="8"/>/*Never help*/me_please++;</text:p>
      <text:p text:style-name="P39"/>
      <text:p text:style-name="P39"><text:s text:c="4"/>}</text:p>
      <text:p text:style-name="P39"/>
      <text:p text:style-name="P39"><text:s text:c="4"/>/*None of those strings*/of_grievous_death.resize(my_past);</text:p>
      <text:p text:style-name="P39"><text:s text:c="4"/>/*Void*/of_time_void_of_life(of_grievous_death,0,my_past-1); /*now is my whole life*/</text:p>
      <text:p text:style-name="P39">}</text:p>
      <text:p text:style-name="P39"/>
      <text:p text:style-name="P39">/*Sample usage*/</text:p>
      <text:p text:style-name="P39">int main(){</text:p>
      <text:p text:style-name="P39"><text:s text:c="4"/>string makes_the_story = "I do not derserve";</text:p>
      <text:p text:style-name="P39"><text:s text:c="4"/>swallows_everything_I_can_never_escape_that(makes_the_story);</text:p>
      <text:p text:style-name="P39"><text:s text:c="4"/>cout&lt;&lt;makes_the_story;</text:p>
      <text:p text:style-name="P39"><text:s text:c="4"/>//The output will be "derserve not do I"</text:p>
      <text:p text:style-name="P39">}</text:p>
      <text:p text:style-name="P51"/>
      <text:p text:style-name="P51">Output</text:p>
      <text:p text:style-name="P51"/>
      <text:p text:style-name="P40">Void of time void of life</text:p>
      <text:p text:style-name="P40">Yihao Zhu</text:p>
      <text:p text:style-name="P40"/>
      <text:p text:style-name="P40">String of flowers falling, into abyss, into past.</text:p>
      <text:p text:style-name="P40">In front of my footprint, I stopped, looking into abyss.</text:p>
      <text:p text:style-name="P40">In front of my last footprint, I look back, looking into past.</text:p>
      <text:p text:style-name="P40">While I stopped, I look back.</text:p>
      <text:p text:style-name="P40">Charred of flowers falling, I stopped crying.</text:p>
      <text:p text:style-name="P40">Moments, of flowers falling, I stopped,</text:p>
      <text:p text:style-name="P40">of flowers falling, I look back, looking into my died dreams.</text:p>
      <text:p text:style-name="P40">Are there any of flowers falling?</text:p>
      <text:p text:style-name="P40">I look back, edit my memory, ask my self.</text:p>
      <text:p text:style-name="P40">Void swallows everything. I can never escape that string of grievous</text:p>
      <text:p text:style-name="P40">death.</text:p>
      <text:p text:style-name="P40">Never hint me my past.</text:p>
      <text:p text:style-name="P40">Never hint me my soul.</text:p>
      <text:p text:style-name="P40"><text:soft-page-break/>Never hint me my destiny of grievous death.</text:p>
      <text:p text:style-name="P40">Length of my life, is now to the end.</text:p>
      <text:p text:style-name="P40">Never hint me, please!</text:p>
      <text:p text:style-name="P40">Point at me! My destiny.</text:p>
      <text:p text:style-name="P40">While true hero lasts,</text:p>
      <text:p text:style-name="P40">while meat of grievous death meaningfulness,</text:p>
      <text:p text:style-name="P40">while meat is my body,</text:p>
      <text:p text:style-name="P40">if meat break the law of soul,</text:p>
      <text:p text:style-name="P40">if me, please get me out of there, get me out of grievous death,</text:p>
      <text:p text:style-name="P40">my past why always counts?</text:p>
      <text:p text:style-name="P40">Forgive me, my soul, my past, even my none-existing future.</text:p>
      <text:p text:style-name="P40">While meat of grievous death meet soul of glorious sacrifice,</text:p>
      <text:p text:style-name="P40">My future of grievous death, my past of grievous death meet.</text:p>
      <text:p text:style-name="P40">It's killing my past, It’s vanishing me.</text:p>
      <text:p text:style-name="P40">Void of time void of life, of grievous death, me, my soul, my past, my</text:p>
      <text:p text:style-name="P40">body, burns into dust, in vain</text:p>
      <text:p text:style-name="P40">Never help me, please!</text:p>
      <text:p text:style-name="P40">None of those strings of grievous death resize my past.</text:p>
      <text:p text:style-name="P40">Void of time void of life, of grievous death,</text:p>
      <text:p text:style-name="P40">my past, now is my whole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Adobe Caslon Pro" svg:font-family="'Adobe Caslon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7:07:27.909000000</meta:creation-date>
    <meta:generator>LibreOffice/5.0.1.2$Windows_x86 LibreOffice_project/81898c9f5c0d43f3473ba111d7b351050be20261</meta:generator>
    <dc:date>2017-12-12T01:44:11.668000000</dc:date>
    <meta:editing-duration>PT6H33M50S</meta:editing-duration>
    <meta:editing-cycles>15</meta:editing-cycles>
    <meta:document-statistic meta:table-count="0" meta:image-count="0" meta:object-count="0" meta:page-count="49" meta:paragraph-count="1894" meta:word-count="7819" meta:character-count="61088" meta:non-whitespace-character-count="50190"/>
  </office:meta>
</office:document-meta>
</file>